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2.8600000000000003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2.446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2.8600000000000003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2.446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5991"/>
          <table:table-cell office:value-type="float" office:value="33.042"/>
          <table:table-cell office:value-type="float" office:value="29.97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18316.0"/>
          <table:table-cell office:value-type="float" office:value="0.0"/>
          <table:table-cell office:value-type="float" office:value="0.0"/>
          <table:table-cell office:value-type="float" office:value="10.8831"/>
          <table:table-cell office:value-type="float" office:value="10.356"/>
          <table:table-cell office:value-type="float" office:value="7.34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1088.0"/>
          <table:table-cell office:value-type="float" office:value="0.0"/>
          <table:table-cell office:value-type="float" office:value="0.0"/>
          <table:table-cell office:value-type="float" office:value="2.4601"/>
          <table:table-cell office:value-type="float" office:value="2.011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404.0"/>
          <table:table-cell office:value-type="float" office:value="238293.0"/>
          <table:table-cell office:value-type="float" office:value="903217.0"/>
          <table:table-cell office:value-type="float" office:value="236692.0"/>
          <table:table-cell office:value-type="float" office:value="0.0"/>
          <table:table-cell office:value-type="float" office:value="0.0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1.1514"/>
          <table:table-cell office:value-type="float" office:value="30.665"/>
          <table:table-cell office:value-type="float" office:value="27.56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032.0"/>
          <table:table-cell office:value-type="float" office:value="0.0"/>
          <table:table-cell office:value-type="float" office:value="0.0"/>
          <table:table-cell office:value-type="float" office:value="10.9692"/>
          <table:table-cell office:value-type="float" office:value="10.496"/>
          <table:table-cell office:value-type="float" office:value="7.5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21092.0"/>
          <table:table-cell office:value-type="float" office:value="0.0"/>
          <table:table-cell office:value-type="float" office:value="0.0"/>
          <table:table-cell office:value-type="float" office:value="2.57654"/>
          <table:table-cell office:value-type="float" office:value="2.097"/>
          <table:table-cell office:value-type="float" office:value="0.1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1.0"/>
          <table:table-cell office:value-type="float" office:value="1704.0"/>
          <table:table-cell office:value-type="float" office:value="238293.0"/>
          <table:table-cell office:value-type="float" office:value="903218.0"/>
          <table:table-cell office:value-type="float" office:value="236696.0"/>
          <table:table-cell office:value-type="float" office:value="0.0"/>
          <table:table-cell office:value-type="float" office:value="0.0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1.0117"/>
          <table:table-cell office:value-type="float" office:value="20.508"/>
          <table:table-cell office:value-type="float" office:value="17.28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18452.0"/>
          <table:table-cell office:value-type="float" office:value="0.0"/>
          <table:table-cell office:value-type="float" office:value="0.0"/>
          <table:table-cell office:value-type="float" office:value="12.1285"/>
          <table:table-cell office:value-type="float" office:value="11.599"/>
          <table:table-cell office:value-type="float" office:value="8.46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21880.0"/>
          <table:table-cell office:value-type="float" office:value="0.0"/>
          <table:table-cell office:value-type="float" office:value="0.0"/>
          <table:table-cell office:value-type="float" office:value="2.79258"/>
          <table:table-cell office:value-type="float" office:value="2.245"/>
          <table:table-cell office:value-type="float" office:value="0.2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4.0"/>
          <table:table-cell office:value-type="float" office:value="5123.0"/>
          <table:table-cell office:value-type="float" office:value="238293.0"/>
          <table:table-cell office:value-type="float" office:value="903217.0"/>
          <table:table-cell office:value-type="float" office:value="237940.0"/>
          <table:table-cell office:value-type="float" office:value="0.0"/>
          <table:table-cell office:value-type="float" office:value="0.0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5667"/>
          <table:table-cell office:value-type="float" office:value="14.044"/>
          <table:table-cell office:value-type="float" office:value="10.92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21880.0"/>
          <table:table-cell office:value-type="float" office:value="0.0"/>
          <table:table-cell office:value-type="float" office:value="0.0"/>
          <table:table-cell office:value-type="float" office:value="20.2044"/>
          <table:table-cell office:value-type="float" office:value="19.712"/>
          <table:table-cell office:value-type="float" office:value="16.67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21880.0"/>
          <table:table-cell office:value-type="float" office:value="0.0"/>
          <table:table-cell office:value-type="float" office:value="0.0"/>
          <table:table-cell office:value-type="float" office:value="2.69354"/>
          <table:table-cell office:value-type="float" office:value="2.135"/>
          <table:table-cell office:value-type="float" office:value="0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0.0"/>
          <table:table-cell office:value-type="float" office:value="1653.0"/>
          <table:table-cell office:value-type="float" office:value="238293.0"/>
          <table:table-cell office:value-type="float" office:value="903217.0"/>
          <table:table-cell office:value-type="float" office:value="236692.0"/>
          <table:table-cell office:value-type="float" office:value="0.0"/>
          <table:table-cell office:value-type="float" office:value="0.0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7.1554"/>
          <table:table-cell office:value-type="float" office:value="96.722"/>
          <table:table-cell office:value-type="float" office:value="93.64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300.0"/>
          <table:table-cell office:value-type="float" office:value="0.0"/>
          <table:table-cell office:value-type="float" office:value="0.0"/>
          <table:table-cell office:value-type="float" office:value="5.38338"/>
          <table:table-cell office:value-type="float" office:value="4.776"/>
          <table:table-cell office:value-type="float" office:value="1.63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21876.0"/>
          <table:table-cell office:value-type="float" office:value="0.0"/>
          <table:table-cell office:value-type="float" office:value="0.0"/>
          <table:table-cell office:value-type="float" office:value="3.15982"/>
          <table:table-cell office:value-type="float" office:value="2.72"/>
          <table:table-cell office:value-type="float" office:value="0.82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1968.0"/>
          <table:table-cell office:value-type="float" office:value="16105.0"/>
          <table:table-cell office:value-type="float" office:value="238293.0"/>
          <table:table-cell office:value-type="float" office:value="903218.0"/>
          <table:table-cell office:value-type="float" office:value="236696.0"/>
          <table:table-cell office:value-type="float" office:value="0.0"/>
          <table:table-cell office:value-type="float" office:value="0.0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3.6154"/>
          <table:table-cell office:value-type="float" office:value="12.902"/>
          <table:table-cell office:value-type="float" office:value="9.56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39524.0"/>
          <table:table-cell office:value-type="float" office:value="0.0"/>
          <table:table-cell office:value-type="float" office:value="0.0"/>
          <table:table-cell office:value-type="float" office:value="5.0344"/>
          <table:table-cell office:value-type="float" office:value="4.455"/>
          <table:table-cell office:value-type="float" office:value="1.0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37380.0"/>
          <table:table-cell office:value-type="float" office:value="0.0"/>
          <table:table-cell office:value-type="float" office:value="0.0"/>
          <table:table-cell office:value-type="float" office:value="2.94758"/>
          <table:table-cell office:value-type="float" office:value="2.398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5.0"/>
          <table:table-cell office:value-type="float" office:value="1835.0"/>
          <table:table-cell office:value-type="float" office:value="267415.0"/>
          <table:table-cell office:value-type="float" office:value="1013047.0"/>
          <table:table-cell office:value-type="float" office:value="251480.0"/>
          <table:table-cell office:value-type="float" office:value="0.0"/>
          <table:table-cell office:value-type="float" office:value="0.0"/>
          <table:table-cell table:formula="of:=MIN([.$B8];[.$O8];[.$AB8])" office:value-type="float"/>
          <table:table-cell table:formula="of:=MIN([.$C8];[.$P8];[.$AC8])" office:value-type="float"/>
          <table:table-cell table:formula="of:=MIN([.$D8];[.$Q8];[.$AD8])" office:value-type="float"/>
          <table:table-cell table:formula="of:=MIN([.$E8];[.$R8];[.$AE8])" office:value-type="float"/>
          <table:table-cell table:formula="of:=MIN([.$F8];[.$S8];[.$AF8])" office:value-type="float"/>
          <table:table-cell table:formula="of:=MIN([.$G8];[.$T8];[.$AG8])" office:value-type="float"/>
          <table:table-cell table:formula="of:=MIN([.$H8];[.$U8];[.$AH8])" office:value-type="float"/>
          <table:table-cell table:formula="of:=MIN([.$I8];[.$V8];[.$AI8])" office:value-type="float"/>
          <table:table-cell table:formula="of:=MIN([.$J8];[.$W8];[.$AJ8])" office:value-type="float"/>
          <table:table-cell table:formula="of:=MIN([.$K8];[.$X8];[.$AK8])" office:value-type="float"/>
          <table:table-cell table:formula="of:=MIN([.$L8];[.$Y8];[.$AL8])" office:value-type="float"/>
          <table:table-cell table:formula="of:=MIN([.$M8];[.$Z8];[.$AM8])" office:value-type="float"/>
          <table:table-cell table:formula="of:=MIN([.$N8];[.$AA8];[.$AN8])" office:value-type="float"/>
          <table:table-cell table:formula="of:=MEDIAN([.$B8];[.$O8];[.$AB8])" office:value-type="float"/>
          <table:table-cell table:formula="of:=MEDIAN([.$C8];[.$P8];[.$AC8])" office:value-type="float"/>
          <table:table-cell table:formula="of:=MEDIAN([.$D8];[.$Q8];[.$AD8])" office:value-type="float"/>
          <table:table-cell table:formula="of:=MEDIAN([.$E8];[.$R8];[.$AE8])" office:value-type="float"/>
          <table:table-cell table:formula="of:=MEDIAN([.$F8];[.$S8];[.$AF8])" office:value-type="float"/>
          <table:table-cell table:formula="of:=MEDIAN([.$G8];[.$T8];[.$AG8])" office:value-type="float"/>
          <table:table-cell table:formula="of:=MEDIAN([.$H8];[.$U8];[.$AH8])" office:value-type="float"/>
          <table:table-cell table:formula="of:=MEDIAN([.$I8];[.$V8];[.$AI8])" office:value-type="float"/>
          <table:table-cell table:formula="of:=MEDIAN([.$J8];[.$W8];[.$AJ8])" office:value-type="float"/>
          <table:table-cell table:formula="of:=MEDIAN([.$K8];[.$X8];[.$AK8])" office:value-type="float"/>
          <table:table-cell table:formula="of:=MEDIAN([.$L8];[.$Y8];[.$AL8])" office:value-type="float"/>
          <table:table-cell table:formula="of:=MEDIAN([.$M8];[.$Z8];[.$AM8])" office:value-type="float"/>
          <table:table-cell table:formula="of:=MEDIAN([.$N8];[.$AA8];[.$AN8])" office:value-type="float"/>
          <table:table-cell table:formula="of:=MAX([.$B8];[.$O8];[.$AB8])" office:value-type="float"/>
          <table:table-cell table:formula="of:=MAX([.$C8];[.$P8];[.$AC8])" office:value-type="float"/>
          <table:table-cell table:formula="of:=MAX([.$D8];[.$Q8];[.$AD8])" office:value-type="float"/>
          <table:table-cell table:formula="of:=MAX([.$E8];[.$R8];[.$AE8])" office:value-type="float"/>
          <table:table-cell table:formula="of:=MAX([.$F8];[.$S8];[.$AF8])" office:value-type="float"/>
          <table:table-cell table:formula="of:=MAX([.$G8];[.$T8];[.$AG8])" office:value-type="float"/>
          <table:table-cell table:formula="of:=MAX([.$H8];[.$U8];[.$AH8])" office:value-type="float"/>
          <table:table-cell table:formula="of:=MAX([.$I8];[.$V8];[.$AI8])" office:value-type="float"/>
          <table:table-cell table:formula="of:=MAX([.$J8];[.$W8];[.$AJ8])" office:value-type="float"/>
          <table:table-cell table:formula="of:=MAX([.$K8];[.$X8];[.$AK8])" office:value-type="float"/>
          <table:table-cell table:formula="of:=MAX([.$L8];[.$Y8];[.$AL8])" office:value-type="float"/>
          <table:table-cell table:formula="of:=MAX([.$M8];[.$Z8];[.$AM8])" office:value-type="float"/>
          <table:table-cell table:formula="of:=MAX([.$N8];[.$AA8];[.$AN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20.6458"/>
          <table:table-cell office:value-type="float" office:value="19.968"/>
          <table:table-cell office:value-type="float" office:value="16.6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40584.0"/>
          <table:table-cell office:value-type="float" office:value="0.0"/>
          <table:table-cell office:value-type="float" office:value="0.0"/>
          <table:table-cell office:value-type="float" office:value="9.14257"/>
          <table:table-cell office:value-type="float" office:value="8.554"/>
          <table:table-cell office:value-type="float" office:value="5.27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40572.0"/>
          <table:table-cell office:value-type="float" office:value="0.0"/>
          <table:table-cell office:value-type="float" office:value="0.0"/>
          <table:table-cell office:value-type="float" office:value="2.94003"/>
          <table:table-cell office:value-type="float" office:value="2.379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8.0"/>
          <table:table-cell office:value-type="float" office:value="1408.0"/>
          <table:table-cell office:value-type="float" office:value="267415.0"/>
          <table:table-cell office:value-type="float" office:value="1013047.0"/>
          <table:table-cell office:value-type="float" office:value="253724.0"/>
          <table:table-cell office:value-type="float" office:value="0.0"/>
          <table:table-cell office:value-type="float" office:value="0.0"/>
          <table:table-cell table:formula="of:=MIN([.$B9];[.$O9];[.$AB9])" office:value-type="float"/>
          <table:table-cell table:formula="of:=MIN([.$C9];[.$P9];[.$AC9])" office:value-type="float"/>
          <table:table-cell table:formula="of:=MIN([.$D9];[.$Q9];[.$AD9])" office:value-type="float"/>
          <table:table-cell table:formula="of:=MIN([.$E9];[.$R9];[.$AE9])" office:value-type="float"/>
          <table:table-cell table:formula="of:=MIN([.$F9];[.$S9];[.$AF9])" office:value-type="float"/>
          <table:table-cell table:formula="of:=MIN([.$G9];[.$T9];[.$AG9])" office:value-type="float"/>
          <table:table-cell table:formula="of:=MIN([.$H9];[.$U9];[.$AH9])" office:value-type="float"/>
          <table:table-cell table:formula="of:=MIN([.$I9];[.$V9];[.$AI9])" office:value-type="float"/>
          <table:table-cell table:formula="of:=MIN([.$J9];[.$W9];[.$AJ9])" office:value-type="float"/>
          <table:table-cell table:formula="of:=MIN([.$K9];[.$X9];[.$AK9])" office:value-type="float"/>
          <table:table-cell table:formula="of:=MIN([.$L9];[.$Y9];[.$AL9])" office:value-type="float"/>
          <table:table-cell table:formula="of:=MIN([.$M9];[.$Z9];[.$AM9])" office:value-type="float"/>
          <table:table-cell table:formula="of:=MIN([.$N9];[.$AA9];[.$AN9])" office:value-type="float"/>
          <table:table-cell table:formula="of:=MEDIAN([.$B9];[.$O9];[.$AB9])" office:value-type="float"/>
          <table:table-cell table:formula="of:=MEDIAN([.$C9];[.$P9];[.$AC9])" office:value-type="float"/>
          <table:table-cell table:formula="of:=MEDIAN([.$D9];[.$Q9];[.$AD9])" office:value-type="float"/>
          <table:table-cell table:formula="of:=MEDIAN([.$E9];[.$R9];[.$AE9])" office:value-type="float"/>
          <table:table-cell table:formula="of:=MEDIAN([.$F9];[.$S9];[.$AF9])" office:value-type="float"/>
          <table:table-cell table:formula="of:=MEDIAN([.$G9];[.$T9];[.$AG9])" office:value-type="float"/>
          <table:table-cell table:formula="of:=MEDIAN([.$H9];[.$U9];[.$AH9])" office:value-type="float"/>
          <table:table-cell table:formula="of:=MEDIAN([.$I9];[.$V9];[.$AI9])" office:value-type="float"/>
          <table:table-cell table:formula="of:=MEDIAN([.$J9];[.$W9];[.$AJ9])" office:value-type="float"/>
          <table:table-cell table:formula="of:=MEDIAN([.$K9];[.$X9];[.$AK9])" office:value-type="float"/>
          <table:table-cell table:formula="of:=MEDIAN([.$L9];[.$Y9];[.$AL9])" office:value-type="float"/>
          <table:table-cell table:formula="of:=MEDIAN([.$M9];[.$Z9];[.$AM9])" office:value-type="float"/>
          <table:table-cell table:formula="of:=MEDIAN([.$N9];[.$AA9];[.$AN9])" office:value-type="float"/>
          <table:table-cell table:formula="of:=MAX([.$B9];[.$O9];[.$AB9])" office:value-type="float"/>
          <table:table-cell table:formula="of:=MAX([.$C9];[.$P9];[.$AC9])" office:value-type="float"/>
          <table:table-cell table:formula="of:=MAX([.$D9];[.$Q9];[.$AD9])" office:value-type="float"/>
          <table:table-cell table:formula="of:=MAX([.$E9];[.$R9];[.$AE9])" office:value-type="float"/>
          <table:table-cell table:formula="of:=MAX([.$F9];[.$S9];[.$AF9])" office:value-type="float"/>
          <table:table-cell table:formula="of:=MAX([.$G9];[.$T9];[.$AG9])" office:value-type="float"/>
          <table:table-cell table:formula="of:=MAX([.$H9];[.$U9];[.$AH9])" office:value-type="float"/>
          <table:table-cell table:formula="of:=MAX([.$I9];[.$V9];[.$AI9])" office:value-type="float"/>
          <table:table-cell table:formula="of:=MAX([.$J9];[.$W9];[.$AJ9])" office:value-type="float"/>
          <table:table-cell table:formula="of:=MAX([.$K9];[.$X9];[.$AK9])" office:value-type="float"/>
          <table:table-cell table:formula="of:=MAX([.$L9];[.$Y9];[.$AL9])" office:value-type="float"/>
          <table:table-cell table:formula="of:=MAX([.$M9];[.$Z9];[.$AM9])" office:value-type="float"/>
          <table:table-cell table:formula="of:=MAX([.$N9];[.$AA9];[.$AN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7.1787"/>
          <table:table-cell office:value-type="float" office:value="36.683"/>
          <table:table-cell office:value-type="float" office:value="33.12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40576.0"/>
          <table:table-cell office:value-type="float" office:value="0.0"/>
          <table:table-cell office:value-type="float" office:value="0.0"/>
          <table:table-cell office:value-type="float" office:value="15.4232"/>
          <table:table-cell office:value-type="float" office:value="14.823"/>
          <table:table-cell office:value-type="float" office:value="11.42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38332.0"/>
          <table:table-cell office:value-type="float" office:value="0.0"/>
          <table:table-cell office:value-type="float" office:value="0.0"/>
          <table:table-cell office:value-type="float" office:value="2.96735"/>
          <table:table-cell office:value-type="float" office:value="2.434"/>
          <table:table-cell office:value-type="float" office:value="0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2.0"/>
          <table:table-cell office:value-type="float" office:value="3006.0"/>
          <table:table-cell office:value-type="float" office:value="267415.0"/>
          <table:table-cell office:value-type="float" office:value="1013048.0"/>
          <table:table-cell office:value-type="float" office:value="251880.0"/>
          <table:table-cell office:value-type="float" office:value="0.0"/>
          <table:table-cell office:value-type="float" office:value="0.0"/>
          <table:table-cell table:formula="of:=MIN([.$B10];[.$O10];[.$AB10])" office:value-type="float"/>
          <table:table-cell table:formula="of:=MIN([.$C10];[.$P10];[.$AC10])" office:value-type="float"/>
          <table:table-cell table:formula="of:=MIN([.$D10];[.$Q10];[.$AD10])" office:value-type="float"/>
          <table:table-cell table:formula="of:=MIN([.$E10];[.$R10];[.$AE10])" office:value-type="float"/>
          <table:table-cell table:formula="of:=MIN([.$F10];[.$S10];[.$AF10])" office:value-type="float"/>
          <table:table-cell table:formula="of:=MIN([.$G10];[.$T10];[.$AG10])" office:value-type="float"/>
          <table:table-cell table:formula="of:=MIN([.$H10];[.$U10];[.$AH10])" office:value-type="float"/>
          <table:table-cell table:formula="of:=MIN([.$I10];[.$V10];[.$AI10])" office:value-type="float"/>
          <table:table-cell table:formula="of:=MIN([.$J10];[.$W10];[.$AJ10])" office:value-type="float"/>
          <table:table-cell table:formula="of:=MIN([.$K10];[.$X10];[.$AK10])" office:value-type="float"/>
          <table:table-cell table:formula="of:=MIN([.$L10];[.$Y10];[.$AL10])" office:value-type="float"/>
          <table:table-cell table:formula="of:=MIN([.$M10];[.$Z10];[.$AM10])" office:value-type="float"/>
          <table:table-cell table:formula="of:=MIN([.$N10];[.$AA10];[.$AN10])" office:value-type="float"/>
          <table:table-cell table:formula="of:=MEDIAN([.$B10];[.$O10];[.$AB10])" office:value-type="float"/>
          <table:table-cell table:formula="of:=MEDIAN([.$C10];[.$P10];[.$AC10])" office:value-type="float"/>
          <table:table-cell table:formula="of:=MEDIAN([.$D10];[.$Q10];[.$AD10])" office:value-type="float"/>
          <table:table-cell table:formula="of:=MEDIAN([.$E10];[.$R10];[.$AE10])" office:value-type="float"/>
          <table:table-cell table:formula="of:=MEDIAN([.$F10];[.$S10];[.$AF10])" office:value-type="float"/>
          <table:table-cell table:formula="of:=MEDIAN([.$G10];[.$T10];[.$AG10])" office:value-type="float"/>
          <table:table-cell table:formula="of:=MEDIAN([.$H10];[.$U10];[.$AH10])" office:value-type="float"/>
          <table:table-cell table:formula="of:=MEDIAN([.$I10];[.$V10];[.$AI10])" office:value-type="float"/>
          <table:table-cell table:formula="of:=MEDIAN([.$J10];[.$W10];[.$AJ10])" office:value-type="float"/>
          <table:table-cell table:formula="of:=MEDIAN([.$K10];[.$X10];[.$AK10])" office:value-type="float"/>
          <table:table-cell table:formula="of:=MEDIAN([.$L10];[.$Y10];[.$AL10])" office:value-type="float"/>
          <table:table-cell table:formula="of:=MEDIAN([.$M10];[.$Z10];[.$AM10])" office:value-type="float"/>
          <table:table-cell table:formula="of:=MEDIAN([.$N10];[.$AA10];[.$AN10])" office:value-type="float"/>
          <table:table-cell table:formula="of:=MAX([.$B10];[.$O10];[.$AB10])" office:value-type="float"/>
          <table:table-cell table:formula="of:=MAX([.$C10];[.$P10];[.$AC10])" office:value-type="float"/>
          <table:table-cell table:formula="of:=MAX([.$D10];[.$Q10];[.$AD10])" office:value-type="float"/>
          <table:table-cell table:formula="of:=MAX([.$E10];[.$R10];[.$AE10])" office:value-type="float"/>
          <table:table-cell table:formula="of:=MAX([.$F10];[.$S10];[.$AF10])" office:value-type="float"/>
          <table:table-cell table:formula="of:=MAX([.$G10];[.$T10];[.$AG10])" office:value-type="float"/>
          <table:table-cell table:formula="of:=MAX([.$H10];[.$U10];[.$AH10])" office:value-type="float"/>
          <table:table-cell table:formula="of:=MAX([.$I10];[.$V10];[.$AI10])" office:value-type="float"/>
          <table:table-cell table:formula="of:=MAX([.$J10];[.$W10];[.$AJ10])" office:value-type="float"/>
          <table:table-cell table:formula="of:=MAX([.$K10];[.$X10];[.$AK10])" office:value-type="float"/>
          <table:table-cell table:formula="of:=MAX([.$L10];[.$Y10];[.$AL10])" office:value-type="float"/>
          <table:table-cell table:formula="of:=MAX([.$M10];[.$Z10];[.$AM10])" office:value-type="float"/>
          <table:table-cell table:formula="of:=MAX([.$N10];[.$AA10];[.$AN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3.547"/>
          <table:table-cell office:value-type="float" office:value="42.988"/>
          <table:table-cell office:value-type="float" office:value="39.61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40576.0"/>
          <table:table-cell office:value-type="float" office:value="0.0"/>
          <table:table-cell office:value-type="float" office:value="0.0"/>
          <table:table-cell office:value-type="float" office:value="10.8512"/>
          <table:table-cell office:value-type="float" office:value="10.341"/>
          <table:table-cell office:value-type="float" office:value="7.04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8068.0"/>
          <table:table-cell office:value-type="float" office:value="0.0"/>
          <table:table-cell office:value-type="float" office:value="0.0"/>
          <table:table-cell office:value-type="float" office:value="2.53078"/>
          <table:table-cell office:value-type="float" office:value="1.997"/>
          <table:table-cell office:value-type="float" office:value="0.1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5.0"/>
          <table:table-cell office:value-type="float" office:value="2789.0"/>
          <table:table-cell office:value-type="float" office:value="267415.0"/>
          <table:table-cell office:value-type="float" office:value="1013049.0"/>
          <table:table-cell office:value-type="float" office:value="253196.0"/>
          <table:table-cell office:value-type="float" office:value="0.0"/>
          <table:table-cell office:value-type="float" office:value="0.0"/>
          <table:table-cell table:formula="of:=MIN([.$B11];[.$O11];[.$AB11])" office:value-type="float"/>
          <table:table-cell table:formula="of:=MIN([.$C11];[.$P11];[.$AC11])" office:value-type="float"/>
          <table:table-cell table:formula="of:=MIN([.$D11];[.$Q11];[.$AD11])" office:value-type="float"/>
          <table:table-cell table:formula="of:=MIN([.$E11];[.$R11];[.$AE11])" office:value-type="float"/>
          <table:table-cell table:formula="of:=MIN([.$F11];[.$S11];[.$AF11])" office:value-type="float"/>
          <table:table-cell table:formula="of:=MIN([.$G11];[.$T11];[.$AG11])" office:value-type="float"/>
          <table:table-cell table:formula="of:=MIN([.$H11];[.$U11];[.$AH11])" office:value-type="float"/>
          <table:table-cell table:formula="of:=MIN([.$I11];[.$V11];[.$AI11])" office:value-type="float"/>
          <table:table-cell table:formula="of:=MIN([.$J11];[.$W11];[.$AJ11])" office:value-type="float"/>
          <table:table-cell table:formula="of:=MIN([.$K11];[.$X11];[.$AK11])" office:value-type="float"/>
          <table:table-cell table:formula="of:=MIN([.$L11];[.$Y11];[.$AL11])" office:value-type="float"/>
          <table:table-cell table:formula="of:=MIN([.$M11];[.$Z11];[.$AM11])" office:value-type="float"/>
          <table:table-cell table:formula="of:=MIN([.$N11];[.$AA11];[.$AN11])" office:value-type="float"/>
          <table:table-cell table:formula="of:=MEDIAN([.$B11];[.$O11];[.$AB11])" office:value-type="float"/>
          <table:table-cell table:formula="of:=MEDIAN([.$C11];[.$P11];[.$AC11])" office:value-type="float"/>
          <table:table-cell table:formula="of:=MEDIAN([.$D11];[.$Q11];[.$AD11])" office:value-type="float"/>
          <table:table-cell table:formula="of:=MEDIAN([.$E11];[.$R11];[.$AE11])" office:value-type="float"/>
          <table:table-cell table:formula="of:=MEDIAN([.$F11];[.$S11];[.$AF11])" office:value-type="float"/>
          <table:table-cell table:formula="of:=MEDIAN([.$G11];[.$T11];[.$AG11])" office:value-type="float"/>
          <table:table-cell table:formula="of:=MEDIAN([.$H11];[.$U11];[.$AH11])" office:value-type="float"/>
          <table:table-cell table:formula="of:=MEDIAN([.$I11];[.$V11];[.$AI11])" office:value-type="float"/>
          <table:table-cell table:formula="of:=MEDIAN([.$J11];[.$W11];[.$AJ11])" office:value-type="float"/>
          <table:table-cell table:formula="of:=MEDIAN([.$K11];[.$X11];[.$AK11])" office:value-type="float"/>
          <table:table-cell table:formula="of:=MEDIAN([.$L11];[.$Y11];[.$AL11])" office:value-type="float"/>
          <table:table-cell table:formula="of:=MEDIAN([.$M11];[.$Z11];[.$AM11])" office:value-type="float"/>
          <table:table-cell table:formula="of:=MEDIAN([.$N11];[.$AA11];[.$AN11])" office:value-type="float"/>
          <table:table-cell table:formula="of:=MAX([.$B11];[.$O11];[.$AB11])" office:value-type="float"/>
          <table:table-cell table:formula="of:=MAX([.$C11];[.$P11];[.$AC11])" office:value-type="float"/>
          <table:table-cell table:formula="of:=MAX([.$D11];[.$Q11];[.$AD11])" office:value-type="float"/>
          <table:table-cell table:formula="of:=MAX([.$E11];[.$R11];[.$AE11])" office:value-type="float"/>
          <table:table-cell table:formula="of:=MAX([.$F11];[.$S11];[.$AF11])" office:value-type="float"/>
          <table:table-cell table:formula="of:=MAX([.$G11];[.$T11];[.$AG11])" office:value-type="float"/>
          <table:table-cell table:formula="of:=MAX([.$H11];[.$U11];[.$AH11])" office:value-type="float"/>
          <table:table-cell table:formula="of:=MAX([.$I11];[.$V11];[.$AI11])" office:value-type="float"/>
          <table:table-cell table:formula="of:=MAX([.$J11];[.$W11];[.$AJ11])" office:value-type="float"/>
          <table:table-cell table:formula="of:=MAX([.$K11];[.$X11];[.$AK11])" office:value-type="float"/>
          <table:table-cell table:formula="of:=MAX([.$L11];[.$Y11];[.$AL11])" office:value-type="float"/>
          <table:table-cell table:formula="of:=MAX([.$M11];[.$Z11];[.$AM11])" office:value-type="float"/>
          <table:table-cell table:formula="of:=MAX([.$N11];[.$AA11];[.$AN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.1469"/>
          <table:table-cell office:value-type="float" office:value="9.529"/>
          <table:table-cell office:value-type="float" office:value="6.25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38336.0"/>
          <table:table-cell office:value-type="float" office:value="0.0"/>
          <table:table-cell office:value-type="float" office:value="0.0"/>
          <table:table-cell office:value-type="float" office:value="11.0645"/>
          <table:table-cell office:value-type="float" office:value="10.483"/>
          <table:table-cell office:value-type="float" office:value="7.19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39648.0"/>
          <table:table-cell office:value-type="float" office:value="0.0"/>
          <table:table-cell office:value-type="float" office:value="0.0"/>
          <table:table-cell office:value-type="float" office:value="3.17288"/>
          <table:table-cell office:value-type="float" office:value="2.701"/>
          <table:table-cell office:value-type="float" office:value="0.4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00.0"/>
          <table:table-cell office:value-type="float" office:value="10092.0"/>
          <table:table-cell office:value-type="float" office:value="267415.0"/>
          <table:table-cell office:value-type="float" office:value="1013049.0"/>
          <table:table-cell office:value-type="float" office:value="251876.0"/>
          <table:table-cell office:value-type="float" office:value="0.0"/>
          <table:table-cell office:value-type="float" office:value="0.0"/>
          <table:table-cell table:formula="of:=MIN([.$B12];[.$O12];[.$AB12])" office:value-type="float"/>
          <table:table-cell table:formula="of:=MIN([.$C12];[.$P12];[.$AC12])" office:value-type="float"/>
          <table:table-cell table:formula="of:=MIN([.$D12];[.$Q12];[.$AD12])" office:value-type="float"/>
          <table:table-cell table:formula="of:=MIN([.$E12];[.$R12];[.$AE12])" office:value-type="float"/>
          <table:table-cell table:formula="of:=MIN([.$F12];[.$S12];[.$AF12])" office:value-type="float"/>
          <table:table-cell table:formula="of:=MIN([.$G12];[.$T12];[.$AG12])" office:value-type="float"/>
          <table:table-cell table:formula="of:=MIN([.$H12];[.$U12];[.$AH12])" office:value-type="float"/>
          <table:table-cell table:formula="of:=MIN([.$I12];[.$V12];[.$AI12])" office:value-type="float"/>
          <table:table-cell table:formula="of:=MIN([.$J12];[.$W12];[.$AJ12])" office:value-type="float"/>
          <table:table-cell table:formula="of:=MIN([.$K12];[.$X12];[.$AK12])" office:value-type="float"/>
          <table:table-cell table:formula="of:=MIN([.$L12];[.$Y12];[.$AL12])" office:value-type="float"/>
          <table:table-cell table:formula="of:=MIN([.$M12];[.$Z12];[.$AM12])" office:value-type="float"/>
          <table:table-cell table:formula="of:=MIN([.$N12];[.$AA12];[.$AN12])" office:value-type="float"/>
          <table:table-cell table:formula="of:=MEDIAN([.$B12];[.$O12];[.$AB12])" office:value-type="float"/>
          <table:table-cell table:formula="of:=MEDIAN([.$C12];[.$P12];[.$AC12])" office:value-type="float"/>
          <table:table-cell table:formula="of:=MEDIAN([.$D12];[.$Q12];[.$AD12])" office:value-type="float"/>
          <table:table-cell table:formula="of:=MEDIAN([.$E12];[.$R12];[.$AE12])" office:value-type="float"/>
          <table:table-cell table:formula="of:=MEDIAN([.$F12];[.$S12];[.$AF12])" office:value-type="float"/>
          <table:table-cell table:formula="of:=MEDIAN([.$G12];[.$T12];[.$AG12])" office:value-type="float"/>
          <table:table-cell table:formula="of:=MEDIAN([.$H12];[.$U12];[.$AH12])" office:value-type="float"/>
          <table:table-cell table:formula="of:=MEDIAN([.$I12];[.$V12];[.$AI12])" office:value-type="float"/>
          <table:table-cell table:formula="of:=MEDIAN([.$J12];[.$W12];[.$AJ12])" office:value-type="float"/>
          <table:table-cell table:formula="of:=MEDIAN([.$K12];[.$X12];[.$AK12])" office:value-type="float"/>
          <table:table-cell table:formula="of:=MEDIAN([.$L12];[.$Y12];[.$AL12])" office:value-type="float"/>
          <table:table-cell table:formula="of:=MEDIAN([.$M12];[.$Z12];[.$AM12])" office:value-type="float"/>
          <table:table-cell table:formula="of:=MEDIAN([.$N12];[.$AA12];[.$AN12])" office:value-type="float"/>
          <table:table-cell table:formula="of:=MAX([.$B12];[.$O12];[.$AB12])" office:value-type="float"/>
          <table:table-cell table:formula="of:=MAX([.$C12];[.$P12];[.$AC12])" office:value-type="float"/>
          <table:table-cell table:formula="of:=MAX([.$D12];[.$Q12];[.$AD12])" office:value-type="float"/>
          <table:table-cell table:formula="of:=MAX([.$E12];[.$R12];[.$AE12])" office:value-type="float"/>
          <table:table-cell table:formula="of:=MAX([.$F12];[.$S12];[.$AF12])" office:value-type="float"/>
          <table:table-cell table:formula="of:=MAX([.$G12];[.$T12];[.$AG12])" office:value-type="float"/>
          <table:table-cell table:formula="of:=MAX([.$H12];[.$U12];[.$AH12])" office:value-type="float"/>
          <table:table-cell table:formula="of:=MAX([.$I12];[.$V12];[.$AI12])" office:value-type="float"/>
          <table:table-cell table:formula="of:=MAX([.$J12];[.$W12];[.$AJ12])" office:value-type="float"/>
          <table:table-cell table:formula="of:=MAX([.$K12];[.$X12];[.$AK12])" office:value-type="float"/>
          <table:table-cell table:formula="of:=MAX([.$L12];[.$Y12];[.$AL12])" office:value-type="float"/>
          <table:table-cell table:formula="of:=MAX([.$M12];[.$Z12];[.$AM12])" office:value-type="float"/>
          <table:table-cell table:formula="of:=MAX([.$N12];[.$AA12];[.$AN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1.5976"/>
          <table:table-cell office:value-type="float" office:value="21.211"/>
          <table:table-cell office:value-type="float" office:value="19.91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2136.0"/>
          <table:table-cell office:value-type="float" office:value="0.0"/>
          <table:table-cell office:value-type="float" office:value="0.0"/>
          <table:table-cell office:value-type="float" office:value="32.0469"/>
          <table:table-cell office:value-type="float" office:value="31.616"/>
          <table:table-cell office:value-type="float" office:value="30.32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5160.0"/>
          <table:table-cell office:value-type="float" office:value="0.0"/>
          <table:table-cell office:value-type="float" office:value="0.0"/>
          <table:table-cell office:value-type="float" office:value="1.10821"/>
          <table:table-cell office:value-type="float" office:value="0.694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690.0"/>
          <table:table-cell office:value-type="float" office:value="83773.0"/>
          <table:table-cell office:value-type="float" office:value="312066.0"/>
          <table:table-cell office:value-type="float" office:value="148928.0"/>
          <table:table-cell office:value-type="float" office:value="0.0"/>
          <table:table-cell office:value-type="float" office:value="0.0"/>
          <table:table-cell table:formula="of:=MIN([.$B13];[.$O13];[.$AB13])" office:value-type="float"/>
          <table:table-cell table:formula="of:=MIN([.$C13];[.$P13];[.$AC13])" office:value-type="float"/>
          <table:table-cell table:formula="of:=MIN([.$D13];[.$Q13];[.$AD13])" office:value-type="float"/>
          <table:table-cell table:formula="of:=MIN([.$E13];[.$R13];[.$AE13])" office:value-type="float"/>
          <table:table-cell table:formula="of:=MIN([.$F13];[.$S13];[.$AF13])" office:value-type="float"/>
          <table:table-cell table:formula="of:=MIN([.$G13];[.$T13];[.$AG13])" office:value-type="float"/>
          <table:table-cell table:formula="of:=MIN([.$H13];[.$U13];[.$AH13])" office:value-type="float"/>
          <table:table-cell table:formula="of:=MIN([.$I13];[.$V13];[.$AI13])" office:value-type="float"/>
          <table:table-cell table:formula="of:=MIN([.$J13];[.$W13];[.$AJ13])" office:value-type="float"/>
          <table:table-cell table:formula="of:=MIN([.$K13];[.$X13];[.$AK13])" office:value-type="float"/>
          <table:table-cell table:formula="of:=MIN([.$L13];[.$Y13];[.$AL13])" office:value-type="float"/>
          <table:table-cell table:formula="of:=MIN([.$M13];[.$Z13];[.$AM13])" office:value-type="float"/>
          <table:table-cell table:formula="of:=MIN([.$N13];[.$AA13];[.$AN13])" office:value-type="float"/>
          <table:table-cell table:formula="of:=MEDIAN([.$B13];[.$O13];[.$AB13])" office:value-type="float"/>
          <table:table-cell table:formula="of:=MEDIAN([.$C13];[.$P13];[.$AC13])" office:value-type="float"/>
          <table:table-cell table:formula="of:=MEDIAN([.$D13];[.$Q13];[.$AD13])" office:value-type="float"/>
          <table:table-cell table:formula="of:=MEDIAN([.$E13];[.$R13];[.$AE13])" office:value-type="float"/>
          <table:table-cell table:formula="of:=MEDIAN([.$F13];[.$S13];[.$AF13])" office:value-type="float"/>
          <table:table-cell table:formula="of:=MEDIAN([.$G13];[.$T13];[.$AG13])" office:value-type="float"/>
          <table:table-cell table:formula="of:=MEDIAN([.$H13];[.$U13];[.$AH13])" office:value-type="float"/>
          <table:table-cell table:formula="of:=MEDIAN([.$I13];[.$V13];[.$AI13])" office:value-type="float"/>
          <table:table-cell table:formula="of:=MEDIAN([.$J13];[.$W13];[.$AJ13])" office:value-type="float"/>
          <table:table-cell table:formula="of:=MEDIAN([.$K13];[.$X13];[.$AK13])" office:value-type="float"/>
          <table:table-cell table:formula="of:=MEDIAN([.$L13];[.$Y13];[.$AL13])" office:value-type="float"/>
          <table:table-cell table:formula="of:=MEDIAN([.$M13];[.$Z13];[.$AM13])" office:value-type="float"/>
          <table:table-cell table:formula="of:=MEDIAN([.$N13];[.$AA13];[.$AN13])" office:value-type="float"/>
          <table:table-cell table:formula="of:=MAX([.$B13];[.$O13];[.$AB13])" office:value-type="float"/>
          <table:table-cell table:formula="of:=MAX([.$C13];[.$P13];[.$AC13])" office:value-type="float"/>
          <table:table-cell table:formula="of:=MAX([.$D13];[.$Q13];[.$AD13])" office:value-type="float"/>
          <table:table-cell table:formula="of:=MAX([.$E13];[.$R13];[.$AE13])" office:value-type="float"/>
          <table:table-cell table:formula="of:=MAX([.$F13];[.$S13];[.$AF13])" office:value-type="float"/>
          <table:table-cell table:formula="of:=MAX([.$G13];[.$T13];[.$AG13])" office:value-type="float"/>
          <table:table-cell table:formula="of:=MAX([.$H13];[.$U13];[.$AH13])" office:value-type="float"/>
          <table:table-cell table:formula="of:=MAX([.$I13];[.$V13];[.$AI13])" office:value-type="float"/>
          <table:table-cell table:formula="of:=MAX([.$J13];[.$W13];[.$AJ13])" office:value-type="float"/>
          <table:table-cell table:formula="of:=MAX([.$K13];[.$X13];[.$AK13])" office:value-type="float"/>
          <table:table-cell table:formula="of:=MAX([.$L13];[.$Y13];[.$AL13])" office:value-type="float"/>
          <table:table-cell table:formula="of:=MAX([.$M13];[.$Z13];[.$AM13])" office:value-type="float"/>
          <table:table-cell table:formula="of:=MAX([.$N13];[.$AA13];[.$AN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3.3527"/>
          <table:table-cell office:value-type="float" office:value="12.996"/>
          <table:table-cell office:value-type="float" office:value="11.7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3236.0"/>
          <table:table-cell office:value-type="float" office:value="0.0"/>
          <table:table-cell office:value-type="float" office:value="0.0"/>
          <table:table-cell office:value-type="float" office:value="2.77697"/>
          <table:table-cell office:value-type="float" office:value="2.311"/>
          <table:table-cell office:value-type="float" office:value="1.06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5160.0"/>
          <table:table-cell office:value-type="float" office:value="0.0"/>
          <table:table-cell office:value-type="float" office:value="0.0"/>
          <table:table-cell office:value-type="float" office:value="1.27619"/>
          <table:table-cell office:value-type="float" office:value="0.77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598.0"/>
          <table:table-cell office:value-type="float" office:value="83773.0"/>
          <table:table-cell office:value-type="float" office:value="312066.0"/>
          <table:table-cell office:value-type="float" office:value="148932.0"/>
          <table:table-cell office:value-type="float" office:value="0.0"/>
          <table:table-cell office:value-type="float" office:value="0.0"/>
          <table:table-cell table:formula="of:=MIN([.$B14];[.$O14];[.$AB14])" office:value-type="float"/>
          <table:table-cell table:formula="of:=MIN([.$C14];[.$P14];[.$AC14])" office:value-type="float"/>
          <table:table-cell table:formula="of:=MIN([.$D14];[.$Q14];[.$AD14])" office:value-type="float"/>
          <table:table-cell table:formula="of:=MIN([.$E14];[.$R14];[.$AE14])" office:value-type="float"/>
          <table:table-cell table:formula="of:=MIN([.$F14];[.$S14];[.$AF14])" office:value-type="float"/>
          <table:table-cell table:formula="of:=MIN([.$G14];[.$T14];[.$AG14])" office:value-type="float"/>
          <table:table-cell table:formula="of:=MIN([.$H14];[.$U14];[.$AH14])" office:value-type="float"/>
          <table:table-cell table:formula="of:=MIN([.$I14];[.$V14];[.$AI14])" office:value-type="float"/>
          <table:table-cell table:formula="of:=MIN([.$J14];[.$W14];[.$AJ14])" office:value-type="float"/>
          <table:table-cell table:formula="of:=MIN([.$K14];[.$X14];[.$AK14])" office:value-type="float"/>
          <table:table-cell table:formula="of:=MIN([.$L14];[.$Y14];[.$AL14])" office:value-type="float"/>
          <table:table-cell table:formula="of:=MIN([.$M14];[.$Z14];[.$AM14])" office:value-type="float"/>
          <table:table-cell table:formula="of:=MIN([.$N14];[.$AA14];[.$AN14])" office:value-type="float"/>
          <table:table-cell table:formula="of:=MEDIAN([.$B14];[.$O14];[.$AB14])" office:value-type="float"/>
          <table:table-cell table:formula="of:=MEDIAN([.$C14];[.$P14];[.$AC14])" office:value-type="float"/>
          <table:table-cell table:formula="of:=MEDIAN([.$D14];[.$Q14];[.$AD14])" office:value-type="float"/>
          <table:table-cell table:formula="of:=MEDIAN([.$E14];[.$R14];[.$AE14])" office:value-type="float"/>
          <table:table-cell table:formula="of:=MEDIAN([.$F14];[.$S14];[.$AF14])" office:value-type="float"/>
          <table:table-cell table:formula="of:=MEDIAN([.$G14];[.$T14];[.$AG14])" office:value-type="float"/>
          <table:table-cell table:formula="of:=MEDIAN([.$H14];[.$U14];[.$AH14])" office:value-type="float"/>
          <table:table-cell table:formula="of:=MEDIAN([.$I14];[.$V14];[.$AI14])" office:value-type="float"/>
          <table:table-cell table:formula="of:=MEDIAN([.$J14];[.$W14];[.$AJ14])" office:value-type="float"/>
          <table:table-cell table:formula="of:=MEDIAN([.$K14];[.$X14];[.$AK14])" office:value-type="float"/>
          <table:table-cell table:formula="of:=MEDIAN([.$L14];[.$Y14];[.$AL14])" office:value-type="float"/>
          <table:table-cell table:formula="of:=MEDIAN([.$M14];[.$Z14];[.$AM14])" office:value-type="float"/>
          <table:table-cell table:formula="of:=MEDIAN([.$N14];[.$AA14];[.$AN14])" office:value-type="float"/>
          <table:table-cell table:formula="of:=MAX([.$B14];[.$O14];[.$AB14])" office:value-type="float"/>
          <table:table-cell table:formula="of:=MAX([.$C14];[.$P14];[.$AC14])" office:value-type="float"/>
          <table:table-cell table:formula="of:=MAX([.$D14];[.$Q14];[.$AD14])" office:value-type="float"/>
          <table:table-cell table:formula="of:=MAX([.$E14];[.$R14];[.$AE14])" office:value-type="float"/>
          <table:table-cell table:formula="of:=MAX([.$F14];[.$S14];[.$AF14])" office:value-type="float"/>
          <table:table-cell table:formula="of:=MAX([.$G14];[.$T14];[.$AG14])" office:value-type="float"/>
          <table:table-cell table:formula="of:=MAX([.$H14];[.$U14];[.$AH14])" office:value-type="float"/>
          <table:table-cell table:formula="of:=MAX([.$I14];[.$V14];[.$AI14])" office:value-type="float"/>
          <table:table-cell table:formula="of:=MAX([.$J14];[.$W14];[.$AJ14])" office:value-type="float"/>
          <table:table-cell table:formula="of:=MAX([.$K14];[.$X14];[.$AK14])" office:value-type="float"/>
          <table:table-cell table:formula="of:=MAX([.$L14];[.$Y14];[.$AL14])" office:value-type="float"/>
          <table:table-cell table:formula="of:=MAX([.$M14];[.$Z14];[.$AM14])" office:value-type="float"/>
          <table:table-cell table:formula="of:=MAX([.$N14];[.$AA14];[.$AN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7.1989"/>
          <table:table-cell office:value-type="float" office:value="16.838"/>
          <table:table-cell office:value-type="float" office:value="15.6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3536.0"/>
          <table:table-cell office:value-type="float" office:value="0.0"/>
          <table:table-cell office:value-type="float" office:value="0.0"/>
          <table:table-cell office:value-type="float" office:value="1.85018"/>
          <table:table-cell office:value-type="float" office:value="1.453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5716.0"/>
          <table:table-cell office:value-type="float" office:value="0.0"/>
          <table:table-cell office:value-type="float" office:value="0.0"/>
          <table:table-cell office:value-type="float" office:value="1.23422"/>
          <table:table-cell office:value-type="float" office:value="0.77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9.0"/>
          <table:table-cell office:value-type="float" office:value="708.0"/>
          <table:table-cell office:value-type="float" office:value="83773.0"/>
          <table:table-cell office:value-type="float" office:value="312066.0"/>
          <table:table-cell office:value-type="float" office:value="149916.0"/>
          <table:table-cell office:value-type="float" office:value="0.0"/>
          <table:table-cell office:value-type="float" office:value="0.0"/>
          <table:table-cell table:formula="of:=MIN([.$B15];[.$O15];[.$AB15])" office:value-type="float"/>
          <table:table-cell table:formula="of:=MIN([.$C15];[.$P15];[.$AC15])" office:value-type="float"/>
          <table:table-cell table:formula="of:=MIN([.$D15];[.$Q15];[.$AD15])" office:value-type="float"/>
          <table:table-cell table:formula="of:=MIN([.$E15];[.$R15];[.$AE15])" office:value-type="float"/>
          <table:table-cell table:formula="of:=MIN([.$F15];[.$S15];[.$AF15])" office:value-type="float"/>
          <table:table-cell table:formula="of:=MIN([.$G15];[.$T15];[.$AG15])" office:value-type="float"/>
          <table:table-cell table:formula="of:=MIN([.$H15];[.$U15];[.$AH15])" office:value-type="float"/>
          <table:table-cell table:formula="of:=MIN([.$I15];[.$V15];[.$AI15])" office:value-type="float"/>
          <table:table-cell table:formula="of:=MIN([.$J15];[.$W15];[.$AJ15])" office:value-type="float"/>
          <table:table-cell table:formula="of:=MIN([.$K15];[.$X15];[.$AK15])" office:value-type="float"/>
          <table:table-cell table:formula="of:=MIN([.$L15];[.$Y15];[.$AL15])" office:value-type="float"/>
          <table:table-cell table:formula="of:=MIN([.$M15];[.$Z15];[.$AM15])" office:value-type="float"/>
          <table:table-cell table:formula="of:=MIN([.$N15];[.$AA15];[.$AN15])" office:value-type="float"/>
          <table:table-cell table:formula="of:=MEDIAN([.$B15];[.$O15];[.$AB15])" office:value-type="float"/>
          <table:table-cell table:formula="of:=MEDIAN([.$C15];[.$P15];[.$AC15])" office:value-type="float"/>
          <table:table-cell table:formula="of:=MEDIAN([.$D15];[.$Q15];[.$AD15])" office:value-type="float"/>
          <table:table-cell table:formula="of:=MEDIAN([.$E15];[.$R15];[.$AE15])" office:value-type="float"/>
          <table:table-cell table:formula="of:=MEDIAN([.$F15];[.$S15];[.$AF15])" office:value-type="float"/>
          <table:table-cell table:formula="of:=MEDIAN([.$G15];[.$T15];[.$AG15])" office:value-type="float"/>
          <table:table-cell table:formula="of:=MEDIAN([.$H15];[.$U15];[.$AH15])" office:value-type="float"/>
          <table:table-cell table:formula="of:=MEDIAN([.$I15];[.$V15];[.$AI15])" office:value-type="float"/>
          <table:table-cell table:formula="of:=MEDIAN([.$J15];[.$W15];[.$AJ15])" office:value-type="float"/>
          <table:table-cell table:formula="of:=MEDIAN([.$K15];[.$X15];[.$AK15])" office:value-type="float"/>
          <table:table-cell table:formula="of:=MEDIAN([.$L15];[.$Y15];[.$AL15])" office:value-type="float"/>
          <table:table-cell table:formula="of:=MEDIAN([.$M15];[.$Z15];[.$AM15])" office:value-type="float"/>
          <table:table-cell table:formula="of:=MEDIAN([.$N15];[.$AA15];[.$AN15])" office:value-type="float"/>
          <table:table-cell table:formula="of:=MAX([.$B15];[.$O15];[.$AB15])" office:value-type="float"/>
          <table:table-cell table:formula="of:=MAX([.$C15];[.$P15];[.$AC15])" office:value-type="float"/>
          <table:table-cell table:formula="of:=MAX([.$D15];[.$Q15];[.$AD15])" office:value-type="float"/>
          <table:table-cell table:formula="of:=MAX([.$E15];[.$R15];[.$AE15])" office:value-type="float"/>
          <table:table-cell table:formula="of:=MAX([.$F15];[.$S15];[.$AF15])" office:value-type="float"/>
          <table:table-cell table:formula="of:=MAX([.$G15];[.$T15];[.$AG15])" office:value-type="float"/>
          <table:table-cell table:formula="of:=MAX([.$H15];[.$U15];[.$AH15])" office:value-type="float"/>
          <table:table-cell table:formula="of:=MAX([.$I15];[.$V15];[.$AI15])" office:value-type="float"/>
          <table:table-cell table:formula="of:=MAX([.$J15];[.$W15];[.$AJ15])" office:value-type="float"/>
          <table:table-cell table:formula="of:=MAX([.$K15];[.$X15];[.$AK15])" office:value-type="float"/>
          <table:table-cell table:formula="of:=MAX([.$L15];[.$Y15];[.$AL15])" office:value-type="float"/>
          <table:table-cell table:formula="of:=MAX([.$M15];[.$Z15];[.$AM15])" office:value-type="float"/>
          <table:table-cell table:formula="of:=MAX([.$N15];[.$AA15];[.$AN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5.8124"/>
          <table:table-cell office:value-type="float" office:value="25.402"/>
          <table:table-cell office:value-type="float" office:value="24.12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3536.0"/>
          <table:table-cell office:value-type="float" office:value="0.0"/>
          <table:table-cell office:value-type="float" office:value="0.0"/>
          <table:table-cell office:value-type="float" office:value="1.81217"/>
          <table:table-cell office:value-type="float" office:value="1.353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3536.0"/>
          <table:table-cell office:value-type="float" office:value="0.0"/>
          <table:table-cell office:value-type="float" office:value="0.0"/>
          <table:table-cell office:value-type="float" office:value="1.17743"/>
          <table:table-cell office:value-type="float" office:value="0.7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64.0"/>
          <table:table-cell office:value-type="float" office:value="83773.0"/>
          <table:table-cell office:value-type="float" office:value="312066.0"/>
          <table:table-cell office:value-type="float" office:value="147768.0"/>
          <table:table-cell office:value-type="float" office:value="0.0"/>
          <table:table-cell office:value-type="float" office:value="0.0"/>
          <table:table-cell table:formula="of:=MIN([.$B16];[.$O16];[.$AB16])" office:value-type="float"/>
          <table:table-cell table:formula="of:=MIN([.$C16];[.$P16];[.$AC16])" office:value-type="float"/>
          <table:table-cell table:formula="of:=MIN([.$D16];[.$Q16];[.$AD16])" office:value-type="float"/>
          <table:table-cell table:formula="of:=MIN([.$E16];[.$R16];[.$AE16])" office:value-type="float"/>
          <table:table-cell table:formula="of:=MIN([.$F16];[.$S16];[.$AF16])" office:value-type="float"/>
          <table:table-cell table:formula="of:=MIN([.$G16];[.$T16];[.$AG16])" office:value-type="float"/>
          <table:table-cell table:formula="of:=MIN([.$H16];[.$U16];[.$AH16])" office:value-type="float"/>
          <table:table-cell table:formula="of:=MIN([.$I16];[.$V16];[.$AI16])" office:value-type="float"/>
          <table:table-cell table:formula="of:=MIN([.$J16];[.$W16];[.$AJ16])" office:value-type="float"/>
          <table:table-cell table:formula="of:=MIN([.$K16];[.$X16];[.$AK16])" office:value-type="float"/>
          <table:table-cell table:formula="of:=MIN([.$L16];[.$Y16];[.$AL16])" office:value-type="float"/>
          <table:table-cell table:formula="of:=MIN([.$M16];[.$Z16];[.$AM16])" office:value-type="float"/>
          <table:table-cell table:formula="of:=MIN([.$N16];[.$AA16];[.$AN16])" office:value-type="float"/>
          <table:table-cell table:formula="of:=MEDIAN([.$B16];[.$O16];[.$AB16])" office:value-type="float"/>
          <table:table-cell table:formula="of:=MEDIAN([.$C16];[.$P16];[.$AC16])" office:value-type="float"/>
          <table:table-cell table:formula="of:=MEDIAN([.$D16];[.$Q16];[.$AD16])" office:value-type="float"/>
          <table:table-cell table:formula="of:=MEDIAN([.$E16];[.$R16];[.$AE16])" office:value-type="float"/>
          <table:table-cell table:formula="of:=MEDIAN([.$F16];[.$S16];[.$AF16])" office:value-type="float"/>
          <table:table-cell table:formula="of:=MEDIAN([.$G16];[.$T16];[.$AG16])" office:value-type="float"/>
          <table:table-cell table:formula="of:=MEDIAN([.$H16];[.$U16];[.$AH16])" office:value-type="float"/>
          <table:table-cell table:formula="of:=MEDIAN([.$I16];[.$V16];[.$AI16])" office:value-type="float"/>
          <table:table-cell table:formula="of:=MEDIAN([.$J16];[.$W16];[.$AJ16])" office:value-type="float"/>
          <table:table-cell table:formula="of:=MEDIAN([.$K16];[.$X16];[.$AK16])" office:value-type="float"/>
          <table:table-cell table:formula="of:=MEDIAN([.$L16];[.$Y16];[.$AL16])" office:value-type="float"/>
          <table:table-cell table:formula="of:=MEDIAN([.$M16];[.$Z16];[.$AM16])" office:value-type="float"/>
          <table:table-cell table:formula="of:=MEDIAN([.$N16];[.$AA16];[.$AN16])" office:value-type="float"/>
          <table:table-cell table:formula="of:=MAX([.$B16];[.$O16];[.$AB16])" office:value-type="float"/>
          <table:table-cell table:formula="of:=MAX([.$C16];[.$P16];[.$AC16])" office:value-type="float"/>
          <table:table-cell table:formula="of:=MAX([.$D16];[.$Q16];[.$AD16])" office:value-type="float"/>
          <table:table-cell table:formula="of:=MAX([.$E16];[.$R16];[.$AE16])" office:value-type="float"/>
          <table:table-cell table:formula="of:=MAX([.$F16];[.$S16];[.$AF16])" office:value-type="float"/>
          <table:table-cell table:formula="of:=MAX([.$G16];[.$T16];[.$AG16])" office:value-type="float"/>
          <table:table-cell table:formula="of:=MAX([.$H16];[.$U16];[.$AH16])" office:value-type="float"/>
          <table:table-cell table:formula="of:=MAX([.$I16];[.$V16];[.$AI16])" office:value-type="float"/>
          <table:table-cell table:formula="of:=MAX([.$J16];[.$W16];[.$AJ16])" office:value-type="float"/>
          <table:table-cell table:formula="of:=MAX([.$K16];[.$X16];[.$AK16])" office:value-type="float"/>
          <table:table-cell table:formula="of:=MAX([.$L16];[.$Y16];[.$AL16])" office:value-type="float"/>
          <table:table-cell table:formula="of:=MAX([.$M16];[.$Z16];[.$AM16])" office:value-type="float"/>
          <table:table-cell table:formula="of:=MAX([.$N16];[.$AA16];[.$AN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1.8165"/>
          <table:table-cell office:value-type="float" office:value="11.427"/>
          <table:table-cell office:value-type="float" office:value="10.03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4764.0"/>
          <table:table-cell office:value-type="float" office:value="0.0"/>
          <table:table-cell office:value-type="float" office:value="0.0"/>
          <table:table-cell office:value-type="float" office:value="10.5842"/>
          <table:table-cell office:value-type="float" office:value="10.12"/>
          <table:table-cell office:value-type="float" office:value="8.07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6660.0"/>
          <table:table-cell office:value-type="float" office:value="0.0"/>
          <table:table-cell office:value-type="float" office:value="0.0"/>
          <table:table-cell office:value-type="float" office:value="1.19296"/>
          <table:table-cell office:value-type="float" office:value="0.825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1.0"/>
          <table:table-cell office:value-type="float" office:value="509.0"/>
          <table:table-cell office:value-type="float" office:value="83773.0"/>
          <table:table-cell office:value-type="float" office:value="312066.0"/>
          <table:table-cell office:value-type="float" office:value="148928.0"/>
          <table:table-cell office:value-type="float" office:value="0.0"/>
          <table:table-cell office:value-type="float" office:value="0.0"/>
          <table:table-cell table:formula="of:=MIN([.$B17];[.$O17];[.$AB17])" office:value-type="float"/>
          <table:table-cell table:formula="of:=MIN([.$C17];[.$P17];[.$AC17])" office:value-type="float"/>
          <table:table-cell table:formula="of:=MIN([.$D17];[.$Q17];[.$AD17])" office:value-type="float"/>
          <table:table-cell table:formula="of:=MIN([.$E17];[.$R17];[.$AE17])" office:value-type="float"/>
          <table:table-cell table:formula="of:=MIN([.$F17];[.$S17];[.$AF17])" office:value-type="float"/>
          <table:table-cell table:formula="of:=MIN([.$G17];[.$T17];[.$AG17])" office:value-type="float"/>
          <table:table-cell table:formula="of:=MIN([.$H17];[.$U17];[.$AH17])" office:value-type="float"/>
          <table:table-cell table:formula="of:=MIN([.$I17];[.$V17];[.$AI17])" office:value-type="float"/>
          <table:table-cell table:formula="of:=MIN([.$J17];[.$W17];[.$AJ17])" office:value-type="float"/>
          <table:table-cell table:formula="of:=MIN([.$K17];[.$X17];[.$AK17])" office:value-type="float"/>
          <table:table-cell table:formula="of:=MIN([.$L17];[.$Y17];[.$AL17])" office:value-type="float"/>
          <table:table-cell table:formula="of:=MIN([.$M17];[.$Z17];[.$AM17])" office:value-type="float"/>
          <table:table-cell table:formula="of:=MIN([.$N17];[.$AA17];[.$AN17])" office:value-type="float"/>
          <table:table-cell table:formula="of:=MEDIAN([.$B17];[.$O17];[.$AB17])" office:value-type="float"/>
          <table:table-cell table:formula="of:=MEDIAN([.$C17];[.$P17];[.$AC17])" office:value-type="float"/>
          <table:table-cell table:formula="of:=MEDIAN([.$D17];[.$Q17];[.$AD17])" office:value-type="float"/>
          <table:table-cell table:formula="of:=MEDIAN([.$E17];[.$R17];[.$AE17])" office:value-type="float"/>
          <table:table-cell table:formula="of:=MEDIAN([.$F17];[.$S17];[.$AF17])" office:value-type="float"/>
          <table:table-cell table:formula="of:=MEDIAN([.$G17];[.$T17];[.$AG17])" office:value-type="float"/>
          <table:table-cell table:formula="of:=MEDIAN([.$H17];[.$U17];[.$AH17])" office:value-type="float"/>
          <table:table-cell table:formula="of:=MEDIAN([.$I17];[.$V17];[.$AI17])" office:value-type="float"/>
          <table:table-cell table:formula="of:=MEDIAN([.$J17];[.$W17];[.$AJ17])" office:value-type="float"/>
          <table:table-cell table:formula="of:=MEDIAN([.$K17];[.$X17];[.$AK17])" office:value-type="float"/>
          <table:table-cell table:formula="of:=MEDIAN([.$L17];[.$Y17];[.$AL17])" office:value-type="float"/>
          <table:table-cell table:formula="of:=MEDIAN([.$M17];[.$Z17];[.$AM17])" office:value-type="float"/>
          <table:table-cell table:formula="of:=MEDIAN([.$N17];[.$AA17];[.$AN17])" office:value-type="float"/>
          <table:table-cell table:formula="of:=MAX([.$B17];[.$O17];[.$AB17])" office:value-type="float"/>
          <table:table-cell table:formula="of:=MAX([.$C17];[.$P17];[.$AC17])" office:value-type="float"/>
          <table:table-cell table:formula="of:=MAX([.$D17];[.$Q17];[.$AD17])" office:value-type="float"/>
          <table:table-cell table:formula="of:=MAX([.$E17];[.$R17];[.$AE17])" office:value-type="float"/>
          <table:table-cell table:formula="of:=MAX([.$F17];[.$S17];[.$AF17])" office:value-type="float"/>
          <table:table-cell table:formula="of:=MAX([.$G17];[.$T17];[.$AG17])" office:value-type="float"/>
          <table:table-cell table:formula="of:=MAX([.$H17];[.$U17];[.$AH17])" office:value-type="float"/>
          <table:table-cell table:formula="of:=MAX([.$I17];[.$V17];[.$AI17])" office:value-type="float"/>
          <table:table-cell table:formula="of:=MAX([.$J17];[.$W17];[.$AJ17])" office:value-type="float"/>
          <table:table-cell table:formula="of:=MAX([.$K17];[.$X17];[.$AK17])" office:value-type="float"/>
          <table:table-cell table:formula="of:=MAX([.$L17];[.$Y17];[.$AL17])" office:value-type="float"/>
          <table:table-cell table:formula="of:=MAX([.$M17];[.$Z17];[.$AM17])" office:value-type="float"/>
          <table:table-cell table:formula="of:=MAX([.$N17];[.$AA17];[.$AN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3.9432"/>
          <table:table-cell office:value-type="float" office:value="13.422"/>
          <table:table-cell office:value-type="float" office:value="10.71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1360.0"/>
          <table:table-cell office:value-type="float" office:value="0.0"/>
          <table:table-cell office:value-type="float" office:value="0.0"/>
          <table:table-cell office:value-type="float" office:value="4.54078"/>
          <table:table-cell office:value-type="float" office:value="3.995"/>
          <table:table-cell office:value-type="float" office:value="1.53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0700.0"/>
          <table:table-cell office:value-type="float" office:value="0.0"/>
          <table:table-cell office:value-type="float" office:value="0.0"/>
          <table:table-cell office:value-type="float" office:value="2.48194"/>
          <table:table-cell office:value-type="float" office:value="2.083"/>
          <table:table-cell office:value-type="float" office:value="0.16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4.0"/>
          <table:table-cell office:value-type="float" office:value="1679.0"/>
          <table:table-cell office:value-type="float" office:value="221935.0"/>
          <table:table-cell office:value-type="float" office:value="840940.0"/>
          <table:table-cell office:value-type="float" office:value="227652.0"/>
          <table:table-cell office:value-type="float" office:value="0.0"/>
          <table:table-cell office:value-type="float" office:value="0.0"/>
          <table:table-cell table:formula="of:=MIN([.$B18];[.$O18];[.$AB18])" office:value-type="float"/>
          <table:table-cell table:formula="of:=MIN([.$C18];[.$P18];[.$AC18])" office:value-type="float"/>
          <table:table-cell table:formula="of:=MIN([.$D18];[.$Q18];[.$AD18])" office:value-type="float"/>
          <table:table-cell table:formula="of:=MIN([.$E18];[.$R18];[.$AE18])" office:value-type="float"/>
          <table:table-cell table:formula="of:=MIN([.$F18];[.$S18];[.$AF18])" office:value-type="float"/>
          <table:table-cell table:formula="of:=MIN([.$G18];[.$T18];[.$AG18])" office:value-type="float"/>
          <table:table-cell table:formula="of:=MIN([.$H18];[.$U18];[.$AH18])" office:value-type="float"/>
          <table:table-cell table:formula="of:=MIN([.$I18];[.$V18];[.$AI18])" office:value-type="float"/>
          <table:table-cell table:formula="of:=MIN([.$J18];[.$W18];[.$AJ18])" office:value-type="float"/>
          <table:table-cell table:formula="of:=MIN([.$K18];[.$X18];[.$AK18])" office:value-type="float"/>
          <table:table-cell table:formula="of:=MIN([.$L18];[.$Y18];[.$AL18])" office:value-type="float"/>
          <table:table-cell table:formula="of:=MIN([.$M18];[.$Z18];[.$AM18])" office:value-type="float"/>
          <table:table-cell table:formula="of:=MIN([.$N18];[.$AA18];[.$AN18])" office:value-type="float"/>
          <table:table-cell table:formula="of:=MEDIAN([.$B18];[.$O18];[.$AB18])" office:value-type="float"/>
          <table:table-cell table:formula="of:=MEDIAN([.$C18];[.$P18];[.$AC18])" office:value-type="float"/>
          <table:table-cell table:formula="of:=MEDIAN([.$D18];[.$Q18];[.$AD18])" office:value-type="float"/>
          <table:table-cell table:formula="of:=MEDIAN([.$E18];[.$R18];[.$AE18])" office:value-type="float"/>
          <table:table-cell table:formula="of:=MEDIAN([.$F18];[.$S18];[.$AF18])" office:value-type="float"/>
          <table:table-cell table:formula="of:=MEDIAN([.$G18];[.$T18];[.$AG18])" office:value-type="float"/>
          <table:table-cell table:formula="of:=MEDIAN([.$H18];[.$U18];[.$AH18])" office:value-type="float"/>
          <table:table-cell table:formula="of:=MEDIAN([.$I18];[.$V18];[.$AI18])" office:value-type="float"/>
          <table:table-cell table:formula="of:=MEDIAN([.$J18];[.$W18];[.$AJ18])" office:value-type="float"/>
          <table:table-cell table:formula="of:=MEDIAN([.$K18];[.$X18];[.$AK18])" office:value-type="float"/>
          <table:table-cell table:formula="of:=MEDIAN([.$L18];[.$Y18];[.$AL18])" office:value-type="float"/>
          <table:table-cell table:formula="of:=MEDIAN([.$M18];[.$Z18];[.$AM18])" office:value-type="float"/>
          <table:table-cell table:formula="of:=MEDIAN([.$N18];[.$AA18];[.$AN18])" office:value-type="float"/>
          <table:table-cell table:formula="of:=MAX([.$B18];[.$O18];[.$AB18])" office:value-type="float"/>
          <table:table-cell table:formula="of:=MAX([.$C18];[.$P18];[.$AC18])" office:value-type="float"/>
          <table:table-cell table:formula="of:=MAX([.$D18];[.$Q18];[.$AD18])" office:value-type="float"/>
          <table:table-cell table:formula="of:=MAX([.$E18];[.$R18];[.$AE18])" office:value-type="float"/>
          <table:table-cell table:formula="of:=MAX([.$F18];[.$S18];[.$AF18])" office:value-type="float"/>
          <table:table-cell table:formula="of:=MAX([.$G18];[.$T18];[.$AG18])" office:value-type="float"/>
          <table:table-cell table:formula="of:=MAX([.$H18];[.$U18];[.$AH18])" office:value-type="float"/>
          <table:table-cell table:formula="of:=MAX([.$I18];[.$V18];[.$AI18])" office:value-type="float"/>
          <table:table-cell table:formula="of:=MAX([.$J18];[.$W18];[.$AJ18])" office:value-type="float"/>
          <table:table-cell table:formula="of:=MAX([.$K18];[.$X18];[.$AK18])" office:value-type="float"/>
          <table:table-cell table:formula="of:=MAX([.$L18];[.$Y18];[.$AL18])" office:value-type="float"/>
          <table:table-cell table:formula="of:=MAX([.$M18];[.$Z18];[.$AM18])" office:value-type="float"/>
          <table:table-cell table:formula="of:=MAX([.$N18];[.$AA18];[.$AN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8.5346"/>
          <table:table-cell office:value-type="float" office:value="17.987"/>
          <table:table-cell office:value-type="float" office:value="15.06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4136.0"/>
          <table:table-cell office:value-type="float" office:value="0.0"/>
          <table:table-cell office:value-type="float" office:value="0.0"/>
          <table:table-cell office:value-type="float" office:value="7.23649"/>
          <table:table-cell office:value-type="float" office:value="6.71"/>
          <table:table-cell office:value-type="float" office:value="3.7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2280.0"/>
          <table:table-cell office:value-type="float" office:value="0.0"/>
          <table:table-cell office:value-type="float" office:value="0.0"/>
          <table:table-cell office:value-type="float" office:value="2.50785"/>
          <table:table-cell office:value-type="float" office:value="2.071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06.0"/>
          <table:table-cell office:value-type="float" office:value="3386.0"/>
          <table:table-cell office:value-type="float" office:value="221935.0"/>
          <table:table-cell office:value-type="float" office:value="840939.0"/>
          <table:table-cell office:value-type="float" office:value="230080.0"/>
          <table:table-cell office:value-type="float" office:value="0.0"/>
          <table:table-cell office:value-type="float" office:value="0.0"/>
          <table:table-cell table:formula="of:=MIN([.$B19];[.$O19];[.$AB19])" office:value-type="float"/>
          <table:table-cell table:formula="of:=MIN([.$C19];[.$P19];[.$AC19])" office:value-type="float"/>
          <table:table-cell table:formula="of:=MIN([.$D19];[.$Q19];[.$AD19])" office:value-type="float"/>
          <table:table-cell table:formula="of:=MIN([.$E19];[.$R19];[.$AE19])" office:value-type="float"/>
          <table:table-cell table:formula="of:=MIN([.$F19];[.$S19];[.$AF19])" office:value-type="float"/>
          <table:table-cell table:formula="of:=MIN([.$G19];[.$T19];[.$AG19])" office:value-type="float"/>
          <table:table-cell table:formula="of:=MIN([.$H19];[.$U19];[.$AH19])" office:value-type="float"/>
          <table:table-cell table:formula="of:=MIN([.$I19];[.$V19];[.$AI19])" office:value-type="float"/>
          <table:table-cell table:formula="of:=MIN([.$J19];[.$W19];[.$AJ19])" office:value-type="float"/>
          <table:table-cell table:formula="of:=MIN([.$K19];[.$X19];[.$AK19])" office:value-type="float"/>
          <table:table-cell table:formula="of:=MIN([.$L19];[.$Y19];[.$AL19])" office:value-type="float"/>
          <table:table-cell table:formula="of:=MIN([.$M19];[.$Z19];[.$AM19])" office:value-type="float"/>
          <table:table-cell table:formula="of:=MIN([.$N19];[.$AA19];[.$AN19])" office:value-type="float"/>
          <table:table-cell table:formula="of:=MEDIAN([.$B19];[.$O19];[.$AB19])" office:value-type="float"/>
          <table:table-cell table:formula="of:=MEDIAN([.$C19];[.$P19];[.$AC19])" office:value-type="float"/>
          <table:table-cell table:formula="of:=MEDIAN([.$D19];[.$Q19];[.$AD19])" office:value-type="float"/>
          <table:table-cell table:formula="of:=MEDIAN([.$E19];[.$R19];[.$AE19])" office:value-type="float"/>
          <table:table-cell table:formula="of:=MEDIAN([.$F19];[.$S19];[.$AF19])" office:value-type="float"/>
          <table:table-cell table:formula="of:=MEDIAN([.$G19];[.$T19];[.$AG19])" office:value-type="float"/>
          <table:table-cell table:formula="of:=MEDIAN([.$H19];[.$U19];[.$AH19])" office:value-type="float"/>
          <table:table-cell table:formula="of:=MEDIAN([.$I19];[.$V19];[.$AI19])" office:value-type="float"/>
          <table:table-cell table:formula="of:=MEDIAN([.$J19];[.$W19];[.$AJ19])" office:value-type="float"/>
          <table:table-cell table:formula="of:=MEDIAN([.$K19];[.$X19];[.$AK19])" office:value-type="float"/>
          <table:table-cell table:formula="of:=MEDIAN([.$L19];[.$Y19];[.$AL19])" office:value-type="float"/>
          <table:table-cell table:formula="of:=MEDIAN([.$M19];[.$Z19];[.$AM19])" office:value-type="float"/>
          <table:table-cell table:formula="of:=MEDIAN([.$N19];[.$AA19];[.$AN19])" office:value-type="float"/>
          <table:table-cell table:formula="of:=MAX([.$B19];[.$O19];[.$AB19])" office:value-type="float"/>
          <table:table-cell table:formula="of:=MAX([.$C19];[.$P19];[.$AC19])" office:value-type="float"/>
          <table:table-cell table:formula="of:=MAX([.$D19];[.$Q19];[.$AD19])" office:value-type="float"/>
          <table:table-cell table:formula="of:=MAX([.$E19];[.$R19];[.$AE19])" office:value-type="float"/>
          <table:table-cell table:formula="of:=MAX([.$F19];[.$S19];[.$AF19])" office:value-type="float"/>
          <table:table-cell table:formula="of:=MAX([.$G19];[.$T19];[.$AG19])" office:value-type="float"/>
          <table:table-cell table:formula="of:=MAX([.$H19];[.$U19];[.$AH19])" office:value-type="float"/>
          <table:table-cell table:formula="of:=MAX([.$I19];[.$V19];[.$AI19])" office:value-type="float"/>
          <table:table-cell table:formula="of:=MAX([.$J19];[.$W19];[.$AJ19])" office:value-type="float"/>
          <table:table-cell table:formula="of:=MAX([.$K19];[.$X19];[.$AK19])" office:value-type="float"/>
          <table:table-cell table:formula="of:=MAX([.$L19];[.$Y19];[.$AL19])" office:value-type="float"/>
          <table:table-cell table:formula="of:=MAX([.$M19];[.$Z19];[.$AM19])" office:value-type="float"/>
          <table:table-cell table:formula="of:=MAX([.$N19];[.$AA19];[.$AN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9.88813"/>
          <table:table-cell office:value-type="float" office:value="9.366"/>
          <table:table-cell office:value-type="float" office:value="6.67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1752.0"/>
          <table:table-cell office:value-type="float" office:value="0.0"/>
          <table:table-cell office:value-type="float" office:value="0.0"/>
          <table:table-cell office:value-type="float" office:value="6.47042"/>
          <table:table-cell office:value-type="float" office:value="5.9"/>
          <table:table-cell office:value-type="float" office:value="2.96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4132.0"/>
          <table:table-cell office:value-type="float" office:value="0.0"/>
          <table:table-cell office:value-type="float" office:value="0.0"/>
          <table:table-cell office:value-type="float" office:value="3.29068"/>
          <table:table-cell office:value-type="float" office:value="2.873"/>
          <table:table-cell office:value-type="float" office:value="0.96"/>
          <table:table-cell office:value-type="float" office:value="1.0"/>
          <table:table-cell office:value-type="float" office:value="0.0"/>
          <table:table-cell office:value-type="float" office:value="6.0"/>
          <table:table-cell office:value-type="float" office:value="1248.0"/>
          <table:table-cell office:value-type="float" office:value="23941.0"/>
          <table:table-cell office:value-type="float" office:value="221935.0"/>
          <table:table-cell office:value-type="float" office:value="840939.0"/>
          <table:table-cell office:value-type="float" office:value="229552.0"/>
          <table:table-cell office:value-type="float" office:value="0.0"/>
          <table:table-cell office:value-type="float" office:value="0.0"/>
          <table:table-cell table:formula="of:=MIN([.$B20];[.$O20];[.$AB20])" office:value-type="float"/>
          <table:table-cell table:formula="of:=MIN([.$C20];[.$P20];[.$AC20])" office:value-type="float"/>
          <table:table-cell table:formula="of:=MIN([.$D20];[.$Q20];[.$AD20])" office:value-type="float"/>
          <table:table-cell table:formula="of:=MIN([.$E20];[.$R20];[.$AE20])" office:value-type="float"/>
          <table:table-cell table:formula="of:=MIN([.$F20];[.$S20];[.$AF20])" office:value-type="float"/>
          <table:table-cell table:formula="of:=MIN([.$G20];[.$T20];[.$AG20])" office:value-type="float"/>
          <table:table-cell table:formula="of:=MIN([.$H20];[.$U20];[.$AH20])" office:value-type="float"/>
          <table:table-cell table:formula="of:=MIN([.$I20];[.$V20];[.$AI20])" office:value-type="float"/>
          <table:table-cell table:formula="of:=MIN([.$J20];[.$W20];[.$AJ20])" office:value-type="float"/>
          <table:table-cell table:formula="of:=MIN([.$K20];[.$X20];[.$AK20])" office:value-type="float"/>
          <table:table-cell table:formula="of:=MIN([.$L20];[.$Y20];[.$AL20])" office:value-type="float"/>
          <table:table-cell table:formula="of:=MIN([.$M20];[.$Z20];[.$AM20])" office:value-type="float"/>
          <table:table-cell table:formula="of:=MIN([.$N20];[.$AA20];[.$AN20])" office:value-type="float"/>
          <table:table-cell table:formula="of:=MEDIAN([.$B20];[.$O20];[.$AB20])" office:value-type="float"/>
          <table:table-cell table:formula="of:=MEDIAN([.$C20];[.$P20];[.$AC20])" office:value-type="float"/>
          <table:table-cell table:formula="of:=MEDIAN([.$D20];[.$Q20];[.$AD20])" office:value-type="float"/>
          <table:table-cell table:formula="of:=MEDIAN([.$E20];[.$R20];[.$AE20])" office:value-type="float"/>
          <table:table-cell table:formula="of:=MEDIAN([.$F20];[.$S20];[.$AF20])" office:value-type="float"/>
          <table:table-cell table:formula="of:=MEDIAN([.$G20];[.$T20];[.$AG20])" office:value-type="float"/>
          <table:table-cell table:formula="of:=MEDIAN([.$H20];[.$U20];[.$AH20])" office:value-type="float"/>
          <table:table-cell table:formula="of:=MEDIAN([.$I20];[.$V20];[.$AI20])" office:value-type="float"/>
          <table:table-cell table:formula="of:=MEDIAN([.$J20];[.$W20];[.$AJ20])" office:value-type="float"/>
          <table:table-cell table:formula="of:=MEDIAN([.$K20];[.$X20];[.$AK20])" office:value-type="float"/>
          <table:table-cell table:formula="of:=MEDIAN([.$L20];[.$Y20];[.$AL20])" office:value-type="float"/>
          <table:table-cell table:formula="of:=MEDIAN([.$M20];[.$Z20];[.$AM20])" office:value-type="float"/>
          <table:table-cell table:formula="of:=MEDIAN([.$N20];[.$AA20];[.$AN20])" office:value-type="float"/>
          <table:table-cell table:formula="of:=MAX([.$B20];[.$O20];[.$AB20])" office:value-type="float"/>
          <table:table-cell table:formula="of:=MAX([.$C20];[.$P20];[.$AC20])" office:value-type="float"/>
          <table:table-cell table:formula="of:=MAX([.$D20];[.$Q20];[.$AD20])" office:value-type="float"/>
          <table:table-cell table:formula="of:=MAX([.$E20];[.$R20];[.$AE20])" office:value-type="float"/>
          <table:table-cell table:formula="of:=MAX([.$F20];[.$S20];[.$AF20])" office:value-type="float"/>
          <table:table-cell table:formula="of:=MAX([.$G20];[.$T20];[.$AG20])" office:value-type="float"/>
          <table:table-cell table:formula="of:=MAX([.$H20];[.$U20];[.$AH20])" office:value-type="float"/>
          <table:table-cell table:formula="of:=MAX([.$I20];[.$V20];[.$AI20])" office:value-type="float"/>
          <table:table-cell table:formula="of:=MAX([.$J20];[.$W20];[.$AJ20])" office:value-type="float"/>
          <table:table-cell table:formula="of:=MAX([.$K20];[.$X20];[.$AK20])" office:value-type="float"/>
          <table:table-cell table:formula="of:=MAX([.$L20];[.$Y20];[.$AL20])" office:value-type="float"/>
          <table:table-cell table:formula="of:=MAX([.$M20];[.$Z20];[.$AM20])" office:value-type="float"/>
          <table:table-cell table:formula="of:=MAX([.$N20];[.$AA20];[.$AN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1.6993"/>
          <table:table-cell office:value-type="float" office:value="61.159"/>
          <table:table-cell office:value-type="float" office:value="58.27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0480.0"/>
          <table:table-cell office:value-type="float" office:value="0.0"/>
          <table:table-cell office:value-type="float" office:value="0.0"/>
          <table:table-cell office:value-type="float" office:value="5.62586"/>
          <table:table-cell office:value-type="float" office:value="5.072"/>
          <table:table-cell office:value-type="float" office:value="2.18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4136.0"/>
          <table:table-cell office:value-type="float" office:value="0.0"/>
          <table:table-cell office:value-type="float" office:value="0.0"/>
          <table:table-cell office:value-type="float" office:value="2.75315"/>
          <table:table-cell office:value-type="float" office:value="2.303"/>
          <table:table-cell office:value-type="float" office:value="0.4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47.0"/>
          <table:table-cell office:value-type="float" office:value="9235.0"/>
          <table:table-cell office:value-type="float" office:value="221935.0"/>
          <table:table-cell office:value-type="float" office:value="840939.0"/>
          <table:table-cell office:value-type="float" office:value="227652.0"/>
          <table:table-cell office:value-type="float" office:value="0.0"/>
          <table:table-cell office:value-type="float" office:value="0.0"/>
          <table:table-cell table:formula="of:=MIN([.$B21];[.$O21];[.$AB21])" office:value-type="float"/>
          <table:table-cell table:formula="of:=MIN([.$C21];[.$P21];[.$AC21])" office:value-type="float"/>
          <table:table-cell table:formula="of:=MIN([.$D21];[.$Q21];[.$AD21])" office:value-type="float"/>
          <table:table-cell table:formula="of:=MIN([.$E21];[.$R21];[.$AE21])" office:value-type="float"/>
          <table:table-cell table:formula="of:=MIN([.$F21];[.$S21];[.$AF21])" office:value-type="float"/>
          <table:table-cell table:formula="of:=MIN([.$G21];[.$T21];[.$AG21])" office:value-type="float"/>
          <table:table-cell table:formula="of:=MIN([.$H21];[.$U21];[.$AH21])" office:value-type="float"/>
          <table:table-cell table:formula="of:=MIN([.$I21];[.$V21];[.$AI21])" office:value-type="float"/>
          <table:table-cell table:formula="of:=MIN([.$J21];[.$W21];[.$AJ21])" office:value-type="float"/>
          <table:table-cell table:formula="of:=MIN([.$K21];[.$X21];[.$AK21])" office:value-type="float"/>
          <table:table-cell table:formula="of:=MIN([.$L21];[.$Y21];[.$AL21])" office:value-type="float"/>
          <table:table-cell table:formula="of:=MIN([.$M21];[.$Z21];[.$AM21])" office:value-type="float"/>
          <table:table-cell table:formula="of:=MIN([.$N21];[.$AA21];[.$AN21])" office:value-type="float"/>
          <table:table-cell table:formula="of:=MEDIAN([.$B21];[.$O21];[.$AB21])" office:value-type="float"/>
          <table:table-cell table:formula="of:=MEDIAN([.$C21];[.$P21];[.$AC21])" office:value-type="float"/>
          <table:table-cell table:formula="of:=MEDIAN([.$D21];[.$Q21];[.$AD21])" office:value-type="float"/>
          <table:table-cell table:formula="of:=MEDIAN([.$E21];[.$R21];[.$AE21])" office:value-type="float"/>
          <table:table-cell table:formula="of:=MEDIAN([.$F21];[.$S21];[.$AF21])" office:value-type="float"/>
          <table:table-cell table:formula="of:=MEDIAN([.$G21];[.$T21];[.$AG21])" office:value-type="float"/>
          <table:table-cell table:formula="of:=MEDIAN([.$H21];[.$U21];[.$AH21])" office:value-type="float"/>
          <table:table-cell table:formula="of:=MEDIAN([.$I21];[.$V21];[.$AI21])" office:value-type="float"/>
          <table:table-cell table:formula="of:=MEDIAN([.$J21];[.$W21];[.$AJ21])" office:value-type="float"/>
          <table:table-cell table:formula="of:=MEDIAN([.$K21];[.$X21];[.$AK21])" office:value-type="float"/>
          <table:table-cell table:formula="of:=MEDIAN([.$L21];[.$Y21];[.$AL21])" office:value-type="float"/>
          <table:table-cell table:formula="of:=MEDIAN([.$M21];[.$Z21];[.$AM21])" office:value-type="float"/>
          <table:table-cell table:formula="of:=MEDIAN([.$N21];[.$AA21];[.$AN21])" office:value-type="float"/>
          <table:table-cell table:formula="of:=MAX([.$B21];[.$O21];[.$AB21])" office:value-type="float"/>
          <table:table-cell table:formula="of:=MAX([.$C21];[.$P21];[.$AC21])" office:value-type="float"/>
          <table:table-cell table:formula="of:=MAX([.$D21];[.$Q21];[.$AD21])" office:value-type="float"/>
          <table:table-cell table:formula="of:=MAX([.$E21];[.$R21];[.$AE21])" office:value-type="float"/>
          <table:table-cell table:formula="of:=MAX([.$F21];[.$S21];[.$AF21])" office:value-type="float"/>
          <table:table-cell table:formula="of:=MAX([.$G21];[.$T21];[.$AG21])" office:value-type="float"/>
          <table:table-cell table:formula="of:=MAX([.$H21];[.$U21];[.$AH21])" office:value-type="float"/>
          <table:table-cell table:formula="of:=MAX([.$I21];[.$V21];[.$AI21])" office:value-type="float"/>
          <table:table-cell table:formula="of:=MAX([.$J21];[.$W21];[.$AJ21])" office:value-type="float"/>
          <table:table-cell table:formula="of:=MAX([.$K21];[.$X21];[.$AK21])" office:value-type="float"/>
          <table:table-cell table:formula="of:=MAX([.$L21];[.$Y21];[.$AL21])" office:value-type="float"/>
          <table:table-cell table:formula="of:=MAX([.$M21];[.$Z21];[.$AM21])" office:value-type="float"/>
          <table:table-cell table:formula="of:=MAX([.$N21];[.$AA21];[.$AN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26.9902"/>
          <table:table-cell office:value-type="float" office:value="26.461"/>
          <table:table-cell office:value-type="float" office:value="23.4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0696.0"/>
          <table:table-cell office:value-type="float" office:value="0.0"/>
          <table:table-cell office:value-type="float" office:value="0.0"/>
          <table:table-cell office:value-type="float" office:value="26.3729"/>
          <table:table-cell office:value-type="float" office:value="25.852"/>
          <table:table-cell office:value-type="float" office:value="22.83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2156.0"/>
          <table:table-cell office:value-type="float" office:value="0.0"/>
          <table:table-cell office:value-type="float" office:value="0.0"/>
          <table:table-cell office:value-type="float" office:value="3.63893"/>
          <table:table-cell office:value-type="float" office:value="3.207"/>
          <table:table-cell office:value-type="float" office:value="1.38"/>
          <table:table-cell office:value-type="float" office:value="1.0"/>
          <table:table-cell office:value-type="float" office:value="0.0"/>
          <table:table-cell office:value-type="float" office:value="9.0"/>
          <table:table-cell office:value-type="float" office:value="1680.0"/>
          <table:table-cell office:value-type="float" office:value="45938.0"/>
          <table:table-cell office:value-type="float" office:value="221935.0"/>
          <table:table-cell office:value-type="float" office:value="840941.0"/>
          <table:table-cell office:value-type="float" office:value="228100.0"/>
          <table:table-cell office:value-type="float" office:value="0.0"/>
          <table:table-cell office:value-type="float" office:value="0.0"/>
          <table:table-cell table:formula="of:=MIN([.$B22];[.$O22];[.$AB22])" office:value-type="float"/>
          <table:table-cell table:formula="of:=MIN([.$C22];[.$P22];[.$AC22])" office:value-type="float"/>
          <table:table-cell table:formula="of:=MIN([.$D22];[.$Q22];[.$AD22])" office:value-type="float"/>
          <table:table-cell table:formula="of:=MIN([.$E22];[.$R22];[.$AE22])" office:value-type="float"/>
          <table:table-cell table:formula="of:=MIN([.$F22];[.$S22];[.$AF22])" office:value-type="float"/>
          <table:table-cell table:formula="of:=MIN([.$G22];[.$T22];[.$AG22])" office:value-type="float"/>
          <table:table-cell table:formula="of:=MIN([.$H22];[.$U22];[.$AH22])" office:value-type="float"/>
          <table:table-cell table:formula="of:=MIN([.$I22];[.$V22];[.$AI22])" office:value-type="float"/>
          <table:table-cell table:formula="of:=MIN([.$J22];[.$W22];[.$AJ22])" office:value-type="float"/>
          <table:table-cell table:formula="of:=MIN([.$K22];[.$X22];[.$AK22])" office:value-type="float"/>
          <table:table-cell table:formula="of:=MIN([.$L22];[.$Y22];[.$AL22])" office:value-type="float"/>
          <table:table-cell table:formula="of:=MIN([.$M22];[.$Z22];[.$AM22])" office:value-type="float"/>
          <table:table-cell table:formula="of:=MIN([.$N22];[.$AA22];[.$AN22])" office:value-type="float"/>
          <table:table-cell table:formula="of:=MEDIAN([.$B22];[.$O22];[.$AB22])" office:value-type="float"/>
          <table:table-cell table:formula="of:=MEDIAN([.$C22];[.$P22];[.$AC22])" office:value-type="float"/>
          <table:table-cell table:formula="of:=MEDIAN([.$D22];[.$Q22];[.$AD22])" office:value-type="float"/>
          <table:table-cell table:formula="of:=MEDIAN([.$E22];[.$R22];[.$AE22])" office:value-type="float"/>
          <table:table-cell table:formula="of:=MEDIAN([.$F22];[.$S22];[.$AF22])" office:value-type="float"/>
          <table:table-cell table:formula="of:=MEDIAN([.$G22];[.$T22];[.$AG22])" office:value-type="float"/>
          <table:table-cell table:formula="of:=MEDIAN([.$H22];[.$U22];[.$AH22])" office:value-type="float"/>
          <table:table-cell table:formula="of:=MEDIAN([.$I22];[.$V22];[.$AI22])" office:value-type="float"/>
          <table:table-cell table:formula="of:=MEDIAN([.$J22];[.$W22];[.$AJ22])" office:value-type="float"/>
          <table:table-cell table:formula="of:=MEDIAN([.$K22];[.$X22];[.$AK22])" office:value-type="float"/>
          <table:table-cell table:formula="of:=MEDIAN([.$L22];[.$Y22];[.$AL22])" office:value-type="float"/>
          <table:table-cell table:formula="of:=MEDIAN([.$M22];[.$Z22];[.$AM22])" office:value-type="float"/>
          <table:table-cell table:formula="of:=MEDIAN([.$N22];[.$AA22];[.$AN22])" office:value-type="float"/>
          <table:table-cell table:formula="of:=MAX([.$B22];[.$O22];[.$AB22])" office:value-type="float"/>
          <table:table-cell table:formula="of:=MAX([.$C22];[.$P22];[.$AC22])" office:value-type="float"/>
          <table:table-cell table:formula="of:=MAX([.$D22];[.$Q22];[.$AD22])" office:value-type="float"/>
          <table:table-cell table:formula="of:=MAX([.$E22];[.$R22];[.$AE22])" office:value-type="float"/>
          <table:table-cell table:formula="of:=MAX([.$F22];[.$S22];[.$AF22])" office:value-type="float"/>
          <table:table-cell table:formula="of:=MAX([.$G22];[.$T22];[.$AG22])" office:value-type="float"/>
          <table:table-cell table:formula="of:=MAX([.$H22];[.$U22];[.$AH22])" office:value-type="float"/>
          <table:table-cell table:formula="of:=MAX([.$I22];[.$V22];[.$AI22])" office:value-type="float"/>
          <table:table-cell table:formula="of:=MAX([.$J22];[.$W22];[.$AJ22])" office:value-type="float"/>
          <table:table-cell table:formula="of:=MAX([.$K22];[.$X22];[.$AK22])" office:value-type="float"/>
          <table:table-cell table:formula="of:=MAX([.$L22];[.$Y22];[.$AL22])" office:value-type="float"/>
          <table:table-cell table:formula="of:=MAX([.$M22];[.$Z22];[.$AM22])" office:value-type="float"/>
          <table:table-cell table:formula="of:=MAX([.$N22];[.$AA22];[.$AN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44437"/>
          <table:table-cell office:value-type="float" office:value="1.003"/>
          <table:table-cell office:value-type="float" office:value="0.5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4476.0"/>
          <table:table-cell office:value-type="float" office:value="0.0"/>
          <table:table-cell office:value-type="float" office:value="0.0"/>
          <table:table-cell office:value-type="float" office:value="0.962328"/>
          <table:table-cell office:value-type="float" office:value="0.5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6540.0"/>
          <table:table-cell office:value-type="float" office:value="0.0"/>
          <table:table-cell office:value-type="float" office:value="0.0"/>
          <table:table-cell office:value-type="float" office:value="0.717804"/>
          <table:table-cell office:value-type="float" office:value="0.29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34353.0"/>
          <table:table-cell office:value-type="float" office:value="121921.0"/>
          <table:table-cell office:value-type="float" office:value="117968.0"/>
          <table:table-cell office:value-type="float" office:value="0.0"/>
          <table:table-cell office:value-type="float" office:value="0.0"/>
          <table:table-cell table:formula="of:=MIN([.$B23];[.$O23];[.$AB23])" office:value-type="float"/>
          <table:table-cell table:formula="of:=MIN([.$C23];[.$P23];[.$AC23])" office:value-type="float"/>
          <table:table-cell table:formula="of:=MIN([.$D23];[.$Q23];[.$AD23])" office:value-type="float"/>
          <table:table-cell table:formula="of:=MIN([.$E23];[.$R23];[.$AE23])" office:value-type="float"/>
          <table:table-cell table:formula="of:=MIN([.$F23];[.$S23];[.$AF23])" office:value-type="float"/>
          <table:table-cell table:formula="of:=MIN([.$G23];[.$T23];[.$AG23])" office:value-type="float"/>
          <table:table-cell table:formula="of:=MIN([.$H23];[.$U23];[.$AH23])" office:value-type="float"/>
          <table:table-cell table:formula="of:=MIN([.$I23];[.$V23];[.$AI23])" office:value-type="float"/>
          <table:table-cell table:formula="of:=MIN([.$J23];[.$W23];[.$AJ23])" office:value-type="float"/>
          <table:table-cell table:formula="of:=MIN([.$K23];[.$X23];[.$AK23])" office:value-type="float"/>
          <table:table-cell table:formula="of:=MIN([.$L23];[.$Y23];[.$AL23])" office:value-type="float"/>
          <table:table-cell table:formula="of:=MIN([.$M23];[.$Z23];[.$AM23])" office:value-type="float"/>
          <table:table-cell table:formula="of:=MIN([.$N23];[.$AA23];[.$AN23])" office:value-type="float"/>
          <table:table-cell table:formula="of:=MEDIAN([.$B23];[.$O23];[.$AB23])" office:value-type="float"/>
          <table:table-cell table:formula="of:=MEDIAN([.$C23];[.$P23];[.$AC23])" office:value-type="float"/>
          <table:table-cell table:formula="of:=MEDIAN([.$D23];[.$Q23];[.$AD23])" office:value-type="float"/>
          <table:table-cell table:formula="of:=MEDIAN([.$E23];[.$R23];[.$AE23])" office:value-type="float"/>
          <table:table-cell table:formula="of:=MEDIAN([.$F23];[.$S23];[.$AF23])" office:value-type="float"/>
          <table:table-cell table:formula="of:=MEDIAN([.$G23];[.$T23];[.$AG23])" office:value-type="float"/>
          <table:table-cell table:formula="of:=MEDIAN([.$H23];[.$U23];[.$AH23])" office:value-type="float"/>
          <table:table-cell table:formula="of:=MEDIAN([.$I23];[.$V23];[.$AI23])" office:value-type="float"/>
          <table:table-cell table:formula="of:=MEDIAN([.$J23];[.$W23];[.$AJ23])" office:value-type="float"/>
          <table:table-cell table:formula="of:=MEDIAN([.$K23];[.$X23];[.$AK23])" office:value-type="float"/>
          <table:table-cell table:formula="of:=MEDIAN([.$L23];[.$Y23];[.$AL23])" office:value-type="float"/>
          <table:table-cell table:formula="of:=MEDIAN([.$M23];[.$Z23];[.$AM23])" office:value-type="float"/>
          <table:table-cell table:formula="of:=MEDIAN([.$N23];[.$AA23];[.$AN23])" office:value-type="float"/>
          <table:table-cell table:formula="of:=MAX([.$B23];[.$O23];[.$AB23])" office:value-type="float"/>
          <table:table-cell table:formula="of:=MAX([.$C23];[.$P23];[.$AC23])" office:value-type="float"/>
          <table:table-cell table:formula="of:=MAX([.$D23];[.$Q23];[.$AD23])" office:value-type="float"/>
          <table:table-cell table:formula="of:=MAX([.$E23];[.$R23];[.$AE23])" office:value-type="float"/>
          <table:table-cell table:formula="of:=MAX([.$F23];[.$S23];[.$AF23])" office:value-type="float"/>
          <table:table-cell table:formula="of:=MAX([.$G23];[.$T23];[.$AG23])" office:value-type="float"/>
          <table:table-cell table:formula="of:=MAX([.$H23];[.$U23];[.$AH23])" office:value-type="float"/>
          <table:table-cell table:formula="of:=MAX([.$I23];[.$V23];[.$AI23])" office:value-type="float"/>
          <table:table-cell table:formula="of:=MAX([.$J23];[.$W23];[.$AJ23])" office:value-type="float"/>
          <table:table-cell table:formula="of:=MAX([.$K23];[.$X23];[.$AK23])" office:value-type="float"/>
          <table:table-cell table:formula="of:=MAX([.$L23];[.$Y23];[.$AL23])" office:value-type="float"/>
          <table:table-cell table:formula="of:=MAX([.$M23];[.$Z23];[.$AM23])" office:value-type="float"/>
          <table:table-cell table:formula="of:=MAX([.$N23];[.$AA23];[.$AN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72559"/>
          <table:table-cell office:value-type="float" office:value="1.298"/>
          <table:table-cell office:value-type="float" office:value="0.83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4016.0"/>
          <table:table-cell office:value-type="float" office:value="0.0"/>
          <table:table-cell office:value-type="float" office:value="0.0"/>
          <table:table-cell office:value-type="float" office:value="0.876026"/>
          <table:table-cell office:value-type="float" office:value="0.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6540.0"/>
          <table:table-cell office:value-type="float" office:value="0.0"/>
          <table:table-cell office:value-type="float" office:value="0.0"/>
          <table:table-cell office:value-type="float" office:value="0.663706"/>
          <table:table-cell office:value-type="float" office:value="0.28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0"/>
          <table:table-cell office:value-type="float" office:value="138.0"/>
          <table:table-cell office:value-type="float" office:value="34353.0"/>
          <table:table-cell office:value-type="float" office:value="121921.0"/>
          <table:table-cell office:value-type="float" office:value="116028.0"/>
          <table:table-cell office:value-type="float" office:value="0.0"/>
          <table:table-cell office:value-type="float" office:value="0.0"/>
          <table:table-cell table:formula="of:=MIN([.$B24];[.$O24];[.$AB24])" office:value-type="float"/>
          <table:table-cell table:formula="of:=MIN([.$C24];[.$P24];[.$AC24])" office:value-type="float"/>
          <table:table-cell table:formula="of:=MIN([.$D24];[.$Q24];[.$AD24])" office:value-type="float"/>
          <table:table-cell table:formula="of:=MIN([.$E24];[.$R24];[.$AE24])" office:value-type="float"/>
          <table:table-cell table:formula="of:=MIN([.$F24];[.$S24];[.$AF24])" office:value-type="float"/>
          <table:table-cell table:formula="of:=MIN([.$G24];[.$T24];[.$AG24])" office:value-type="float"/>
          <table:table-cell table:formula="of:=MIN([.$H24];[.$U24];[.$AH24])" office:value-type="float"/>
          <table:table-cell table:formula="of:=MIN([.$I24];[.$V24];[.$AI24])" office:value-type="float"/>
          <table:table-cell table:formula="of:=MIN([.$J24];[.$W24];[.$AJ24])" office:value-type="float"/>
          <table:table-cell table:formula="of:=MIN([.$K24];[.$X24];[.$AK24])" office:value-type="float"/>
          <table:table-cell table:formula="of:=MIN([.$L24];[.$Y24];[.$AL24])" office:value-type="float"/>
          <table:table-cell table:formula="of:=MIN([.$M24];[.$Z24];[.$AM24])" office:value-type="float"/>
          <table:table-cell table:formula="of:=MIN([.$N24];[.$AA24];[.$AN24])" office:value-type="float"/>
          <table:table-cell table:formula="of:=MEDIAN([.$B24];[.$O24];[.$AB24])" office:value-type="float"/>
          <table:table-cell table:formula="of:=MEDIAN([.$C24];[.$P24];[.$AC24])" office:value-type="float"/>
          <table:table-cell table:formula="of:=MEDIAN([.$D24];[.$Q24];[.$AD24])" office:value-type="float"/>
          <table:table-cell table:formula="of:=MEDIAN([.$E24];[.$R24];[.$AE24])" office:value-type="float"/>
          <table:table-cell table:formula="of:=MEDIAN([.$F24];[.$S24];[.$AF24])" office:value-type="float"/>
          <table:table-cell table:formula="of:=MEDIAN([.$G24];[.$T24];[.$AG24])" office:value-type="float"/>
          <table:table-cell table:formula="of:=MEDIAN([.$H24];[.$U24];[.$AH24])" office:value-type="float"/>
          <table:table-cell table:formula="of:=MEDIAN([.$I24];[.$V24];[.$AI24])" office:value-type="float"/>
          <table:table-cell table:formula="of:=MEDIAN([.$J24];[.$W24];[.$AJ24])" office:value-type="float"/>
          <table:table-cell table:formula="of:=MEDIAN([.$K24];[.$X24];[.$AK24])" office:value-type="float"/>
          <table:table-cell table:formula="of:=MEDIAN([.$L24];[.$Y24];[.$AL24])" office:value-type="float"/>
          <table:table-cell table:formula="of:=MEDIAN([.$M24];[.$Z24];[.$AM24])" office:value-type="float"/>
          <table:table-cell table:formula="of:=MEDIAN([.$N24];[.$AA24];[.$AN24])" office:value-type="float"/>
          <table:table-cell table:formula="of:=MAX([.$B24];[.$O24];[.$AB24])" office:value-type="float"/>
          <table:table-cell table:formula="of:=MAX([.$C24];[.$P24];[.$AC24])" office:value-type="float"/>
          <table:table-cell table:formula="of:=MAX([.$D24];[.$Q24];[.$AD24])" office:value-type="float"/>
          <table:table-cell table:formula="of:=MAX([.$E24];[.$R24];[.$AE24])" office:value-type="float"/>
          <table:table-cell table:formula="of:=MAX([.$F24];[.$S24];[.$AF24])" office:value-type="float"/>
          <table:table-cell table:formula="of:=MAX([.$G24];[.$T24];[.$AG24])" office:value-type="float"/>
          <table:table-cell table:formula="of:=MAX([.$H24];[.$U24];[.$AH24])" office:value-type="float"/>
          <table:table-cell table:formula="of:=MAX([.$I24];[.$V24];[.$AI24])" office:value-type="float"/>
          <table:table-cell table:formula="of:=MAX([.$J24];[.$W24];[.$AJ24])" office:value-type="float"/>
          <table:table-cell table:formula="of:=MAX([.$K24];[.$X24];[.$AK24])" office:value-type="float"/>
          <table:table-cell table:formula="of:=MAX([.$L24];[.$Y24];[.$AL24])" office:value-type="float"/>
          <table:table-cell table:formula="of:=MAX([.$M24];[.$Z24];[.$AM24])" office:value-type="float"/>
          <table:table-cell table:formula="of:=MAX([.$N24];[.$AA24];[.$AN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859938"/>
          <table:table-cell office:value-type="float" office:value="0.46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4476.0"/>
          <table:table-cell office:value-type="float" office:value="0.0"/>
          <table:table-cell office:value-type="float" office:value="0.0"/>
          <table:table-cell office:value-type="float" office:value="0.902202"/>
          <table:table-cell office:value-type="float" office:value="0.423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4628.0"/>
          <table:table-cell office:value-type="float" office:value="0.0"/>
          <table:table-cell office:value-type="float" office:value="0.0"/>
          <table:table-cell office:value-type="float" office:value="0.727109"/>
          <table:table-cell office:value-type="float" office:value="0.3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9144.0"/>
          <table:table-cell office:value-type="float" office:value="0.0"/>
          <table:table-cell office:value-type="float" office:value="0.0"/>
          <table:table-cell table:formula="of:=MIN([.$B25];[.$O25];[.$AB25])" office:value-type="float"/>
          <table:table-cell table:formula="of:=MIN([.$C25];[.$P25];[.$AC25])" office:value-type="float"/>
          <table:table-cell table:formula="of:=MIN([.$D25];[.$Q25];[.$AD25])" office:value-type="float"/>
          <table:table-cell table:formula="of:=MIN([.$E25];[.$R25];[.$AE25])" office:value-type="float"/>
          <table:table-cell table:formula="of:=MIN([.$F25];[.$S25];[.$AF25])" office:value-type="float"/>
          <table:table-cell table:formula="of:=MIN([.$G25];[.$T25];[.$AG25])" office:value-type="float"/>
          <table:table-cell table:formula="of:=MIN([.$H25];[.$U25];[.$AH25])" office:value-type="float"/>
          <table:table-cell table:formula="of:=MIN([.$I25];[.$V25];[.$AI25])" office:value-type="float"/>
          <table:table-cell table:formula="of:=MIN([.$J25];[.$W25];[.$AJ25])" office:value-type="float"/>
          <table:table-cell table:formula="of:=MIN([.$K25];[.$X25];[.$AK25])" office:value-type="float"/>
          <table:table-cell table:formula="of:=MIN([.$L25];[.$Y25];[.$AL25])" office:value-type="float"/>
          <table:table-cell table:formula="of:=MIN([.$M25];[.$Z25];[.$AM25])" office:value-type="float"/>
          <table:table-cell table:formula="of:=MIN([.$N25];[.$AA25];[.$AN25])" office:value-type="float"/>
          <table:table-cell table:formula="of:=MEDIAN([.$B25];[.$O25];[.$AB25])" office:value-type="float"/>
          <table:table-cell table:formula="of:=MEDIAN([.$C25];[.$P25];[.$AC25])" office:value-type="float"/>
          <table:table-cell table:formula="of:=MEDIAN([.$D25];[.$Q25];[.$AD25])" office:value-type="float"/>
          <table:table-cell table:formula="of:=MEDIAN([.$E25];[.$R25];[.$AE25])" office:value-type="float"/>
          <table:table-cell table:formula="of:=MEDIAN([.$F25];[.$S25];[.$AF25])" office:value-type="float"/>
          <table:table-cell table:formula="of:=MEDIAN([.$G25];[.$T25];[.$AG25])" office:value-type="float"/>
          <table:table-cell table:formula="of:=MEDIAN([.$H25];[.$U25];[.$AH25])" office:value-type="float"/>
          <table:table-cell table:formula="of:=MEDIAN([.$I25];[.$V25];[.$AI25])" office:value-type="float"/>
          <table:table-cell table:formula="of:=MEDIAN([.$J25];[.$W25];[.$AJ25])" office:value-type="float"/>
          <table:table-cell table:formula="of:=MEDIAN([.$K25];[.$X25];[.$AK25])" office:value-type="float"/>
          <table:table-cell table:formula="of:=MEDIAN([.$L25];[.$Y25];[.$AL25])" office:value-type="float"/>
          <table:table-cell table:formula="of:=MEDIAN([.$M25];[.$Z25];[.$AM25])" office:value-type="float"/>
          <table:table-cell table:formula="of:=MEDIAN([.$N25];[.$AA25];[.$AN25])" office:value-type="float"/>
          <table:table-cell table:formula="of:=MAX([.$B25];[.$O25];[.$AB25])" office:value-type="float"/>
          <table:table-cell table:formula="of:=MAX([.$C25];[.$P25];[.$AC25])" office:value-type="float"/>
          <table:table-cell table:formula="of:=MAX([.$D25];[.$Q25];[.$AD25])" office:value-type="float"/>
          <table:table-cell table:formula="of:=MAX([.$E25];[.$R25];[.$AE25])" office:value-type="float"/>
          <table:table-cell table:formula="of:=MAX([.$F25];[.$S25];[.$AF25])" office:value-type="float"/>
          <table:table-cell table:formula="of:=MAX([.$G25];[.$T25];[.$AG25])" office:value-type="float"/>
          <table:table-cell table:formula="of:=MAX([.$H25];[.$U25];[.$AH25])" office:value-type="float"/>
          <table:table-cell table:formula="of:=MAX([.$I25];[.$V25];[.$AI25])" office:value-type="float"/>
          <table:table-cell table:formula="of:=MAX([.$J25];[.$W25];[.$AJ25])" office:value-type="float"/>
          <table:table-cell table:formula="of:=MAX([.$K25];[.$X25];[.$AK25])" office:value-type="float"/>
          <table:table-cell table:formula="of:=MAX([.$L25];[.$Y25];[.$AL25])" office:value-type="float"/>
          <table:table-cell table:formula="of:=MAX([.$M25];[.$Z25];[.$AM25])" office:value-type="float"/>
          <table:table-cell table:formula="of:=MAX([.$N25];[.$AA25];[.$AN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919905"/>
          <table:table-cell office:value-type="float" office:value="0.54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3240.0"/>
          <table:table-cell office:value-type="float" office:value="0.0"/>
          <table:table-cell office:value-type="float" office:value="0.0"/>
          <table:table-cell office:value-type="float" office:value="0.887787"/>
          <table:table-cell office:value-type="float" office:value="0.4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5596.0"/>
          <table:table-cell office:value-type="float" office:value="0.0"/>
          <table:table-cell office:value-type="float" office:value="0.0"/>
          <table:table-cell office:value-type="float" office:value="0.757409"/>
          <table:table-cell office:value-type="float" office:value="0.36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9032.0"/>
          <table:table-cell office:value-type="float" office:value="0.0"/>
          <table:table-cell office:value-type="float" office:value="0.0"/>
          <table:table-cell table:formula="of:=MIN([.$B26];[.$O26];[.$AB26])" office:value-type="float"/>
          <table:table-cell table:formula="of:=MIN([.$C26];[.$P26];[.$AC26])" office:value-type="float"/>
          <table:table-cell table:formula="of:=MIN([.$D26];[.$Q26];[.$AD26])" office:value-type="float"/>
          <table:table-cell table:formula="of:=MIN([.$E26];[.$R26];[.$AE26])" office:value-type="float"/>
          <table:table-cell table:formula="of:=MIN([.$F26];[.$S26];[.$AF26])" office:value-type="float"/>
          <table:table-cell table:formula="of:=MIN([.$G26];[.$T26];[.$AG26])" office:value-type="float"/>
          <table:table-cell table:formula="of:=MIN([.$H26];[.$U26];[.$AH26])" office:value-type="float"/>
          <table:table-cell table:formula="of:=MIN([.$I26];[.$V26];[.$AI26])" office:value-type="float"/>
          <table:table-cell table:formula="of:=MIN([.$J26];[.$W26];[.$AJ26])" office:value-type="float"/>
          <table:table-cell table:formula="of:=MIN([.$K26];[.$X26];[.$AK26])" office:value-type="float"/>
          <table:table-cell table:formula="of:=MIN([.$L26];[.$Y26];[.$AL26])" office:value-type="float"/>
          <table:table-cell table:formula="of:=MIN([.$M26];[.$Z26];[.$AM26])" office:value-type="float"/>
          <table:table-cell table:formula="of:=MIN([.$N26];[.$AA26];[.$AN26])" office:value-type="float"/>
          <table:table-cell table:formula="of:=MEDIAN([.$B26];[.$O26];[.$AB26])" office:value-type="float"/>
          <table:table-cell table:formula="of:=MEDIAN([.$C26];[.$P26];[.$AC26])" office:value-type="float"/>
          <table:table-cell table:formula="of:=MEDIAN([.$D26];[.$Q26];[.$AD26])" office:value-type="float"/>
          <table:table-cell table:formula="of:=MEDIAN([.$E26];[.$R26];[.$AE26])" office:value-type="float"/>
          <table:table-cell table:formula="of:=MEDIAN([.$F26];[.$S26];[.$AF26])" office:value-type="float"/>
          <table:table-cell table:formula="of:=MEDIAN([.$G26];[.$T26];[.$AG26])" office:value-type="float"/>
          <table:table-cell table:formula="of:=MEDIAN([.$H26];[.$U26];[.$AH26])" office:value-type="float"/>
          <table:table-cell table:formula="of:=MEDIAN([.$I26];[.$V26];[.$AI26])" office:value-type="float"/>
          <table:table-cell table:formula="of:=MEDIAN([.$J26];[.$W26];[.$AJ26])" office:value-type="float"/>
          <table:table-cell table:formula="of:=MEDIAN([.$K26];[.$X26];[.$AK26])" office:value-type="float"/>
          <table:table-cell table:formula="of:=MEDIAN([.$L26];[.$Y26];[.$AL26])" office:value-type="float"/>
          <table:table-cell table:formula="of:=MEDIAN([.$M26];[.$Z26];[.$AM26])" office:value-type="float"/>
          <table:table-cell table:formula="of:=MEDIAN([.$N26];[.$AA26];[.$AN26])" office:value-type="float"/>
          <table:table-cell table:formula="of:=MAX([.$B26];[.$O26];[.$AB26])" office:value-type="float"/>
          <table:table-cell table:formula="of:=MAX([.$C26];[.$P26];[.$AC26])" office:value-type="float"/>
          <table:table-cell table:formula="of:=MAX([.$D26];[.$Q26];[.$AD26])" office:value-type="float"/>
          <table:table-cell table:formula="of:=MAX([.$E26];[.$R26];[.$AE26])" office:value-type="float"/>
          <table:table-cell table:formula="of:=MAX([.$F26];[.$S26];[.$AF26])" office:value-type="float"/>
          <table:table-cell table:formula="of:=MAX([.$G26];[.$T26];[.$AG26])" office:value-type="float"/>
          <table:table-cell table:formula="of:=MAX([.$H26];[.$U26];[.$AH26])" office:value-type="float"/>
          <table:table-cell table:formula="of:=MAX([.$I26];[.$V26];[.$AI26])" office:value-type="float"/>
          <table:table-cell table:formula="of:=MAX([.$J26];[.$W26];[.$AJ26])" office:value-type="float"/>
          <table:table-cell table:formula="of:=MAX([.$K26];[.$X26];[.$AK26])" office:value-type="float"/>
          <table:table-cell table:formula="of:=MAX([.$L26];[.$Y26];[.$AL26])" office:value-type="float"/>
          <table:table-cell table:formula="of:=MAX([.$M26];[.$Z26];[.$AM26])" office:value-type="float"/>
          <table:table-cell table:formula="of:=MAX([.$N26];[.$AA26];[.$AN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977608"/>
          <table:table-cell office:value-type="float" office:value="0.58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4016.0"/>
          <table:table-cell office:value-type="float" office:value="0.0"/>
          <table:table-cell office:value-type="float" office:value="0.0"/>
          <table:table-cell office:value-type="float" office:value="0.918533"/>
          <table:table-cell office:value-type="float" office:value="0.432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0912.0"/>
          <table:table-cell office:value-type="float" office:value="0.0"/>
          <table:table-cell office:value-type="float" office:value="0.0"/>
          <table:table-cell office:value-type="float" office:value="0.730768"/>
          <table:table-cell office:value-type="float" office:value="0.30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19472.0"/>
          <table:table-cell office:value-type="float" office:value="0.0"/>
          <table:table-cell office:value-type="float" office:value="0.0"/>
          <table:table-cell table:formula="of:=MIN([.$B27];[.$O27];[.$AB27])" office:value-type="float"/>
          <table:table-cell table:formula="of:=MIN([.$C27];[.$P27];[.$AC27])" office:value-type="float"/>
          <table:table-cell table:formula="of:=MIN([.$D27];[.$Q27];[.$AD27])" office:value-type="float"/>
          <table:table-cell table:formula="of:=MIN([.$E27];[.$R27];[.$AE27])" office:value-type="float"/>
          <table:table-cell table:formula="of:=MIN([.$F27];[.$S27];[.$AF27])" office:value-type="float"/>
          <table:table-cell table:formula="of:=MIN([.$G27];[.$T27];[.$AG27])" office:value-type="float"/>
          <table:table-cell table:formula="of:=MIN([.$H27];[.$U27];[.$AH27])" office:value-type="float"/>
          <table:table-cell table:formula="of:=MIN([.$I27];[.$V27];[.$AI27])" office:value-type="float"/>
          <table:table-cell table:formula="of:=MIN([.$J27];[.$W27];[.$AJ27])" office:value-type="float"/>
          <table:table-cell table:formula="of:=MIN([.$K27];[.$X27];[.$AK27])" office:value-type="float"/>
          <table:table-cell table:formula="of:=MIN([.$L27];[.$Y27];[.$AL27])" office:value-type="float"/>
          <table:table-cell table:formula="of:=MIN([.$M27];[.$Z27];[.$AM27])" office:value-type="float"/>
          <table:table-cell table:formula="of:=MIN([.$N27];[.$AA27];[.$AN27])" office:value-type="float"/>
          <table:table-cell table:formula="of:=MEDIAN([.$B27];[.$O27];[.$AB27])" office:value-type="float"/>
          <table:table-cell table:formula="of:=MEDIAN([.$C27];[.$P27];[.$AC27])" office:value-type="float"/>
          <table:table-cell table:formula="of:=MEDIAN([.$D27];[.$Q27];[.$AD27])" office:value-type="float"/>
          <table:table-cell table:formula="of:=MEDIAN([.$E27];[.$R27];[.$AE27])" office:value-type="float"/>
          <table:table-cell table:formula="of:=MEDIAN([.$F27];[.$S27];[.$AF27])" office:value-type="float"/>
          <table:table-cell table:formula="of:=MEDIAN([.$G27];[.$T27];[.$AG27])" office:value-type="float"/>
          <table:table-cell table:formula="of:=MEDIAN([.$H27];[.$U27];[.$AH27])" office:value-type="float"/>
          <table:table-cell table:formula="of:=MEDIAN([.$I27];[.$V27];[.$AI27])" office:value-type="float"/>
          <table:table-cell table:formula="of:=MEDIAN([.$J27];[.$W27];[.$AJ27])" office:value-type="float"/>
          <table:table-cell table:formula="of:=MEDIAN([.$K27];[.$X27];[.$AK27])" office:value-type="float"/>
          <table:table-cell table:formula="of:=MEDIAN([.$L27];[.$Y27];[.$AL27])" office:value-type="float"/>
          <table:table-cell table:formula="of:=MEDIAN([.$M27];[.$Z27];[.$AM27])" office:value-type="float"/>
          <table:table-cell table:formula="of:=MEDIAN([.$N27];[.$AA27];[.$AN27])" office:value-type="float"/>
          <table:table-cell table:formula="of:=MAX([.$B27];[.$O27];[.$AB27])" office:value-type="float"/>
          <table:table-cell table:formula="of:=MAX([.$C27];[.$P27];[.$AC27])" office:value-type="float"/>
          <table:table-cell table:formula="of:=MAX([.$D27];[.$Q27];[.$AD27])" office:value-type="float"/>
          <table:table-cell table:formula="of:=MAX([.$E27];[.$R27];[.$AE27])" office:value-type="float"/>
          <table:table-cell table:formula="of:=MAX([.$F27];[.$S27];[.$AF27])" office:value-type="float"/>
          <table:table-cell table:formula="of:=MAX([.$G27];[.$T27];[.$AG27])" office:value-type="float"/>
          <table:table-cell table:formula="of:=MAX([.$H27];[.$U27];[.$AH27])" office:value-type="float"/>
          <table:table-cell table:formula="of:=MAX([.$I27];[.$V27];[.$AI27])" office:value-type="float"/>
          <table:table-cell table:formula="of:=MAX([.$J27];[.$W27];[.$AJ27])" office:value-type="float"/>
          <table:table-cell table:formula="of:=MAX([.$K27];[.$X27];[.$AK27])" office:value-type="float"/>
          <table:table-cell table:formula="of:=MAX([.$L27];[.$Y27];[.$AL27])" office:value-type="float"/>
          <table:table-cell table:formula="of:=MAX([.$M27];[.$Z27];[.$AM27])" office:value-type="float"/>
          <table:table-cell table:formula="of:=MAX([.$N27];[.$AA27];[.$AN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AO3:.$AO27])^2)^0.5" office:value-type="float"/>
          <table:table-cell table:number-matrix-columns-spanned="1" table:number-matrix-rows-spanned="1" table:formula="of:=SUM(([.C3:.C27]-[.$AP3:.$AP27])^2)^0.5" office:value-type="float"/>
          <table:table-cell table:number-matrix-columns-spanned="1" table:number-matrix-rows-spanned="1" table:formula="of:=SUM(([.D3:.D27]-[.$AQ3:.$AQ27])^2)^0.5" office:value-type="float"/>
          <table:table-cell table:number-matrix-columns-spanned="1" table:number-matrix-rows-spanned="1" table:formula="of:=SUM(([.E3:.E27]-[.$AR3:.$AR27])^2)^0.5" office:value-type="float"/>
          <table:table-cell table:number-matrix-columns-spanned="1" table:number-matrix-rows-spanned="1" table:formula="of:=SUM(([.F3:.F27]-[.$AS3:.$AS27])^2)^0.5" office:value-type="float"/>
          <table:table-cell table:number-matrix-columns-spanned="1" table:number-matrix-rows-spanned="1" table:formula="of:=SUM(([.G3:.G27]-[.$AT3:.$AT27])^2)^0.5" office:value-type="float"/>
          <table:table-cell table:number-matrix-columns-spanned="1" table:number-matrix-rows-spanned="1" table:formula="of:=SUM(([.H3:.H27]-[.$AU3:.$AU27])^2)^0.5" office:value-type="float"/>
          <table:table-cell table:number-matrix-columns-spanned="1" table:number-matrix-rows-spanned="1" table:formula="of:=SUM(([.I3:.I27]-[.$AV3:.$AV27])^2)^0.5" office:value-type="float"/>
          <table:table-cell table:number-matrix-columns-spanned="1" table:number-matrix-rows-spanned="1" table:formula="of:=SUM(([.J3:.J27]-[.$AW3:.$AW27])^2)^0.5" office:value-type="float"/>
          <table:table-cell table:number-matrix-columns-spanned="1" table:number-matrix-rows-spanned="1" table:formula="of:=SUM(([.K3:.K27]-[.$AX3:.$AX27])^2)^0.5" office:value-type="float"/>
          <table:table-cell table:number-matrix-columns-spanned="1" table:number-matrix-rows-spanned="1" table:formula="of:=SUM(([.L3:.L27]-[.$AY3:.$AY27])^2)^0.5" office:value-type="float"/>
          <table:table-cell table:number-matrix-columns-spanned="1" table:number-matrix-rows-spanned="1" table:formula="of:=SUM(([.M3:.M27]-[.$AZ3:.$AZ27])^2)^0.5" office:value-type="float"/>
          <table:table-cell table:number-matrix-columns-spanned="1" table:number-matrix-rows-spanned="1" table:formula="of:=SUM(([.N3:.N27]-[.$BA3:.$BA27])^2)^0.5" office:value-type="float"/>
          <table:table-cell table:number-matrix-columns-spanned="1" table:number-matrix-rows-spanned="1" table:formula="of:=SUM(([.O3:.O27]-[.$AO3:.$AO27])^2)^0.5" office:value-type="float"/>
          <table:table-cell table:number-matrix-columns-spanned="1" table:number-matrix-rows-spanned="1" table:formula="of:=SUM(([.P3:.P27]-[.$AP3:.$AP27])^2)^0.5" office:value-type="float"/>
          <table:table-cell table:number-matrix-columns-spanned="1" table:number-matrix-rows-spanned="1" table:formula="of:=SUM(([.Q3:.Q27]-[.$AQ3:.$AQ27])^2)^0.5" office:value-type="float"/>
          <table:table-cell table:number-matrix-columns-spanned="1" table:number-matrix-rows-spanned="1" table:formula="of:=SUM(([.R3:.R27]-[.$AR3:.$AR27])^2)^0.5" office:value-type="float"/>
          <table:table-cell table:number-matrix-columns-spanned="1" table:number-matrix-rows-spanned="1" table:formula="of:=SUM(([.S3:.S27]-[.$AS3:.$AS27])^2)^0.5" office:value-type="float"/>
          <table:table-cell table:number-matrix-columns-spanned="1" table:number-matrix-rows-spanned="1" table:formula="of:=SUM(([.T3:.T27]-[.$AT3:.$AT27])^2)^0.5" office:value-type="float"/>
          <table:table-cell table:number-matrix-columns-spanned="1" table:number-matrix-rows-spanned="1" table:formula="of:=SUM(([.U3:.U27]-[.$AU3:.$AU27])^2)^0.5" office:value-type="float"/>
          <table:table-cell table:number-matrix-columns-spanned="1" table:number-matrix-rows-spanned="1" table:formula="of:=SUM(([.V3:.V27]-[.$AV3:.$AV27])^2)^0.5" office:value-type="float"/>
          <table:table-cell table:number-matrix-columns-spanned="1" table:number-matrix-rows-spanned="1" table:formula="of:=SUM(([.W3:.W27]-[.$AW3:.$AW27])^2)^0.5" office:value-type="float"/>
          <table:table-cell table:number-matrix-columns-spanned="1" table:number-matrix-rows-spanned="1" table:formula="of:=SUM(([.X3:.X27]-[.$AX3:.$AX27])^2)^0.5" office:value-type="float"/>
          <table:table-cell table:number-matrix-columns-spanned="1" table:number-matrix-rows-spanned="1" table:formula="of:=SUM(([.Y3:.Y27]-[.$AY3:.$AY27])^2)^0.5" office:value-type="float"/>
          <table:table-cell table:number-matrix-columns-spanned="1" table:number-matrix-rows-spanned="1" table:formula="of:=SUM(([.Z3:.Z27]-[.$AZ3:.$AZ27])^2)^0.5" office:value-type="float"/>
          <table:table-cell table:number-matrix-columns-spanned="1" table:number-matrix-rows-spanned="1" table:formula="of:=SUM(([.AA3:.AA27]-[.$BA3:.$BA27])^2)^0.5" office:value-type="float"/>
          <table:table-cell table:number-matrix-columns-spanned="1" table:number-matrix-rows-spanned="1" table:formula="of:=SUM(([.AB3:.AB27]-[.$AO3:.$AO27])^2)^0.5" office:value-type="float"/>
          <table:table-cell table:number-matrix-columns-spanned="1" table:number-matrix-rows-spanned="1" table:formula="of:=SUM(([.AC3:.AC27]-[.$AP3:.$AP27])^2)^0.5" office:value-type="float"/>
          <table:table-cell table:number-matrix-columns-spanned="1" table:number-matrix-rows-spanned="1" table:formula="of:=SUM(([.AD3:.AD27]-[.$AQ3:.$AQ27])^2)^0.5" office:value-type="float"/>
          <table:table-cell table:number-matrix-columns-spanned="1" table:number-matrix-rows-spanned="1" table:formula="of:=SUM(([.AE3:.AE27]-[.$AR3:.$AR27])^2)^0.5" office:value-type="float"/>
          <table:table-cell table:number-matrix-columns-spanned="1" table:number-matrix-rows-spanned="1" table:formula="of:=SUM(([.AF3:.AF27]-[.$AS3:.$AS27])^2)^0.5" office:value-type="float"/>
          <table:table-cell table:number-matrix-columns-spanned="1" table:number-matrix-rows-spanned="1" table:formula="of:=SUM(([.AG3:.AG27]-[.$AT3:.$AT27])^2)^0.5" office:value-type="float"/>
          <table:table-cell table:number-matrix-columns-spanned="1" table:number-matrix-rows-spanned="1" table:formula="of:=SUM(([.AH3:.AH27]-[.$AU3:.$AU27])^2)^0.5" office:value-type="float"/>
          <table:table-cell table:number-matrix-columns-spanned="1" table:number-matrix-rows-spanned="1" table:formula="of:=SUM(([.AI3:.AI27]-[.$AV3:.$AV27])^2)^0.5" office:value-type="float"/>
          <table:table-cell table:number-matrix-columns-spanned="1" table:number-matrix-rows-spanned="1" table:formula="of:=SUM(([.AJ3:.AJ27]-[.$AW3:.$AW27])^2)^0.5" office:value-type="float"/>
          <table:table-cell table:number-matrix-columns-spanned="1" table:number-matrix-rows-spanned="1" table:formula="of:=SUM(([.AK3:.AK27]-[.$AX3:.$AX27])^2)^0.5" office:value-type="float"/>
          <table:table-cell table:number-matrix-columns-spanned="1" table:number-matrix-rows-spanned="1" table:formula="of:=SUM(([.AL3:.AL27]-[.$AY3:.$AY27])^2)^0.5" office:value-type="float"/>
          <table:table-cell table:number-matrix-columns-spanned="1" table:number-matrix-rows-spanned="1" table:formula="of:=SUM(([.AM3:.AM27]-[.$AZ3:.$AZ27])^2)^0.5" office:value-type="float"/>
          <table:table-cell table:number-matrix-columns-spanned="1" table:number-matrix-rows-spanned="1" table:formula="of:=SUM(([.AN3:.AN27]-[.$BA3:.$BA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AO3:.$AO27])" office:value-type="float"/>
          <table:table-cell table:number-matrix-columns-spanned="1" table:number-matrix-rows-spanned="1" table:formula="of:=SUM([.C3:.C27]=[.$AP3:.$AP27])" office:value-type="float"/>
          <table:table-cell table:number-matrix-columns-spanned="1" table:number-matrix-rows-spanned="1" table:formula="of:=SUM([.D3:.D27]=[.$AQ3:.$AQ27])" office:value-type="float"/>
          <table:table-cell table:number-matrix-columns-spanned="1" table:number-matrix-rows-spanned="1" table:formula="of:=SUM([.E3:.E27]=[.$AR3:.$AR27])" office:value-type="float"/>
          <table:table-cell table:number-matrix-columns-spanned="1" table:number-matrix-rows-spanned="1" table:formula="of:=SUM([.F3:.F27]=[.$AS3:.$AS27])" office:value-type="float"/>
          <table:table-cell table:number-matrix-columns-spanned="1" table:number-matrix-rows-spanned="1" table:formula="of:=SUM([.G3:.G27]=[.$AT3:.$AT27])" office:value-type="float"/>
          <table:table-cell table:number-matrix-columns-spanned="1" table:number-matrix-rows-spanned="1" table:formula="of:=SUM([.H3:.H27]=[.$AU3:.$AU27])" office:value-type="float"/>
          <table:table-cell table:number-matrix-columns-spanned="1" table:number-matrix-rows-spanned="1" table:formula="of:=SUM([.I3:.I27]=[.$AV3:.$AV27])" office:value-type="float"/>
          <table:table-cell table:number-matrix-columns-spanned="1" table:number-matrix-rows-spanned="1" table:formula="of:=SUM([.J3:.J27]=[.$AW3:.$AW27])" office:value-type="float"/>
          <table:table-cell table:number-matrix-columns-spanned="1" table:number-matrix-rows-spanned="1" table:formula="of:=SUM([.K3:.K27]=[.$AX3:.$AX27])" office:value-type="float"/>
          <table:table-cell table:number-matrix-columns-spanned="1" table:number-matrix-rows-spanned="1" table:formula="of:=SUM([.L3:.L27]=[.$AY3:.$AY27])" office:value-type="float"/>
          <table:table-cell table:number-matrix-columns-spanned="1" table:number-matrix-rows-spanned="1" table:formula="of:=SUM([.M3:.M27]=[.$AZ3:.$AZ27])" office:value-type="float"/>
          <table:table-cell table:number-matrix-columns-spanned="1" table:number-matrix-rows-spanned="1" table:formula="of:=SUM([.N3:.N27]=[.$BA3:.$BA27])" office:value-type="float"/>
          <table:table-cell table:number-matrix-columns-spanned="1" table:number-matrix-rows-spanned="1" table:formula="of:=SUM([.O3:.O27]=[.$AO3:.$AO27])" office:value-type="float"/>
          <table:table-cell table:number-matrix-columns-spanned="1" table:number-matrix-rows-spanned="1" table:formula="of:=SUM([.P3:.P27]=[.$AP3:.$AP27])" office:value-type="float"/>
          <table:table-cell table:number-matrix-columns-spanned="1" table:number-matrix-rows-spanned="1" table:formula="of:=SUM([.Q3:.Q27]=[.$AQ3:.$AQ27])" office:value-type="float"/>
          <table:table-cell table:number-matrix-columns-spanned="1" table:number-matrix-rows-spanned="1" table:formula="of:=SUM([.R3:.R27]=[.$AR3:.$AR27])" office:value-type="float"/>
          <table:table-cell table:number-matrix-columns-spanned="1" table:number-matrix-rows-spanned="1" table:formula="of:=SUM([.S3:.S27]=[.$AS3:.$AS27])" office:value-type="float"/>
          <table:table-cell table:number-matrix-columns-spanned="1" table:number-matrix-rows-spanned="1" table:formula="of:=SUM([.T3:.T27]=[.$AT3:.$AT27])" office:value-type="float"/>
          <table:table-cell table:number-matrix-columns-spanned="1" table:number-matrix-rows-spanned="1" table:formula="of:=SUM([.U3:.U27]=[.$AU3:.$AU27])" office:value-type="float"/>
          <table:table-cell table:number-matrix-columns-spanned="1" table:number-matrix-rows-spanned="1" table:formula="of:=SUM([.V3:.V27]=[.$AV3:.$AV27])" office:value-type="float"/>
          <table:table-cell table:number-matrix-columns-spanned="1" table:number-matrix-rows-spanned="1" table:formula="of:=SUM([.W3:.W27]=[.$AW3:.$AW27])" office:value-type="float"/>
          <table:table-cell table:number-matrix-columns-spanned="1" table:number-matrix-rows-spanned="1" table:formula="of:=SUM([.X3:.X27]=[.$AX3:.$AX27])" office:value-type="float"/>
          <table:table-cell table:number-matrix-columns-spanned="1" table:number-matrix-rows-spanned="1" table:formula="of:=SUM([.Y3:.Y27]=[.$AY3:.$AY27])" office:value-type="float"/>
          <table:table-cell table:number-matrix-columns-spanned="1" table:number-matrix-rows-spanned="1" table:formula="of:=SUM([.Z3:.Z27]=[.$AZ3:.$AZ27])" office:value-type="float"/>
          <table:table-cell table:number-matrix-columns-spanned="1" table:number-matrix-rows-spanned="1" table:formula="of:=SUM([.AA3:.AA27]=[.$BA3:.$BA27])" office:value-type="float"/>
          <table:table-cell table:number-matrix-columns-spanned="1" table:number-matrix-rows-spanned="1" table:formula="of:=SUM([.AB3:.AB27]=[.$AO3:.$AO27])" office:value-type="float"/>
          <table:table-cell table:number-matrix-columns-spanned="1" table:number-matrix-rows-spanned="1" table:formula="of:=SUM([.AC3:.AC27]=[.$AP3:.$AP27])" office:value-type="float"/>
          <table:table-cell table:number-matrix-columns-spanned="1" table:number-matrix-rows-spanned="1" table:formula="of:=SUM([.AD3:.AD27]=[.$AQ3:.$AQ27])" office:value-type="float"/>
          <table:table-cell table:number-matrix-columns-spanned="1" table:number-matrix-rows-spanned="1" table:formula="of:=SUM([.AE3:.AE27]=[.$AR3:.$AR27])" office:value-type="float"/>
          <table:table-cell table:number-matrix-columns-spanned="1" table:number-matrix-rows-spanned="1" table:formula="of:=SUM([.AF3:.AF27]=[.$AS3:.$AS27])" office:value-type="float"/>
          <table:table-cell table:number-matrix-columns-spanned="1" table:number-matrix-rows-spanned="1" table:formula="of:=SUM([.AG3:.AG27]=[.$AT3:.$AT27])" office:value-type="float"/>
          <table:table-cell table:number-matrix-columns-spanned="1" table:number-matrix-rows-spanned="1" table:formula="of:=SUM([.AH3:.AH27]=[.$AU3:.$AU27])" office:value-type="float"/>
          <table:table-cell table:number-matrix-columns-spanned="1" table:number-matrix-rows-spanned="1" table:formula="of:=SUM([.AI3:.AI27]=[.$AV3:.$AV27])" office:value-type="float"/>
          <table:table-cell table:number-matrix-columns-spanned="1" table:number-matrix-rows-spanned="1" table:formula="of:=SUM([.AJ3:.AJ27]=[.$AW3:.$AW27])" office:value-type="float"/>
          <table:table-cell table:number-matrix-columns-spanned="1" table:number-matrix-rows-spanned="1" table:formula="of:=SUM([.AK3:.AK27]=[.$AX3:.$AX27])" office:value-type="float"/>
          <table:table-cell table:number-matrix-columns-spanned="1" table:number-matrix-rows-spanned="1" table:formula="of:=SUM([.AL3:.AL27]=[.$AY3:.$AY27])" office:value-type="float"/>
          <table:table-cell table:number-matrix-columns-spanned="1" table:number-matrix-rows-spanned="1" table:formula="of:=SUM([.AM3:.AM27]=[.$AZ3:.$AZ27])" office:value-type="float"/>
          <table:table-cell table:number-matrix-columns-spanned="1" table:number-matrix-rows-spanned="1" table:formula="of:=SUM([.AN3:.AN27]=[.$BA3:.$BA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BB3:.$BB27])" office:value-type="float"/>
          <table:table-cell table:number-matrix-columns-spanned="1" table:number-matrix-rows-spanned="1" table:formula="of:=SUM([.C3:.C27]&lt;[.$BC3:.$BC27])" office:value-type="float"/>
          <table:table-cell table:number-matrix-columns-spanned="1" table:number-matrix-rows-spanned="1" table:formula="of:=SUM([.D3:.D27]&lt;[.$BD3:.$BD27])" office:value-type="float"/>
          <table:table-cell table:number-matrix-columns-spanned="1" table:number-matrix-rows-spanned="1" table:formula="of:=SUM([.E3:.E27]&lt;[.$BE3:.$BE27])" office:value-type="float"/>
          <table:table-cell table:number-matrix-columns-spanned="1" table:number-matrix-rows-spanned="1" table:formula="of:=SUM([.F3:.F27]&lt;[.$BF3:.$BF27])" office:value-type="float"/>
          <table:table-cell table:number-matrix-columns-spanned="1" table:number-matrix-rows-spanned="1" table:formula="of:=SUM([.G3:.G27]&lt;[.$BG3:.$BG27])" office:value-type="float"/>
          <table:table-cell table:number-matrix-columns-spanned="1" table:number-matrix-rows-spanned="1" table:formula="of:=SUM([.H3:.H27]&lt;[.$BH3:.$BH27])" office:value-type="float"/>
          <table:table-cell table:number-matrix-columns-spanned="1" table:number-matrix-rows-spanned="1" table:formula="of:=SUM([.I3:.I27]&lt;[.$BI3:.$BI27])" office:value-type="float"/>
          <table:table-cell table:number-matrix-columns-spanned="1" table:number-matrix-rows-spanned="1" table:formula="of:=SUM([.J3:.J27]&lt;[.$BJ3:.$BJ27])" office:value-type="float"/>
          <table:table-cell table:number-matrix-columns-spanned="1" table:number-matrix-rows-spanned="1" table:formula="of:=SUM([.K3:.K27]&lt;[.$BK3:.$BK27])" office:value-type="float"/>
          <table:table-cell table:number-matrix-columns-spanned="1" table:number-matrix-rows-spanned="1" table:formula="of:=SUM([.L3:.L27]&lt;[.$BL3:.$BL27])" office:value-type="float"/>
          <table:table-cell table:number-matrix-columns-spanned="1" table:number-matrix-rows-spanned="1" table:formula="of:=SUM([.M3:.M27]&lt;[.$BM3:.$BM27])" office:value-type="float"/>
          <table:table-cell table:number-matrix-columns-spanned="1" table:number-matrix-rows-spanned="1" table:formula="of:=SUM([.N3:.N27]&lt;[.$BN3:.$BN27])" office:value-type="float"/>
          <table:table-cell table:number-matrix-columns-spanned="1" table:number-matrix-rows-spanned="1" table:formula="of:=SUM([.O3:.O27]&lt;[.$BB3:.$BB27])" office:value-type="float"/>
          <table:table-cell table:number-matrix-columns-spanned="1" table:number-matrix-rows-spanned="1" table:formula="of:=SUM([.P3:.P27]&lt;[.$BC3:.$BC27])" office:value-type="float"/>
          <table:table-cell table:number-matrix-columns-spanned="1" table:number-matrix-rows-spanned="1" table:formula="of:=SUM([.Q3:.Q27]&lt;[.$BD3:.$BD27])" office:value-type="float"/>
          <table:table-cell table:number-matrix-columns-spanned="1" table:number-matrix-rows-spanned="1" table:formula="of:=SUM([.R3:.R27]&lt;[.$BE3:.$BE27])" office:value-type="float"/>
          <table:table-cell table:number-matrix-columns-spanned="1" table:number-matrix-rows-spanned="1" table:formula="of:=SUM([.S3:.S27]&lt;[.$BF3:.$BF27])" office:value-type="float"/>
          <table:table-cell table:number-matrix-columns-spanned="1" table:number-matrix-rows-spanned="1" table:formula="of:=SUM([.T3:.T27]&lt;[.$BG3:.$BG27])" office:value-type="float"/>
          <table:table-cell table:number-matrix-columns-spanned="1" table:number-matrix-rows-spanned="1" table:formula="of:=SUM([.U3:.U27]&lt;[.$BH3:.$BH27])" office:value-type="float"/>
          <table:table-cell table:number-matrix-columns-spanned="1" table:number-matrix-rows-spanned="1" table:formula="of:=SUM([.V3:.V27]&lt;[.$BI3:.$BI27])" office:value-type="float"/>
          <table:table-cell table:number-matrix-columns-spanned="1" table:number-matrix-rows-spanned="1" table:formula="of:=SUM([.W3:.W27]&lt;[.$BJ3:.$BJ27])" office:value-type="float"/>
          <table:table-cell table:number-matrix-columns-spanned="1" table:number-matrix-rows-spanned="1" table:formula="of:=SUM([.X3:.X27]&lt;[.$BK3:.$BK27])" office:value-type="float"/>
          <table:table-cell table:number-matrix-columns-spanned="1" table:number-matrix-rows-spanned="1" table:formula="of:=SUM([.Y3:.Y27]&lt;[.$BL3:.$BL27])" office:value-type="float"/>
          <table:table-cell table:number-matrix-columns-spanned="1" table:number-matrix-rows-spanned="1" table:formula="of:=SUM([.Z3:.Z27]&lt;[.$BM3:.$BM27])" office:value-type="float"/>
          <table:table-cell table:number-matrix-columns-spanned="1" table:number-matrix-rows-spanned="1" table:formula="of:=SUM([.AA3:.AA27]&lt;[.$BN3:.$BN27])" office:value-type="float"/>
          <table:table-cell table:number-matrix-columns-spanned="1" table:number-matrix-rows-spanned="1" table:formula="of:=SUM([.AB3:.AB27]&lt;[.$BB3:.$BB27])" office:value-type="float"/>
          <table:table-cell table:number-matrix-columns-spanned="1" table:number-matrix-rows-spanned="1" table:formula="of:=SUM([.AC3:.AC27]&lt;[.$BC3:.$BC27])" office:value-type="float"/>
          <table:table-cell table:number-matrix-columns-spanned="1" table:number-matrix-rows-spanned="1" table:formula="of:=SUM([.AD3:.AD27]&lt;[.$BD3:.$BD27])" office:value-type="float"/>
          <table:table-cell table:number-matrix-columns-spanned="1" table:number-matrix-rows-spanned="1" table:formula="of:=SUM([.AE3:.AE27]&lt;[.$BE3:.$BE27])" office:value-type="float"/>
          <table:table-cell table:number-matrix-columns-spanned="1" table:number-matrix-rows-spanned="1" table:formula="of:=SUM([.AF3:.AF27]&lt;[.$BF3:.$BF27])" office:value-type="float"/>
          <table:table-cell table:number-matrix-columns-spanned="1" table:number-matrix-rows-spanned="1" table:formula="of:=SUM([.AG3:.AG27]&lt;[.$BG3:.$BG27])" office:value-type="float"/>
          <table:table-cell table:number-matrix-columns-spanned="1" table:number-matrix-rows-spanned="1" table:formula="of:=SUM([.AH3:.AH27]&lt;[.$BH3:.$BH27])" office:value-type="float"/>
          <table:table-cell table:number-matrix-columns-spanned="1" table:number-matrix-rows-spanned="1" table:formula="of:=SUM([.AI3:.AI27]&lt;[.$BI3:.$BI27])" office:value-type="float"/>
          <table:table-cell table:number-matrix-columns-spanned="1" table:number-matrix-rows-spanned="1" table:formula="of:=SUM([.AJ3:.AJ27]&lt;[.$BJ3:.$BJ27])" office:value-type="float"/>
          <table:table-cell table:number-matrix-columns-spanned="1" table:number-matrix-rows-spanned="1" table:formula="of:=SUM([.AK3:.AK27]&lt;[.$BK3:.$BK27])" office:value-type="float"/>
          <table:table-cell table:number-matrix-columns-spanned="1" table:number-matrix-rows-spanned="1" table:formula="of:=SUM([.AL3:.AL27]&lt;[.$BL3:.$BL27])" office:value-type="float"/>
          <table:table-cell table:number-matrix-columns-spanned="1" table:number-matrix-rows-spanned="1" table:formula="of:=SUM([.AM3:.AM27]&lt;[.$BM3:.$BM27])" office:value-type="float"/>
          <table:table-cell table:number-matrix-columns-spanned="1" table:number-matrix-rows-spanned="1" table:formula="of:=SUM([.AN3:.AN27]&lt;[.$BN3:.$BN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BB3:.$BB27])" office:value-type="float"/>
          <table:table-cell table:number-matrix-columns-spanned="1" table:number-matrix-rows-spanned="1" table:formula="of:=SUM([.C3:.C27]&gt;[.$BC3:.$BC27])" office:value-type="float"/>
          <table:table-cell table:number-matrix-columns-spanned="1" table:number-matrix-rows-spanned="1" table:formula="of:=SUM([.D3:.D27]&gt;[.$BD3:.$BD27])" office:value-type="float"/>
          <table:table-cell table:number-matrix-columns-spanned="1" table:number-matrix-rows-spanned="1" table:formula="of:=SUM([.E3:.E27]&gt;[.$BE3:.$BE27])" office:value-type="float"/>
          <table:table-cell table:number-matrix-columns-spanned="1" table:number-matrix-rows-spanned="1" table:formula="of:=SUM([.F3:.F27]&gt;[.$BF3:.$BF27])" office:value-type="float"/>
          <table:table-cell table:number-matrix-columns-spanned="1" table:number-matrix-rows-spanned="1" table:formula="of:=SUM([.G3:.G27]&gt;[.$BG3:.$BG27])" office:value-type="float"/>
          <table:table-cell table:number-matrix-columns-spanned="1" table:number-matrix-rows-spanned="1" table:formula="of:=SUM([.H3:.H27]&gt;[.$BH3:.$BH27])" office:value-type="float"/>
          <table:table-cell table:number-matrix-columns-spanned="1" table:number-matrix-rows-spanned="1" table:formula="of:=SUM([.I3:.I27]&gt;[.$BI3:.$BI27])" office:value-type="float"/>
          <table:table-cell table:number-matrix-columns-spanned="1" table:number-matrix-rows-spanned="1" table:formula="of:=SUM([.J3:.J27]&gt;[.$BJ3:.$BJ27])" office:value-type="float"/>
          <table:table-cell table:number-matrix-columns-spanned="1" table:number-matrix-rows-spanned="1" table:formula="of:=SUM([.K3:.K27]&gt;[.$BK3:.$BK27])" office:value-type="float"/>
          <table:table-cell table:number-matrix-columns-spanned="1" table:number-matrix-rows-spanned="1" table:formula="of:=SUM([.L3:.L27]&gt;[.$BL3:.$BL27])" office:value-type="float"/>
          <table:table-cell table:number-matrix-columns-spanned="1" table:number-matrix-rows-spanned="1" table:formula="of:=SUM([.M3:.M27]&gt;[.$BM3:.$BM27])" office:value-type="float"/>
          <table:table-cell table:number-matrix-columns-spanned="1" table:number-matrix-rows-spanned="1" table:formula="of:=SUM([.N3:.N27]&gt;[.$BN3:.$BN27])" office:value-type="float"/>
          <table:table-cell table:number-matrix-columns-spanned="1" table:number-matrix-rows-spanned="1" table:formula="of:=SUM([.O3:.O27]&gt;[.$BB3:.$BB27])" office:value-type="float"/>
          <table:table-cell table:number-matrix-columns-spanned="1" table:number-matrix-rows-spanned="1" table:formula="of:=SUM([.P3:.P27]&gt;[.$BC3:.$BC27])" office:value-type="float"/>
          <table:table-cell table:number-matrix-columns-spanned="1" table:number-matrix-rows-spanned="1" table:formula="of:=SUM([.Q3:.Q27]&gt;[.$BD3:.$BD27])" office:value-type="float"/>
          <table:table-cell table:number-matrix-columns-spanned="1" table:number-matrix-rows-spanned="1" table:formula="of:=SUM([.R3:.R27]&gt;[.$BE3:.$BE27])" office:value-type="float"/>
          <table:table-cell table:number-matrix-columns-spanned="1" table:number-matrix-rows-spanned="1" table:formula="of:=SUM([.S3:.S27]&gt;[.$BF3:.$BF27])" office:value-type="float"/>
          <table:table-cell table:number-matrix-columns-spanned="1" table:number-matrix-rows-spanned="1" table:formula="of:=SUM([.T3:.T27]&gt;[.$BG3:.$BG27])" office:value-type="float"/>
          <table:table-cell table:number-matrix-columns-spanned="1" table:number-matrix-rows-spanned="1" table:formula="of:=SUM([.U3:.U27]&gt;[.$BH3:.$BH27])" office:value-type="float"/>
          <table:table-cell table:number-matrix-columns-spanned="1" table:number-matrix-rows-spanned="1" table:formula="of:=SUM([.V3:.V27]&gt;[.$BI3:.$BI27])" office:value-type="float"/>
          <table:table-cell table:number-matrix-columns-spanned="1" table:number-matrix-rows-spanned="1" table:formula="of:=SUM([.W3:.W27]&gt;[.$BJ3:.$BJ27])" office:value-type="float"/>
          <table:table-cell table:number-matrix-columns-spanned="1" table:number-matrix-rows-spanned="1" table:formula="of:=SUM([.X3:.X27]&gt;[.$BK3:.$BK27])" office:value-type="float"/>
          <table:table-cell table:number-matrix-columns-spanned="1" table:number-matrix-rows-spanned="1" table:formula="of:=SUM([.Y3:.Y27]&gt;[.$BL3:.$BL27])" office:value-type="float"/>
          <table:table-cell table:number-matrix-columns-spanned="1" table:number-matrix-rows-spanned="1" table:formula="of:=SUM([.Z3:.Z27]&gt;[.$BM3:.$BM27])" office:value-type="float"/>
          <table:table-cell table:number-matrix-columns-spanned="1" table:number-matrix-rows-spanned="1" table:formula="of:=SUM([.AA3:.AA27]&gt;[.$BN3:.$BN27])" office:value-type="float"/>
          <table:table-cell table:number-matrix-columns-spanned="1" table:number-matrix-rows-spanned="1" table:formula="of:=SUM([.AB3:.AB27]&gt;[.$BB3:.$BB27])" office:value-type="float"/>
          <table:table-cell table:number-matrix-columns-spanned="1" table:number-matrix-rows-spanned="1" table:formula="of:=SUM([.AC3:.AC27]&gt;[.$BC3:.$BC27])" office:value-type="float"/>
          <table:table-cell table:number-matrix-columns-spanned="1" table:number-matrix-rows-spanned="1" table:formula="of:=SUM([.AD3:.AD27]&gt;[.$BD3:.$BD27])" office:value-type="float"/>
          <table:table-cell table:number-matrix-columns-spanned="1" table:number-matrix-rows-spanned="1" table:formula="of:=SUM([.AE3:.AE27]&gt;[.$BE3:.$BE27])" office:value-type="float"/>
          <table:table-cell table:number-matrix-columns-spanned="1" table:number-matrix-rows-spanned="1" table:formula="of:=SUM([.AF3:.AF27]&gt;[.$BF3:.$BF27])" office:value-type="float"/>
          <table:table-cell table:number-matrix-columns-spanned="1" table:number-matrix-rows-spanned="1" table:formula="of:=SUM([.AG3:.AG27]&gt;[.$BG3:.$BG27])" office:value-type="float"/>
          <table:table-cell table:number-matrix-columns-spanned="1" table:number-matrix-rows-spanned="1" table:formula="of:=SUM([.AH3:.AH27]&gt;[.$BH3:.$BH27])" office:value-type="float"/>
          <table:table-cell table:number-matrix-columns-spanned="1" table:number-matrix-rows-spanned="1" table:formula="of:=SUM([.AI3:.AI27]&gt;[.$BI3:.$BI27])" office:value-type="float"/>
          <table:table-cell table:number-matrix-columns-spanned="1" table:number-matrix-rows-spanned="1" table:formula="of:=SUM([.AJ3:.AJ27]&gt;[.$BJ3:.$BJ27])" office:value-type="float"/>
          <table:table-cell table:number-matrix-columns-spanned="1" table:number-matrix-rows-spanned="1" table:formula="of:=SUM([.AK3:.AK27]&gt;[.$BK3:.$BK27])" office:value-type="float"/>
          <table:table-cell table:number-matrix-columns-spanned="1" table:number-matrix-rows-spanned="1" table:formula="of:=SUM([.AL3:.AL27]&gt;[.$BL3:.$BL27])" office:value-type="float"/>
          <table:table-cell table:number-matrix-columns-spanned="1" table:number-matrix-rows-spanned="1" table:formula="of:=SUM([.AM3:.AM27]&gt;[.$BM3:.$BM27])" office:value-type="float"/>
          <table:table-cell table:number-matrix-columns-spanned="1" table:number-matrix-rows-spanned="1" table:formula="of:=SUM([.AN3:.AN27]&gt;[.$BN3:.$BN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BO3:.$BO27])" office:value-type="float"/>
          <table:table-cell table:number-matrix-columns-spanned="1" table:number-matrix-rows-spanned="1" table:formula="of:=SUM([.C3:.C27]=[.$BP3:.$BP27])" office:value-type="float"/>
          <table:table-cell table:number-matrix-columns-spanned="1" table:number-matrix-rows-spanned="1" table:formula="of:=SUM([.D3:.D27]=[.$BQ3:.$BQ27])" office:value-type="float"/>
          <table:table-cell table:number-matrix-columns-spanned="1" table:number-matrix-rows-spanned="1" table:formula="of:=SUM([.E3:.E27]=[.$BR3:.$BR27])" office:value-type="float"/>
          <table:table-cell table:number-matrix-columns-spanned="1" table:number-matrix-rows-spanned="1" table:formula="of:=SUM([.F3:.F27]=[.$BS3:.$BS27])" office:value-type="float"/>
          <table:table-cell table:number-matrix-columns-spanned="1" table:number-matrix-rows-spanned="1" table:formula="of:=SUM([.G3:.G27]=[.$BT3:.$BT27])" office:value-type="float"/>
          <table:table-cell table:number-matrix-columns-spanned="1" table:number-matrix-rows-spanned="1" table:formula="of:=SUM([.H3:.H27]=[.$BU3:.$BU27])" office:value-type="float"/>
          <table:table-cell table:number-matrix-columns-spanned="1" table:number-matrix-rows-spanned="1" table:formula="of:=SUM([.I3:.I27]=[.$BV3:.$BV27])" office:value-type="float"/>
          <table:table-cell table:number-matrix-columns-spanned="1" table:number-matrix-rows-spanned="1" table:formula="of:=SUM([.J3:.J27]=[.$BW3:.$BW27])" office:value-type="float"/>
          <table:table-cell table:number-matrix-columns-spanned="1" table:number-matrix-rows-spanned="1" table:formula="of:=SUM([.K3:.K27]=[.$BX3:.$BX27])" office:value-type="float"/>
          <table:table-cell table:number-matrix-columns-spanned="1" table:number-matrix-rows-spanned="1" table:formula="of:=SUM([.L3:.L27]=[.$BY3:.$BY27])" office:value-type="float"/>
          <table:table-cell table:number-matrix-columns-spanned="1" table:number-matrix-rows-spanned="1" table:formula="of:=SUM([.M3:.M27]=[.$BZ3:.$BZ27])" office:value-type="float"/>
          <table:table-cell table:number-matrix-columns-spanned="1" table:number-matrix-rows-spanned="1" table:formula="of:=SUM([.N3:.N27]=[.$CA3:.$CA27])" office:value-type="float"/>
          <table:table-cell table:number-matrix-columns-spanned="1" table:number-matrix-rows-spanned="1" table:formula="of:=SUM([.O3:.O27]=[.$BO3:.$BO27])" office:value-type="float"/>
          <table:table-cell table:number-matrix-columns-spanned="1" table:number-matrix-rows-spanned="1" table:formula="of:=SUM([.P3:.P27]=[.$BP3:.$BP27])" office:value-type="float"/>
          <table:table-cell table:number-matrix-columns-spanned="1" table:number-matrix-rows-spanned="1" table:formula="of:=SUM([.Q3:.Q27]=[.$BQ3:.$BQ27])" office:value-type="float"/>
          <table:table-cell table:number-matrix-columns-spanned="1" table:number-matrix-rows-spanned="1" table:formula="of:=SUM([.R3:.R27]=[.$BR3:.$BR27])" office:value-type="float"/>
          <table:table-cell table:number-matrix-columns-spanned="1" table:number-matrix-rows-spanned="1" table:formula="of:=SUM([.S3:.S27]=[.$BS3:.$BS27])" office:value-type="float"/>
          <table:table-cell table:number-matrix-columns-spanned="1" table:number-matrix-rows-spanned="1" table:formula="of:=SUM([.T3:.T27]=[.$BT3:.$BT27])" office:value-type="float"/>
          <table:table-cell table:number-matrix-columns-spanned="1" table:number-matrix-rows-spanned="1" table:formula="of:=SUM([.U3:.U27]=[.$BU3:.$BU27])" office:value-type="float"/>
          <table:table-cell table:number-matrix-columns-spanned="1" table:number-matrix-rows-spanned="1" table:formula="of:=SUM([.V3:.V27]=[.$BV3:.$BV27])" office:value-type="float"/>
          <table:table-cell table:number-matrix-columns-spanned="1" table:number-matrix-rows-spanned="1" table:formula="of:=SUM([.W3:.W27]=[.$BW3:.$BW27])" office:value-type="float"/>
          <table:table-cell table:number-matrix-columns-spanned="1" table:number-matrix-rows-spanned="1" table:formula="of:=SUM([.X3:.X27]=[.$BX3:.$BX27])" office:value-type="float"/>
          <table:table-cell table:number-matrix-columns-spanned="1" table:number-matrix-rows-spanned="1" table:formula="of:=SUM([.Y3:.Y27]=[.$BY3:.$BY27])" office:value-type="float"/>
          <table:table-cell table:number-matrix-columns-spanned="1" table:number-matrix-rows-spanned="1" table:formula="of:=SUM([.Z3:.Z27]=[.$BZ3:.$BZ27])" office:value-type="float"/>
          <table:table-cell table:number-matrix-columns-spanned="1" table:number-matrix-rows-spanned="1" table:formula="of:=SUM([.AA3:.AA27]=[.$CA3:.$CA27])" office:value-type="float"/>
          <table:table-cell table:number-matrix-columns-spanned="1" table:number-matrix-rows-spanned="1" table:formula="of:=SUM([.AB3:.AB27]=[.$BO3:.$BO27])" office:value-type="float"/>
          <table:table-cell table:number-matrix-columns-spanned="1" table:number-matrix-rows-spanned="1" table:formula="of:=SUM([.AC3:.AC27]=[.$BP3:.$BP27])" office:value-type="float"/>
          <table:table-cell table:number-matrix-columns-spanned="1" table:number-matrix-rows-spanned="1" table:formula="of:=SUM([.AD3:.AD27]=[.$BQ3:.$BQ27])" office:value-type="float"/>
          <table:table-cell table:number-matrix-columns-spanned="1" table:number-matrix-rows-spanned="1" table:formula="of:=SUM([.AE3:.AE27]=[.$BR3:.$BR27])" office:value-type="float"/>
          <table:table-cell table:number-matrix-columns-spanned="1" table:number-matrix-rows-spanned="1" table:formula="of:=SUM([.AF3:.AF27]=[.$BS3:.$BS27])" office:value-type="float"/>
          <table:table-cell table:number-matrix-columns-spanned="1" table:number-matrix-rows-spanned="1" table:formula="of:=SUM([.AG3:.AG27]=[.$BT3:.$BT27])" office:value-type="float"/>
          <table:table-cell table:number-matrix-columns-spanned="1" table:number-matrix-rows-spanned="1" table:formula="of:=SUM([.AH3:.AH27]=[.$BU3:.$BU27])" office:value-type="float"/>
          <table:table-cell table:number-matrix-columns-spanned="1" table:number-matrix-rows-spanned="1" table:formula="of:=SUM([.AI3:.AI27]=[.$BV3:.$BV27])" office:value-type="float"/>
          <table:table-cell table:number-matrix-columns-spanned="1" table:number-matrix-rows-spanned="1" table:formula="of:=SUM([.AJ3:.AJ27]=[.$BW3:.$BW27])" office:value-type="float"/>
          <table:table-cell table:number-matrix-columns-spanned="1" table:number-matrix-rows-spanned="1" table:formula="of:=SUM([.AK3:.AK27]=[.$BX3:.$BX27])" office:value-type="float"/>
          <table:table-cell table:number-matrix-columns-spanned="1" table:number-matrix-rows-spanned="1" table:formula="of:=SUM([.AL3:.AL27]=[.$BY3:.$BY27])" office:value-type="float"/>
          <table:table-cell table:number-matrix-columns-spanned="1" table:number-matrix-rows-spanned="1" table:formula="of:=SUM([.AM3:.AM27]=[.$BZ3:.$BZ27])" office:value-type="float"/>
          <table:table-cell table:number-matrix-columns-spanned="1" table:number-matrix-rows-spanned="1" table:formula="of:=SUM([.AN3:.AN27]=[.$CA3:.$CA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SUM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SUM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MIN([.$B3];[.$O3];[.$AB3])" office:value-type="float"/>
          <table:table-cell table:formula="of:=MIN([.$C3];[.$P3];[.$AC3])" office:value-type="float"/>
          <table:table-cell table:formula="of:=MIN([.$D3];[.$Q3];[.$AD3])" office:value-type="float"/>
          <table:table-cell table:formula="of:=MIN([.$E3];[.$R3];[.$AE3])" office:value-type="float"/>
          <table:table-cell table:formula="of:=MIN([.$F3];[.$S3];[.$AF3])" office:value-type="float"/>
          <table:table-cell table:formula="of:=MIN([.$G3];[.$T3];[.$AG3])" office:value-type="float"/>
          <table:table-cell table:formula="of:=MIN([.$H3];[.$U3];[.$AH3])" office:value-type="float"/>
          <table:table-cell table:formula="of:=MIN([.$I3];[.$V3];[.$AI3])" office:value-type="float"/>
          <table:table-cell table:formula="of:=MIN([.$J3];[.$W3];[.$AJ3])" office:value-type="float"/>
          <table:table-cell table:formula="of:=MIN([.$K3];[.$X3];[.$AK3])" office:value-type="float"/>
          <table:table-cell table:formula="of:=MIN([.$L3];[.$Y3];[.$AL3])" office:value-type="float"/>
          <table:table-cell table:formula="of:=MIN([.$M3];[.$Z3];[.$AM3])" office:value-type="float"/>
          <table:table-cell table:formula="of:=MIN([.$N3];[.$AA3];[.$AN3])" office:value-type="float"/>
          <table:table-cell table:formula="of:=MEDIAN([.$B3];[.$O3];[.$AB3])" office:value-type="float"/>
          <table:table-cell table:formula="of:=MEDIAN([.$C3];[.$P3];[.$AC3])" office:value-type="float"/>
          <table:table-cell table:formula="of:=MEDIAN([.$D3];[.$Q3];[.$AD3])" office:value-type="float"/>
          <table:table-cell table:formula="of:=MEDIAN([.$E3];[.$R3];[.$AE3])" office:value-type="float"/>
          <table:table-cell table:formula="of:=MEDIAN([.$F3];[.$S3];[.$AF3])" office:value-type="float"/>
          <table:table-cell table:formula="of:=MEDIAN([.$G3];[.$T3];[.$AG3])" office:value-type="float"/>
          <table:table-cell table:formula="of:=MEDIAN([.$H3];[.$U3];[.$AH3])" office:value-type="float"/>
          <table:table-cell table:formula="of:=MEDIAN([.$I3];[.$V3];[.$AI3])" office:value-type="float"/>
          <table:table-cell table:formula="of:=MEDIAN([.$J3];[.$W3];[.$AJ3])" office:value-type="float"/>
          <table:table-cell table:formula="of:=MEDIAN([.$K3];[.$X3];[.$AK3])" office:value-type="float"/>
          <table:table-cell table:formula="of:=MEDIAN([.$L3];[.$Y3];[.$AL3])" office:value-type="float"/>
          <table:table-cell table:formula="of:=MEDIAN([.$M3];[.$Z3];[.$AM3])" office:value-type="float"/>
          <table:table-cell table:formula="of:=MEDIAN([.$N3];[.$AA3];[.$AN3])" office:value-type="float"/>
          <table:table-cell table:formula="of:=MAX([.$B3];[.$O3];[.$AB3])" office:value-type="float"/>
          <table:table-cell table:formula="of:=MAX([.$C3];[.$P3];[.$AC3])" office:value-type="float"/>
          <table:table-cell table:formula="of:=MAX([.$D3];[.$Q3];[.$AD3])" office:value-type="float"/>
          <table:table-cell table:formula="of:=MAX([.$E3];[.$R3];[.$AE3])" office:value-type="float"/>
          <table:table-cell table:formula="of:=MAX([.$F3];[.$S3];[.$AF3])" office:value-type="float"/>
          <table:table-cell table:formula="of:=MAX([.$G3];[.$T3];[.$AG3])" office:value-type="float"/>
          <table:table-cell table:formula="of:=MAX([.$H3];[.$U3];[.$AH3])" office:value-type="float"/>
          <table:table-cell table:formula="of:=MAX([.$I3];[.$V3];[.$AI3])" office:value-type="float"/>
          <table:table-cell table:formula="of:=MAX([.$J3];[.$W3];[.$AJ3])" office:value-type="float"/>
          <table:table-cell table:formula="of:=MAX([.$K3];[.$X3];[.$AK3])" office:value-type="float"/>
          <table:table-cell table:formula="of:=MAX([.$L3];[.$Y3];[.$AL3])" office:value-type="float"/>
          <table:table-cell table:formula="of:=MAX([.$M3];[.$Z3];[.$AM3])" office:value-type="float"/>
          <table:table-cell table:formula="of:=MAX([.$N3];[.$AA3];[.$AN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SUM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SUM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MIN([.$B4];[.$O4];[.$AB4])" office:value-type="float"/>
          <table:table-cell table:formula="of:=MIN([.$C4];[.$P4];[.$AC4])" office:value-type="float"/>
          <table:table-cell table:formula="of:=MIN([.$D4];[.$Q4];[.$AD4])" office:value-type="float"/>
          <table:table-cell table:formula="of:=MIN([.$E4];[.$R4];[.$AE4])" office:value-type="float"/>
          <table:table-cell table:formula="of:=MIN([.$F4];[.$S4];[.$AF4])" office:value-type="float"/>
          <table:table-cell table:formula="of:=MIN([.$G4];[.$T4];[.$AG4])" office:value-type="float"/>
          <table:table-cell table:formula="of:=MIN([.$H4];[.$U4];[.$AH4])" office:value-type="float"/>
          <table:table-cell table:formula="of:=MIN([.$I4];[.$V4];[.$AI4])" office:value-type="float"/>
          <table:table-cell table:formula="of:=MIN([.$J4];[.$W4];[.$AJ4])" office:value-type="float"/>
          <table:table-cell table:formula="of:=MIN([.$K4];[.$X4];[.$AK4])" office:value-type="float"/>
          <table:table-cell table:formula="of:=MIN([.$L4];[.$Y4];[.$AL4])" office:value-type="float"/>
          <table:table-cell table:formula="of:=MIN([.$M4];[.$Z4];[.$AM4])" office:value-type="float"/>
          <table:table-cell table:formula="of:=MIN([.$N4];[.$AA4];[.$AN4])" office:value-type="float"/>
          <table:table-cell table:formula="of:=MEDIAN([.$B4];[.$O4];[.$AB4])" office:value-type="float"/>
          <table:table-cell table:formula="of:=MEDIAN([.$C4];[.$P4];[.$AC4])" office:value-type="float"/>
          <table:table-cell table:formula="of:=MEDIAN([.$D4];[.$Q4];[.$AD4])" office:value-type="float"/>
          <table:table-cell table:formula="of:=MEDIAN([.$E4];[.$R4];[.$AE4])" office:value-type="float"/>
          <table:table-cell table:formula="of:=MEDIAN([.$F4];[.$S4];[.$AF4])" office:value-type="float"/>
          <table:table-cell table:formula="of:=MEDIAN([.$G4];[.$T4];[.$AG4])" office:value-type="float"/>
          <table:table-cell table:formula="of:=MEDIAN([.$H4];[.$U4];[.$AH4])" office:value-type="float"/>
          <table:table-cell table:formula="of:=MEDIAN([.$I4];[.$V4];[.$AI4])" office:value-type="float"/>
          <table:table-cell table:formula="of:=MEDIAN([.$J4];[.$W4];[.$AJ4])" office:value-type="float"/>
          <table:table-cell table:formula="of:=MEDIAN([.$K4];[.$X4];[.$AK4])" office:value-type="float"/>
          <table:table-cell table:formula="of:=MEDIAN([.$L4];[.$Y4];[.$AL4])" office:value-type="float"/>
          <table:table-cell table:formula="of:=MEDIAN([.$M4];[.$Z4];[.$AM4])" office:value-type="float"/>
          <table:table-cell table:formula="of:=MEDIAN([.$N4];[.$AA4];[.$AN4])" office:value-type="float"/>
          <table:table-cell table:formula="of:=MAX([.$B4];[.$O4];[.$AB4])" office:value-type="float"/>
          <table:table-cell table:formula="of:=MAX([.$C4];[.$P4];[.$AC4])" office:value-type="float"/>
          <table:table-cell table:formula="of:=MAX([.$D4];[.$Q4];[.$AD4])" office:value-type="float"/>
          <table:table-cell table:formula="of:=MAX([.$E4];[.$R4];[.$AE4])" office:value-type="float"/>
          <table:table-cell table:formula="of:=MAX([.$F4];[.$S4];[.$AF4])" office:value-type="float"/>
          <table:table-cell table:formula="of:=MAX([.$G4];[.$T4];[.$AG4])" office:value-type="float"/>
          <table:table-cell table:formula="of:=MAX([.$H4];[.$U4];[.$AH4])" office:value-type="float"/>
          <table:table-cell table:formula="of:=MAX([.$I4];[.$V4];[.$AI4])" office:value-type="float"/>
          <table:table-cell table:formula="of:=MAX([.$J4];[.$W4];[.$AJ4])" office:value-type="float"/>
          <table:table-cell table:formula="of:=MAX([.$K4];[.$X4];[.$AK4])" office:value-type="float"/>
          <table:table-cell table:formula="of:=MAX([.$L4];[.$Y4];[.$AL4])" office:value-type="float"/>
          <table:table-cell table:formula="of:=MAX([.$M4];[.$Z4];[.$AM4])" office:value-type="float"/>
          <table:table-cell table:formula="of:=MAX([.$N4];[.$AA4];[.$AN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SUM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AVERAGE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SUM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MIN([.$B5];[.$O5];[.$AB5])" office:value-type="float"/>
          <table:table-cell table:formula="of:=MIN([.$C5];[.$P5];[.$AC5])" office:value-type="float"/>
          <table:table-cell table:formula="of:=MIN([.$D5];[.$Q5];[.$AD5])" office:value-type="float"/>
          <table:table-cell table:formula="of:=MIN([.$E5];[.$R5];[.$AE5])" office:value-type="float"/>
          <table:table-cell table:formula="of:=MIN([.$F5];[.$S5];[.$AF5])" office:value-type="float"/>
          <table:table-cell table:formula="of:=MIN([.$G5];[.$T5];[.$AG5])" office:value-type="float"/>
          <table:table-cell table:formula="of:=MIN([.$H5];[.$U5];[.$AH5])" office:value-type="float"/>
          <table:table-cell table:formula="of:=MIN([.$I5];[.$V5];[.$AI5])" office:value-type="float"/>
          <table:table-cell table:formula="of:=MIN([.$J5];[.$W5];[.$AJ5])" office:value-type="float"/>
          <table:table-cell table:formula="of:=MIN([.$K5];[.$X5];[.$AK5])" office:value-type="float"/>
          <table:table-cell table:formula="of:=MIN([.$L5];[.$Y5];[.$AL5])" office:value-type="float"/>
          <table:table-cell table:formula="of:=MIN([.$M5];[.$Z5];[.$AM5])" office:value-type="float"/>
          <table:table-cell table:formula="of:=MIN([.$N5];[.$AA5];[.$AN5])" office:value-type="float"/>
          <table:table-cell table:formula="of:=MEDIAN([.$B5];[.$O5];[.$AB5])" office:value-type="float"/>
          <table:table-cell table:formula="of:=MEDIAN([.$C5];[.$P5];[.$AC5])" office:value-type="float"/>
          <table:table-cell table:formula="of:=MEDIAN([.$D5];[.$Q5];[.$AD5])" office:value-type="float"/>
          <table:table-cell table:formula="of:=MEDIAN([.$E5];[.$R5];[.$AE5])" office:value-type="float"/>
          <table:table-cell table:formula="of:=MEDIAN([.$F5];[.$S5];[.$AF5])" office:value-type="float"/>
          <table:table-cell table:formula="of:=MEDIAN([.$G5];[.$T5];[.$AG5])" office:value-type="float"/>
          <table:table-cell table:formula="of:=MEDIAN([.$H5];[.$U5];[.$AH5])" office:value-type="float"/>
          <table:table-cell table:formula="of:=MEDIAN([.$I5];[.$V5];[.$AI5])" office:value-type="float"/>
          <table:table-cell table:formula="of:=MEDIAN([.$J5];[.$W5];[.$AJ5])" office:value-type="float"/>
          <table:table-cell table:formula="of:=MEDIAN([.$K5];[.$X5];[.$AK5])" office:value-type="float"/>
          <table:table-cell table:formula="of:=MEDIAN([.$L5];[.$Y5];[.$AL5])" office:value-type="float"/>
          <table:table-cell table:formula="of:=MEDIAN([.$M5];[.$Z5];[.$AM5])" office:value-type="float"/>
          <table:table-cell table:formula="of:=MEDIAN([.$N5];[.$AA5];[.$AN5])" office:value-type="float"/>
          <table:table-cell table:formula="of:=MAX([.$B5];[.$O5];[.$AB5])" office:value-type="float"/>
          <table:table-cell table:formula="of:=MAX([.$C5];[.$P5];[.$AC5])" office:value-type="float"/>
          <table:table-cell table:formula="of:=MAX([.$D5];[.$Q5];[.$AD5])" office:value-type="float"/>
          <table:table-cell table:formula="of:=MAX([.$E5];[.$R5];[.$AE5])" office:value-type="float"/>
          <table:table-cell table:formula="of:=MAX([.$F5];[.$S5];[.$AF5])" office:value-type="float"/>
          <table:table-cell table:formula="of:=MAX([.$G5];[.$T5];[.$AG5])" office:value-type="float"/>
          <table:table-cell table:formula="of:=MAX([.$H5];[.$U5];[.$AH5])" office:value-type="float"/>
          <table:table-cell table:formula="of:=MAX([.$I5];[.$V5];[.$AI5])" office:value-type="float"/>
          <table:table-cell table:formula="of:=MAX([.$J5];[.$W5];[.$AJ5])" office:value-type="float"/>
          <table:table-cell table:formula="of:=MAX([.$K5];[.$X5];[.$AK5])" office:value-type="float"/>
          <table:table-cell table:formula="of:=MAX([.$L5];[.$Y5];[.$AL5])" office:value-type="float"/>
          <table:table-cell table:formula="of:=MAX([.$M5];[.$Z5];[.$AM5])" office:value-type="float"/>
          <table:table-cell table:formula="of:=MAX([.$N5];[.$AA5];[.$AN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SUM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AVERAGE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SUM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MIN([.$B6];[.$O6];[.$AB6])" office:value-type="float"/>
          <table:table-cell table:formula="of:=MIN([.$C6];[.$P6];[.$AC6])" office:value-type="float"/>
          <table:table-cell table:formula="of:=MIN([.$D6];[.$Q6];[.$AD6])" office:value-type="float"/>
          <table:table-cell table:formula="of:=MIN([.$E6];[.$R6];[.$AE6])" office:value-type="float"/>
          <table:table-cell table:formula="of:=MIN([.$F6];[.$S6];[.$AF6])" office:value-type="float"/>
          <table:table-cell table:formula="of:=MIN([.$G6];[.$T6];[.$AG6])" office:value-type="float"/>
          <table:table-cell table:formula="of:=MIN([.$H6];[.$U6];[.$AH6])" office:value-type="float"/>
          <table:table-cell table:formula="of:=MIN([.$I6];[.$V6];[.$AI6])" office:value-type="float"/>
          <table:table-cell table:formula="of:=MIN([.$J6];[.$W6];[.$AJ6])" office:value-type="float"/>
          <table:table-cell table:formula="of:=MIN([.$K6];[.$X6];[.$AK6])" office:value-type="float"/>
          <table:table-cell table:formula="of:=MIN([.$L6];[.$Y6];[.$AL6])" office:value-type="float"/>
          <table:table-cell table:formula="of:=MIN([.$M6];[.$Z6];[.$AM6])" office:value-type="float"/>
          <table:table-cell table:formula="of:=MIN([.$N6];[.$AA6];[.$AN6])" office:value-type="float"/>
          <table:table-cell table:formula="of:=MEDIAN([.$B6];[.$O6];[.$AB6])" office:value-type="float"/>
          <table:table-cell table:formula="of:=MEDIAN([.$C6];[.$P6];[.$AC6])" office:value-type="float"/>
          <table:table-cell table:formula="of:=MEDIAN([.$D6];[.$Q6];[.$AD6])" office:value-type="float"/>
          <table:table-cell table:formula="of:=MEDIAN([.$E6];[.$R6];[.$AE6])" office:value-type="float"/>
          <table:table-cell table:formula="of:=MEDIAN([.$F6];[.$S6];[.$AF6])" office:value-type="float"/>
          <table:table-cell table:formula="of:=MEDIAN([.$G6];[.$T6];[.$AG6])" office:value-type="float"/>
          <table:table-cell table:formula="of:=MEDIAN([.$H6];[.$U6];[.$AH6])" office:value-type="float"/>
          <table:table-cell table:formula="of:=MEDIAN([.$I6];[.$V6];[.$AI6])" office:value-type="float"/>
          <table:table-cell table:formula="of:=MEDIAN([.$J6];[.$W6];[.$AJ6])" office:value-type="float"/>
          <table:table-cell table:formula="of:=MEDIAN([.$K6];[.$X6];[.$AK6])" office:value-type="float"/>
          <table:table-cell table:formula="of:=MEDIAN([.$L6];[.$Y6];[.$AL6])" office:value-type="float"/>
          <table:table-cell table:formula="of:=MEDIAN([.$M6];[.$Z6];[.$AM6])" office:value-type="float"/>
          <table:table-cell table:formula="of:=MEDIAN([.$N6];[.$AA6];[.$AN6])" office:value-type="float"/>
          <table:table-cell table:formula="of:=MAX([.$B6];[.$O6];[.$AB6])" office:value-type="float"/>
          <table:table-cell table:formula="of:=MAX([.$C6];[.$P6];[.$AC6])" office:value-type="float"/>
          <table:table-cell table:formula="of:=MAX([.$D6];[.$Q6];[.$AD6])" office:value-type="float"/>
          <table:table-cell table:formula="of:=MAX([.$E6];[.$R6];[.$AE6])" office:value-type="float"/>
          <table:table-cell table:formula="of:=MAX([.$F6];[.$S6];[.$AF6])" office:value-type="float"/>
          <table:table-cell table:formula="of:=MAX([.$G6];[.$T6];[.$AG6])" office:value-type="float"/>
          <table:table-cell table:formula="of:=MAX([.$H6];[.$U6];[.$AH6])" office:value-type="float"/>
          <table:table-cell table:formula="of:=MAX([.$I6];[.$V6];[.$AI6])" office:value-type="float"/>
          <table:table-cell table:formula="of:=MAX([.$J6];[.$W6];[.$AJ6])" office:value-type="float"/>
          <table:table-cell table:formula="of:=MAX([.$K6];[.$X6];[.$AK6])" office:value-type="float"/>
          <table:table-cell table:formula="of:=MAX([.$L6];[.$Y6];[.$AL6])" office:value-type="float"/>
          <table:table-cell table:formula="of:=MAX([.$M6];[.$Z6];[.$AM6])" office:value-type="float"/>
          <table:table-cell table:formula="of:=MAX([.$N6];[.$AA6];[.$AN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SUM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AVERAGE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SUM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MIN([.$B7];[.$O7];[.$AB7])" office:value-type="float"/>
          <table:table-cell table:formula="of:=MIN([.$C7];[.$P7];[.$AC7])" office:value-type="float"/>
          <table:table-cell table:formula="of:=MIN([.$D7];[.$Q7];[.$AD7])" office:value-type="float"/>
          <table:table-cell table:formula="of:=MIN([.$E7];[.$R7];[.$AE7])" office:value-type="float"/>
          <table:table-cell table:formula="of:=MIN([.$F7];[.$S7];[.$AF7])" office:value-type="float"/>
          <table:table-cell table:formula="of:=MIN([.$G7];[.$T7];[.$AG7])" office:value-type="float"/>
          <table:table-cell table:formula="of:=MIN([.$H7];[.$U7];[.$AH7])" office:value-type="float"/>
          <table:table-cell table:formula="of:=MIN([.$I7];[.$V7];[.$AI7])" office:value-type="float"/>
          <table:table-cell table:formula="of:=MIN([.$J7];[.$W7];[.$AJ7])" office:value-type="float"/>
          <table:table-cell table:formula="of:=MIN([.$K7];[.$X7];[.$AK7])" office:value-type="float"/>
          <table:table-cell table:formula="of:=MIN([.$L7];[.$Y7];[.$AL7])" office:value-type="float"/>
          <table:table-cell table:formula="of:=MIN([.$M7];[.$Z7];[.$AM7])" office:value-type="float"/>
          <table:table-cell table:formula="of:=MIN([.$N7];[.$AA7];[.$AN7])" office:value-type="float"/>
          <table:table-cell table:formula="of:=MEDIAN([.$B7];[.$O7];[.$AB7])" office:value-type="float"/>
          <table:table-cell table:formula="of:=MEDIAN([.$C7];[.$P7];[.$AC7])" office:value-type="float"/>
          <table:table-cell table:formula="of:=MEDIAN([.$D7];[.$Q7];[.$AD7])" office:value-type="float"/>
          <table:table-cell table:formula="of:=MEDIAN([.$E7];[.$R7];[.$AE7])" office:value-type="float"/>
          <table:table-cell table:formula="of:=MEDIAN([.$F7];[.$S7];[.$AF7])" office:value-type="float"/>
          <table:table-cell table:formula="of:=MEDIAN([.$G7];[.$T7];[.$AG7])" office:value-type="float"/>
          <table:table-cell table:formula="of:=MEDIAN([.$H7];[.$U7];[.$AH7])" office:value-type="float"/>
          <table:table-cell table:formula="of:=MEDIAN([.$I7];[.$V7];[.$AI7])" office:value-type="float"/>
          <table:table-cell table:formula="of:=MEDIAN([.$J7];[.$W7];[.$AJ7])" office:value-type="float"/>
          <table:table-cell table:formula="of:=MEDIAN([.$K7];[.$X7];[.$AK7])" office:value-type="float"/>
          <table:table-cell table:formula="of:=MEDIAN([.$L7];[.$Y7];[.$AL7])" office:value-type="float"/>
          <table:table-cell table:formula="of:=MEDIAN([.$M7];[.$Z7];[.$AM7])" office:value-type="float"/>
          <table:table-cell table:formula="of:=MEDIAN([.$N7];[.$AA7];[.$AN7])" office:value-type="float"/>
          <table:table-cell table:formula="of:=MAX([.$B7];[.$O7];[.$AB7])" office:value-type="float"/>
          <table:table-cell table:formula="of:=MAX([.$C7];[.$P7];[.$AC7])" office:value-type="float"/>
          <table:table-cell table:formula="of:=MAX([.$D7];[.$Q7];[.$AD7])" office:value-type="float"/>
          <table:table-cell table:formula="of:=MAX([.$E7];[.$R7];[.$AE7])" office:value-type="float"/>
          <table:table-cell table:formula="of:=MAX([.$F7];[.$S7];[.$AF7])" office:value-type="float"/>
          <table:table-cell table:formula="of:=MAX([.$G7];[.$T7];[.$AG7])" office:value-type="float"/>
          <table:table-cell table:formula="of:=MAX([.$H7];[.$U7];[.$AH7])" office:value-type="float"/>
          <table:table-cell table:formula="of:=MAX([.$I7];[.$V7];[.$AI7])" office:value-type="float"/>
          <table:table-cell table:formula="of:=MAX([.$J7];[.$W7];[.$AJ7])" office:value-type="float"/>
          <table:table-cell table:formula="of:=MAX([.$K7];[.$X7];[.$AK7])" office:value-type="float"/>
          <table:table-cell table:formula="of:=MAX([.$L7];[.$Y7];[.$AL7])" office:value-type="float"/>
          <table:table-cell table:formula="of:=MAX([.$M7];[.$Z7];[.$AM7])" office:value-type="float"/>
          <table:table-cell table:formula="of:=MAX([.$N7];[.$AA7];[.$AN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AO3:.$AO7])^2)^0.5" office:value-type="float"/>
          <table:table-cell table:number-matrix-columns-spanned="1" table:number-matrix-rows-spanned="1" table:formula="of:=SUM(([.C3:.C7]-[.$AP3:.$AP7])^2)^0.5" office:value-type="float"/>
          <table:table-cell table:number-matrix-columns-spanned="1" table:number-matrix-rows-spanned="1" table:formula="of:=SUM(([.D3:.D7]-[.$AQ3:.$AQ7])^2)^0.5" office:value-type="float"/>
          <table:table-cell table:number-matrix-columns-spanned="1" table:number-matrix-rows-spanned="1" table:formula="of:=SUM(([.E3:.E7]-[.$AR3:.$AR7])^2)^0.5" office:value-type="float"/>
          <table:table-cell table:number-matrix-columns-spanned="1" table:number-matrix-rows-spanned="1" table:formula="of:=SUM(([.F3:.F7]-[.$AS3:.$AS7])^2)^0.5" office:value-type="float"/>
          <table:table-cell table:number-matrix-columns-spanned="1" table:number-matrix-rows-spanned="1" table:formula="of:=SUM(([.G3:.G7]-[.$AT3:.$AT7])^2)^0.5" office:value-type="float"/>
          <table:table-cell table:number-matrix-columns-spanned="1" table:number-matrix-rows-spanned="1" table:formula="of:=SUM(([.H3:.H7]-[.$AU3:.$AU7])^2)^0.5" office:value-type="float"/>
          <table:table-cell table:number-matrix-columns-spanned="1" table:number-matrix-rows-spanned="1" table:formula="of:=SUM(([.I3:.I7]-[.$AV3:.$AV7])^2)^0.5" office:value-type="float"/>
          <table:table-cell table:number-matrix-columns-spanned="1" table:number-matrix-rows-spanned="1" table:formula="of:=SUM(([.J3:.J7]-[.$AW3:.$AW7])^2)^0.5" office:value-type="float"/>
          <table:table-cell table:number-matrix-columns-spanned="1" table:number-matrix-rows-spanned="1" table:formula="of:=SUM(([.K3:.K7]-[.$AX3:.$AX7])^2)^0.5" office:value-type="float"/>
          <table:table-cell table:number-matrix-columns-spanned="1" table:number-matrix-rows-spanned="1" table:formula="of:=SUM(([.L3:.L7]-[.$AY3:.$AY7])^2)^0.5" office:value-type="float"/>
          <table:table-cell table:number-matrix-columns-spanned="1" table:number-matrix-rows-spanned="1" table:formula="of:=SUM(([.M3:.M7]-[.$AZ3:.$AZ7])^2)^0.5" office:value-type="float"/>
          <table:table-cell table:number-matrix-columns-spanned="1" table:number-matrix-rows-spanned="1" table:formula="of:=SUM(([.N3:.N7]-[.$BA3:.$BA7])^2)^0.5" office:value-type="float"/>
          <table:table-cell table:number-matrix-columns-spanned="1" table:number-matrix-rows-spanned="1" table:formula="of:=SUM(([.O3:.O7]-[.$AO3:.$AO7])^2)^0.5" office:value-type="float"/>
          <table:table-cell table:number-matrix-columns-spanned="1" table:number-matrix-rows-spanned="1" table:formula="of:=SUM(([.P3:.P7]-[.$AP3:.$AP7])^2)^0.5" office:value-type="float"/>
          <table:table-cell table:number-matrix-columns-spanned="1" table:number-matrix-rows-spanned="1" table:formula="of:=SUM(([.Q3:.Q7]-[.$AQ3:.$AQ7])^2)^0.5" office:value-type="float"/>
          <table:table-cell table:number-matrix-columns-spanned="1" table:number-matrix-rows-spanned="1" table:formula="of:=SUM(([.R3:.R7]-[.$AR3:.$AR7])^2)^0.5" office:value-type="float"/>
          <table:table-cell table:number-matrix-columns-spanned="1" table:number-matrix-rows-spanned="1" table:formula="of:=SUM(([.S3:.S7]-[.$AS3:.$AS7])^2)^0.5" office:value-type="float"/>
          <table:table-cell table:number-matrix-columns-spanned="1" table:number-matrix-rows-spanned="1" table:formula="of:=SUM(([.T3:.T7]-[.$AT3:.$AT7])^2)^0.5" office:value-type="float"/>
          <table:table-cell table:number-matrix-columns-spanned="1" table:number-matrix-rows-spanned="1" table:formula="of:=SUM(([.U3:.U7]-[.$AU3:.$AU7])^2)^0.5" office:value-type="float"/>
          <table:table-cell table:number-matrix-columns-spanned="1" table:number-matrix-rows-spanned="1" table:formula="of:=SUM(([.V3:.V7]-[.$AV3:.$AV7])^2)^0.5" office:value-type="float"/>
          <table:table-cell table:number-matrix-columns-spanned="1" table:number-matrix-rows-spanned="1" table:formula="of:=SUM(([.W3:.W7]-[.$AW3:.$AW7])^2)^0.5" office:value-type="float"/>
          <table:table-cell table:number-matrix-columns-spanned="1" table:number-matrix-rows-spanned="1" table:formula="of:=SUM(([.X3:.X7]-[.$AX3:.$AX7])^2)^0.5" office:value-type="float"/>
          <table:table-cell table:number-matrix-columns-spanned="1" table:number-matrix-rows-spanned="1" table:formula="of:=SUM(([.Y3:.Y7]-[.$AY3:.$AY7])^2)^0.5" office:value-type="float"/>
          <table:table-cell table:number-matrix-columns-spanned="1" table:number-matrix-rows-spanned="1" table:formula="of:=SUM(([.Z3:.Z7]-[.$AZ3:.$AZ7])^2)^0.5" office:value-type="float"/>
          <table:table-cell table:number-matrix-columns-spanned="1" table:number-matrix-rows-spanned="1" table:formula="of:=SUM(([.AA3:.AA7]-[.$BA3:.$BA7])^2)^0.5" office:value-type="float"/>
          <table:table-cell table:number-matrix-columns-spanned="1" table:number-matrix-rows-spanned="1" table:formula="of:=SUM(([.AB3:.AB7]-[.$AO3:.$AO7])^2)^0.5" office:value-type="float"/>
          <table:table-cell table:number-matrix-columns-spanned="1" table:number-matrix-rows-spanned="1" table:formula="of:=SUM(([.AC3:.AC7]-[.$AP3:.$AP7])^2)^0.5" office:value-type="float"/>
          <table:table-cell table:number-matrix-columns-spanned="1" table:number-matrix-rows-spanned="1" table:formula="of:=SUM(([.AD3:.AD7]-[.$AQ3:.$AQ7])^2)^0.5" office:value-type="float"/>
          <table:table-cell table:number-matrix-columns-spanned="1" table:number-matrix-rows-spanned="1" table:formula="of:=SUM(([.AE3:.AE7]-[.$AR3:.$AR7])^2)^0.5" office:value-type="float"/>
          <table:table-cell table:number-matrix-columns-spanned="1" table:number-matrix-rows-spanned="1" table:formula="of:=SUM(([.AF3:.AF7]-[.$AS3:.$AS7])^2)^0.5" office:value-type="float"/>
          <table:table-cell table:number-matrix-columns-spanned="1" table:number-matrix-rows-spanned="1" table:formula="of:=SUM(([.AG3:.AG7]-[.$AT3:.$AT7])^2)^0.5" office:value-type="float"/>
          <table:table-cell table:number-matrix-columns-spanned="1" table:number-matrix-rows-spanned="1" table:formula="of:=SUM(([.AH3:.AH7]-[.$AU3:.$AU7])^2)^0.5" office:value-type="float"/>
          <table:table-cell table:number-matrix-columns-spanned="1" table:number-matrix-rows-spanned="1" table:formula="of:=SUM(([.AI3:.AI7]-[.$AV3:.$AV7])^2)^0.5" office:value-type="float"/>
          <table:table-cell table:number-matrix-columns-spanned="1" table:number-matrix-rows-spanned="1" table:formula="of:=SUM(([.AJ3:.AJ7]-[.$AW3:.$AW7])^2)^0.5" office:value-type="float"/>
          <table:table-cell table:number-matrix-columns-spanned="1" table:number-matrix-rows-spanned="1" table:formula="of:=SUM(([.AK3:.AK7]-[.$AX3:.$AX7])^2)^0.5" office:value-type="float"/>
          <table:table-cell table:number-matrix-columns-spanned="1" table:number-matrix-rows-spanned="1" table:formula="of:=SUM(([.AL3:.AL7]-[.$AY3:.$AY7])^2)^0.5" office:value-type="float"/>
          <table:table-cell table:number-matrix-columns-spanned="1" table:number-matrix-rows-spanned="1" table:formula="of:=SUM(([.AM3:.AM7]-[.$AZ3:.$AZ7])^2)^0.5" office:value-type="float"/>
          <table:table-cell table:number-matrix-columns-spanned="1" table:number-matrix-rows-spanned="1" table:formula="of:=SUM(([.AN3:.AN7]-[.$BA3:.$BA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AO3:.$AO7])" office:value-type="float"/>
          <table:table-cell table:number-matrix-columns-spanned="1" table:number-matrix-rows-spanned="1" table:formula="of:=SUM([.C3:.C7]=[.$AP3:.$AP7])" office:value-type="float"/>
          <table:table-cell table:number-matrix-columns-spanned="1" table:number-matrix-rows-spanned="1" table:formula="of:=SUM([.D3:.D7]=[.$AQ3:.$AQ7])" office:value-type="float"/>
          <table:table-cell table:number-matrix-columns-spanned="1" table:number-matrix-rows-spanned="1" table:formula="of:=SUM([.E3:.E7]=[.$AR3:.$AR7])" office:value-type="float"/>
          <table:table-cell table:number-matrix-columns-spanned="1" table:number-matrix-rows-spanned="1" table:formula="of:=SUM([.F3:.F7]=[.$AS3:.$AS7])" office:value-type="float"/>
          <table:table-cell table:number-matrix-columns-spanned="1" table:number-matrix-rows-spanned="1" table:formula="of:=SUM([.G3:.G7]=[.$AT3:.$AT7])" office:value-type="float"/>
          <table:table-cell table:number-matrix-columns-spanned="1" table:number-matrix-rows-spanned="1" table:formula="of:=SUM([.H3:.H7]=[.$AU3:.$AU7])" office:value-type="float"/>
          <table:table-cell table:number-matrix-columns-spanned="1" table:number-matrix-rows-spanned="1" table:formula="of:=SUM([.I3:.I7]=[.$AV3:.$AV7])" office:value-type="float"/>
          <table:table-cell table:number-matrix-columns-spanned="1" table:number-matrix-rows-spanned="1" table:formula="of:=SUM([.J3:.J7]=[.$AW3:.$AW7])" office:value-type="float"/>
          <table:table-cell table:number-matrix-columns-spanned="1" table:number-matrix-rows-spanned="1" table:formula="of:=SUM([.K3:.K7]=[.$AX3:.$AX7])" office:value-type="float"/>
          <table:table-cell table:number-matrix-columns-spanned="1" table:number-matrix-rows-spanned="1" table:formula="of:=SUM([.L3:.L7]=[.$AY3:.$AY7])" office:value-type="float"/>
          <table:table-cell table:number-matrix-columns-spanned="1" table:number-matrix-rows-spanned="1" table:formula="of:=SUM([.M3:.M7]=[.$AZ3:.$AZ7])" office:value-type="float"/>
          <table:table-cell table:number-matrix-columns-spanned="1" table:number-matrix-rows-spanned="1" table:formula="of:=SUM([.N3:.N7]=[.$BA3:.$BA7])" office:value-type="float"/>
          <table:table-cell table:number-matrix-columns-spanned="1" table:number-matrix-rows-spanned="1" table:formula="of:=SUM([.O3:.O7]=[.$AO3:.$AO7])" office:value-type="float"/>
          <table:table-cell table:number-matrix-columns-spanned="1" table:number-matrix-rows-spanned="1" table:formula="of:=SUM([.P3:.P7]=[.$AP3:.$AP7])" office:value-type="float"/>
          <table:table-cell table:number-matrix-columns-spanned="1" table:number-matrix-rows-spanned="1" table:formula="of:=SUM([.Q3:.Q7]=[.$AQ3:.$AQ7])" office:value-type="float"/>
          <table:table-cell table:number-matrix-columns-spanned="1" table:number-matrix-rows-spanned="1" table:formula="of:=SUM([.R3:.R7]=[.$AR3:.$AR7])" office:value-type="float"/>
          <table:table-cell table:number-matrix-columns-spanned="1" table:number-matrix-rows-spanned="1" table:formula="of:=SUM([.S3:.S7]=[.$AS3:.$AS7])" office:value-type="float"/>
          <table:table-cell table:number-matrix-columns-spanned="1" table:number-matrix-rows-spanned="1" table:formula="of:=SUM([.T3:.T7]=[.$AT3:.$AT7])" office:value-type="float"/>
          <table:table-cell table:number-matrix-columns-spanned="1" table:number-matrix-rows-spanned="1" table:formula="of:=SUM([.U3:.U7]=[.$AU3:.$AU7])" office:value-type="float"/>
          <table:table-cell table:number-matrix-columns-spanned="1" table:number-matrix-rows-spanned="1" table:formula="of:=SUM([.V3:.V7]=[.$AV3:.$AV7])" office:value-type="float"/>
          <table:table-cell table:number-matrix-columns-spanned="1" table:number-matrix-rows-spanned="1" table:formula="of:=SUM([.W3:.W7]=[.$AW3:.$AW7])" office:value-type="float"/>
          <table:table-cell table:number-matrix-columns-spanned="1" table:number-matrix-rows-spanned="1" table:formula="of:=SUM([.X3:.X7]=[.$AX3:.$AX7])" office:value-type="float"/>
          <table:table-cell table:number-matrix-columns-spanned="1" table:number-matrix-rows-spanned="1" table:formula="of:=SUM([.Y3:.Y7]=[.$AY3:.$AY7])" office:value-type="float"/>
          <table:table-cell table:number-matrix-columns-spanned="1" table:number-matrix-rows-spanned="1" table:formula="of:=SUM([.Z3:.Z7]=[.$AZ3:.$AZ7])" office:value-type="float"/>
          <table:table-cell table:number-matrix-columns-spanned="1" table:number-matrix-rows-spanned="1" table:formula="of:=SUM([.AA3:.AA7]=[.$BA3:.$BA7])" office:value-type="float"/>
          <table:table-cell table:number-matrix-columns-spanned="1" table:number-matrix-rows-spanned="1" table:formula="of:=SUM([.AB3:.AB7]=[.$AO3:.$AO7])" office:value-type="float"/>
          <table:table-cell table:number-matrix-columns-spanned="1" table:number-matrix-rows-spanned="1" table:formula="of:=SUM([.AC3:.AC7]=[.$AP3:.$AP7])" office:value-type="float"/>
          <table:table-cell table:number-matrix-columns-spanned="1" table:number-matrix-rows-spanned="1" table:formula="of:=SUM([.AD3:.AD7]=[.$AQ3:.$AQ7])" office:value-type="float"/>
          <table:table-cell table:number-matrix-columns-spanned="1" table:number-matrix-rows-spanned="1" table:formula="of:=SUM([.AE3:.AE7]=[.$AR3:.$AR7])" office:value-type="float"/>
          <table:table-cell table:number-matrix-columns-spanned="1" table:number-matrix-rows-spanned="1" table:formula="of:=SUM([.AF3:.AF7]=[.$AS3:.$AS7])" office:value-type="float"/>
          <table:table-cell table:number-matrix-columns-spanned="1" table:number-matrix-rows-spanned="1" table:formula="of:=SUM([.AG3:.AG7]=[.$AT3:.$AT7])" office:value-type="float"/>
          <table:table-cell table:number-matrix-columns-spanned="1" table:number-matrix-rows-spanned="1" table:formula="of:=SUM([.AH3:.AH7]=[.$AU3:.$AU7])" office:value-type="float"/>
          <table:table-cell table:number-matrix-columns-spanned="1" table:number-matrix-rows-spanned="1" table:formula="of:=SUM([.AI3:.AI7]=[.$AV3:.$AV7])" office:value-type="float"/>
          <table:table-cell table:number-matrix-columns-spanned="1" table:number-matrix-rows-spanned="1" table:formula="of:=SUM([.AJ3:.AJ7]=[.$AW3:.$AW7])" office:value-type="float"/>
          <table:table-cell table:number-matrix-columns-spanned="1" table:number-matrix-rows-spanned="1" table:formula="of:=SUM([.AK3:.AK7]=[.$AX3:.$AX7])" office:value-type="float"/>
          <table:table-cell table:number-matrix-columns-spanned="1" table:number-matrix-rows-spanned="1" table:formula="of:=SUM([.AL3:.AL7]=[.$AY3:.$AY7])" office:value-type="float"/>
          <table:table-cell table:number-matrix-columns-spanned="1" table:number-matrix-rows-spanned="1" table:formula="of:=SUM([.AM3:.AM7]=[.$AZ3:.$AZ7])" office:value-type="float"/>
          <table:table-cell table:number-matrix-columns-spanned="1" table:number-matrix-rows-spanned="1" table:formula="of:=SUM([.AN3:.AN7]=[.$BA3:.$BA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BB3:.$BB7])" office:value-type="float"/>
          <table:table-cell table:number-matrix-columns-spanned="1" table:number-matrix-rows-spanned="1" table:formula="of:=SUM([.C3:.C7]&lt;[.$BC3:.$BC7])" office:value-type="float"/>
          <table:table-cell table:number-matrix-columns-spanned="1" table:number-matrix-rows-spanned="1" table:formula="of:=SUM([.D3:.D7]&lt;[.$BD3:.$BD7])" office:value-type="float"/>
          <table:table-cell table:number-matrix-columns-spanned="1" table:number-matrix-rows-spanned="1" table:formula="of:=SUM([.E3:.E7]&lt;[.$BE3:.$BE7])" office:value-type="float"/>
          <table:table-cell table:number-matrix-columns-spanned="1" table:number-matrix-rows-spanned="1" table:formula="of:=SUM([.F3:.F7]&lt;[.$BF3:.$BF7])" office:value-type="float"/>
          <table:table-cell table:number-matrix-columns-spanned="1" table:number-matrix-rows-spanned="1" table:formula="of:=SUM([.G3:.G7]&lt;[.$BG3:.$BG7])" office:value-type="float"/>
          <table:table-cell table:number-matrix-columns-spanned="1" table:number-matrix-rows-spanned="1" table:formula="of:=SUM([.H3:.H7]&lt;[.$BH3:.$BH7])" office:value-type="float"/>
          <table:table-cell table:number-matrix-columns-spanned="1" table:number-matrix-rows-spanned="1" table:formula="of:=SUM([.I3:.I7]&lt;[.$BI3:.$BI7])" office:value-type="float"/>
          <table:table-cell table:number-matrix-columns-spanned="1" table:number-matrix-rows-spanned="1" table:formula="of:=SUM([.J3:.J7]&lt;[.$BJ3:.$BJ7])" office:value-type="float"/>
          <table:table-cell table:number-matrix-columns-spanned="1" table:number-matrix-rows-spanned="1" table:formula="of:=SUM([.K3:.K7]&lt;[.$BK3:.$BK7])" office:value-type="float"/>
          <table:table-cell table:number-matrix-columns-spanned="1" table:number-matrix-rows-spanned="1" table:formula="of:=SUM([.L3:.L7]&lt;[.$BL3:.$BL7])" office:value-type="float"/>
          <table:table-cell table:number-matrix-columns-spanned="1" table:number-matrix-rows-spanned="1" table:formula="of:=SUM([.M3:.M7]&lt;[.$BM3:.$BM7])" office:value-type="float"/>
          <table:table-cell table:number-matrix-columns-spanned="1" table:number-matrix-rows-spanned="1" table:formula="of:=SUM([.N3:.N7]&lt;[.$BN3:.$BN7])" office:value-type="float"/>
          <table:table-cell table:number-matrix-columns-spanned="1" table:number-matrix-rows-spanned="1" table:formula="of:=SUM([.O3:.O7]&lt;[.$BB3:.$BB7])" office:value-type="float"/>
          <table:table-cell table:number-matrix-columns-spanned="1" table:number-matrix-rows-spanned="1" table:formula="of:=SUM([.P3:.P7]&lt;[.$BC3:.$BC7])" office:value-type="float"/>
          <table:table-cell table:number-matrix-columns-spanned="1" table:number-matrix-rows-spanned="1" table:formula="of:=SUM([.Q3:.Q7]&lt;[.$BD3:.$BD7])" office:value-type="float"/>
          <table:table-cell table:number-matrix-columns-spanned="1" table:number-matrix-rows-spanned="1" table:formula="of:=SUM([.R3:.R7]&lt;[.$BE3:.$BE7])" office:value-type="float"/>
          <table:table-cell table:number-matrix-columns-spanned="1" table:number-matrix-rows-spanned="1" table:formula="of:=SUM([.S3:.S7]&lt;[.$BF3:.$BF7])" office:value-type="float"/>
          <table:table-cell table:number-matrix-columns-spanned="1" table:number-matrix-rows-spanned="1" table:formula="of:=SUM([.T3:.T7]&lt;[.$BG3:.$BG7])" office:value-type="float"/>
          <table:table-cell table:number-matrix-columns-spanned="1" table:number-matrix-rows-spanned="1" table:formula="of:=SUM([.U3:.U7]&lt;[.$BH3:.$BH7])" office:value-type="float"/>
          <table:table-cell table:number-matrix-columns-spanned="1" table:number-matrix-rows-spanned="1" table:formula="of:=SUM([.V3:.V7]&lt;[.$BI3:.$BI7])" office:value-type="float"/>
          <table:table-cell table:number-matrix-columns-spanned="1" table:number-matrix-rows-spanned="1" table:formula="of:=SUM([.W3:.W7]&lt;[.$BJ3:.$BJ7])" office:value-type="float"/>
          <table:table-cell table:number-matrix-columns-spanned="1" table:number-matrix-rows-spanned="1" table:formula="of:=SUM([.X3:.X7]&lt;[.$BK3:.$BK7])" office:value-type="float"/>
          <table:table-cell table:number-matrix-columns-spanned="1" table:number-matrix-rows-spanned="1" table:formula="of:=SUM([.Y3:.Y7]&lt;[.$BL3:.$BL7])" office:value-type="float"/>
          <table:table-cell table:number-matrix-columns-spanned="1" table:number-matrix-rows-spanned="1" table:formula="of:=SUM([.Z3:.Z7]&lt;[.$BM3:.$BM7])" office:value-type="float"/>
          <table:table-cell table:number-matrix-columns-spanned="1" table:number-matrix-rows-spanned="1" table:formula="of:=SUM([.AA3:.AA7]&lt;[.$BN3:.$BN7])" office:value-type="float"/>
          <table:table-cell table:number-matrix-columns-spanned="1" table:number-matrix-rows-spanned="1" table:formula="of:=SUM([.AB3:.AB7]&lt;[.$BB3:.$BB7])" office:value-type="float"/>
          <table:table-cell table:number-matrix-columns-spanned="1" table:number-matrix-rows-spanned="1" table:formula="of:=SUM([.AC3:.AC7]&lt;[.$BC3:.$BC7])" office:value-type="float"/>
          <table:table-cell table:number-matrix-columns-spanned="1" table:number-matrix-rows-spanned="1" table:formula="of:=SUM([.AD3:.AD7]&lt;[.$BD3:.$BD7])" office:value-type="float"/>
          <table:table-cell table:number-matrix-columns-spanned="1" table:number-matrix-rows-spanned="1" table:formula="of:=SUM([.AE3:.AE7]&lt;[.$BE3:.$BE7])" office:value-type="float"/>
          <table:table-cell table:number-matrix-columns-spanned="1" table:number-matrix-rows-spanned="1" table:formula="of:=SUM([.AF3:.AF7]&lt;[.$BF3:.$BF7])" office:value-type="float"/>
          <table:table-cell table:number-matrix-columns-spanned="1" table:number-matrix-rows-spanned="1" table:formula="of:=SUM([.AG3:.AG7]&lt;[.$BG3:.$BG7])" office:value-type="float"/>
          <table:table-cell table:number-matrix-columns-spanned="1" table:number-matrix-rows-spanned="1" table:formula="of:=SUM([.AH3:.AH7]&lt;[.$BH3:.$BH7])" office:value-type="float"/>
          <table:table-cell table:number-matrix-columns-spanned="1" table:number-matrix-rows-spanned="1" table:formula="of:=SUM([.AI3:.AI7]&lt;[.$BI3:.$BI7])" office:value-type="float"/>
          <table:table-cell table:number-matrix-columns-spanned="1" table:number-matrix-rows-spanned="1" table:formula="of:=SUM([.AJ3:.AJ7]&lt;[.$BJ3:.$BJ7])" office:value-type="float"/>
          <table:table-cell table:number-matrix-columns-spanned="1" table:number-matrix-rows-spanned="1" table:formula="of:=SUM([.AK3:.AK7]&lt;[.$BK3:.$BK7])" office:value-type="float"/>
          <table:table-cell table:number-matrix-columns-spanned="1" table:number-matrix-rows-spanned="1" table:formula="of:=SUM([.AL3:.AL7]&lt;[.$BL3:.$BL7])" office:value-type="float"/>
          <table:table-cell table:number-matrix-columns-spanned="1" table:number-matrix-rows-spanned="1" table:formula="of:=SUM([.AM3:.AM7]&lt;[.$BM3:.$BM7])" office:value-type="float"/>
          <table:table-cell table:number-matrix-columns-spanned="1" table:number-matrix-rows-spanned="1" table:formula="of:=SUM([.AN3:.AN7]&lt;[.$BN3:.$BN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BB3:.$BB7])" office:value-type="float"/>
          <table:table-cell table:number-matrix-columns-spanned="1" table:number-matrix-rows-spanned="1" table:formula="of:=SUM([.C3:.C7]&gt;[.$BC3:.$BC7])" office:value-type="float"/>
          <table:table-cell table:number-matrix-columns-spanned="1" table:number-matrix-rows-spanned="1" table:formula="of:=SUM([.D3:.D7]&gt;[.$BD3:.$BD7])" office:value-type="float"/>
          <table:table-cell table:number-matrix-columns-spanned="1" table:number-matrix-rows-spanned="1" table:formula="of:=SUM([.E3:.E7]&gt;[.$BE3:.$BE7])" office:value-type="float"/>
          <table:table-cell table:number-matrix-columns-spanned="1" table:number-matrix-rows-spanned="1" table:formula="of:=SUM([.F3:.F7]&gt;[.$BF3:.$BF7])" office:value-type="float"/>
          <table:table-cell table:number-matrix-columns-spanned="1" table:number-matrix-rows-spanned="1" table:formula="of:=SUM([.G3:.G7]&gt;[.$BG3:.$BG7])" office:value-type="float"/>
          <table:table-cell table:number-matrix-columns-spanned="1" table:number-matrix-rows-spanned="1" table:formula="of:=SUM([.H3:.H7]&gt;[.$BH3:.$BH7])" office:value-type="float"/>
          <table:table-cell table:number-matrix-columns-spanned="1" table:number-matrix-rows-spanned="1" table:formula="of:=SUM([.I3:.I7]&gt;[.$BI3:.$BI7])" office:value-type="float"/>
          <table:table-cell table:number-matrix-columns-spanned="1" table:number-matrix-rows-spanned="1" table:formula="of:=SUM([.J3:.J7]&gt;[.$BJ3:.$BJ7])" office:value-type="float"/>
          <table:table-cell table:number-matrix-columns-spanned="1" table:number-matrix-rows-spanned="1" table:formula="of:=SUM([.K3:.K7]&gt;[.$BK3:.$BK7])" office:value-type="float"/>
          <table:table-cell table:number-matrix-columns-spanned="1" table:number-matrix-rows-spanned="1" table:formula="of:=SUM([.L3:.L7]&gt;[.$BL3:.$BL7])" office:value-type="float"/>
          <table:table-cell table:number-matrix-columns-spanned="1" table:number-matrix-rows-spanned="1" table:formula="of:=SUM([.M3:.M7]&gt;[.$BM3:.$BM7])" office:value-type="float"/>
          <table:table-cell table:number-matrix-columns-spanned="1" table:number-matrix-rows-spanned="1" table:formula="of:=SUM([.N3:.N7]&gt;[.$BN3:.$BN7])" office:value-type="float"/>
          <table:table-cell table:number-matrix-columns-spanned="1" table:number-matrix-rows-spanned="1" table:formula="of:=SUM([.O3:.O7]&gt;[.$BB3:.$BB7])" office:value-type="float"/>
          <table:table-cell table:number-matrix-columns-spanned="1" table:number-matrix-rows-spanned="1" table:formula="of:=SUM([.P3:.P7]&gt;[.$BC3:.$BC7])" office:value-type="float"/>
          <table:table-cell table:number-matrix-columns-spanned="1" table:number-matrix-rows-spanned="1" table:formula="of:=SUM([.Q3:.Q7]&gt;[.$BD3:.$BD7])" office:value-type="float"/>
          <table:table-cell table:number-matrix-columns-spanned="1" table:number-matrix-rows-spanned="1" table:formula="of:=SUM([.R3:.R7]&gt;[.$BE3:.$BE7])" office:value-type="float"/>
          <table:table-cell table:number-matrix-columns-spanned="1" table:number-matrix-rows-spanned="1" table:formula="of:=SUM([.S3:.S7]&gt;[.$BF3:.$BF7])" office:value-type="float"/>
          <table:table-cell table:number-matrix-columns-spanned="1" table:number-matrix-rows-spanned="1" table:formula="of:=SUM([.T3:.T7]&gt;[.$BG3:.$BG7])" office:value-type="float"/>
          <table:table-cell table:number-matrix-columns-spanned="1" table:number-matrix-rows-spanned="1" table:formula="of:=SUM([.U3:.U7]&gt;[.$BH3:.$BH7])" office:value-type="float"/>
          <table:table-cell table:number-matrix-columns-spanned="1" table:number-matrix-rows-spanned="1" table:formula="of:=SUM([.V3:.V7]&gt;[.$BI3:.$BI7])" office:value-type="float"/>
          <table:table-cell table:number-matrix-columns-spanned="1" table:number-matrix-rows-spanned="1" table:formula="of:=SUM([.W3:.W7]&gt;[.$BJ3:.$BJ7])" office:value-type="float"/>
          <table:table-cell table:number-matrix-columns-spanned="1" table:number-matrix-rows-spanned="1" table:formula="of:=SUM([.X3:.X7]&gt;[.$BK3:.$BK7])" office:value-type="float"/>
          <table:table-cell table:number-matrix-columns-spanned="1" table:number-matrix-rows-spanned="1" table:formula="of:=SUM([.Y3:.Y7]&gt;[.$BL3:.$BL7])" office:value-type="float"/>
          <table:table-cell table:number-matrix-columns-spanned="1" table:number-matrix-rows-spanned="1" table:formula="of:=SUM([.Z3:.Z7]&gt;[.$BM3:.$BM7])" office:value-type="float"/>
          <table:table-cell table:number-matrix-columns-spanned="1" table:number-matrix-rows-spanned="1" table:formula="of:=SUM([.AA3:.AA7]&gt;[.$BN3:.$BN7])" office:value-type="float"/>
          <table:table-cell table:number-matrix-columns-spanned="1" table:number-matrix-rows-spanned="1" table:formula="of:=SUM([.AB3:.AB7]&gt;[.$BB3:.$BB7])" office:value-type="float"/>
          <table:table-cell table:number-matrix-columns-spanned="1" table:number-matrix-rows-spanned="1" table:formula="of:=SUM([.AC3:.AC7]&gt;[.$BC3:.$BC7])" office:value-type="float"/>
          <table:table-cell table:number-matrix-columns-spanned="1" table:number-matrix-rows-spanned="1" table:formula="of:=SUM([.AD3:.AD7]&gt;[.$BD3:.$BD7])" office:value-type="float"/>
          <table:table-cell table:number-matrix-columns-spanned="1" table:number-matrix-rows-spanned="1" table:formula="of:=SUM([.AE3:.AE7]&gt;[.$BE3:.$BE7])" office:value-type="float"/>
          <table:table-cell table:number-matrix-columns-spanned="1" table:number-matrix-rows-spanned="1" table:formula="of:=SUM([.AF3:.AF7]&gt;[.$BF3:.$BF7])" office:value-type="float"/>
          <table:table-cell table:number-matrix-columns-spanned="1" table:number-matrix-rows-spanned="1" table:formula="of:=SUM([.AG3:.AG7]&gt;[.$BG3:.$BG7])" office:value-type="float"/>
          <table:table-cell table:number-matrix-columns-spanned="1" table:number-matrix-rows-spanned="1" table:formula="of:=SUM([.AH3:.AH7]&gt;[.$BH3:.$BH7])" office:value-type="float"/>
          <table:table-cell table:number-matrix-columns-spanned="1" table:number-matrix-rows-spanned="1" table:formula="of:=SUM([.AI3:.AI7]&gt;[.$BI3:.$BI7])" office:value-type="float"/>
          <table:table-cell table:number-matrix-columns-spanned="1" table:number-matrix-rows-spanned="1" table:formula="of:=SUM([.AJ3:.AJ7]&gt;[.$BJ3:.$BJ7])" office:value-type="float"/>
          <table:table-cell table:number-matrix-columns-spanned="1" table:number-matrix-rows-spanned="1" table:formula="of:=SUM([.AK3:.AK7]&gt;[.$BK3:.$BK7])" office:value-type="float"/>
          <table:table-cell table:number-matrix-columns-spanned="1" table:number-matrix-rows-spanned="1" table:formula="of:=SUM([.AL3:.AL7]&gt;[.$BL3:.$BL7])" office:value-type="float"/>
          <table:table-cell table:number-matrix-columns-spanned="1" table:number-matrix-rows-spanned="1" table:formula="of:=SUM([.AM3:.AM7]&gt;[.$BM3:.$BM7])" office:value-type="float"/>
          <table:table-cell table:number-matrix-columns-spanned="1" table:number-matrix-rows-spanned="1" table:formula="of:=SUM([.AN3:.AN7]&gt;[.$BN3:.$BN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O3:.$BO7])" office:value-type="float"/>
          <table:table-cell table:number-matrix-columns-spanned="1" table:number-matrix-rows-spanned="1" table:formula="of:=SUM([.C3:.C7]=[.$BP3:.$BP7])" office:value-type="float"/>
          <table:table-cell table:number-matrix-columns-spanned="1" table:number-matrix-rows-spanned="1" table:formula="of:=SUM([.D3:.D7]=[.$BQ3:.$BQ7])" office:value-type="float"/>
          <table:table-cell table:number-matrix-columns-spanned="1" table:number-matrix-rows-spanned="1" table:formula="of:=SUM([.E3:.E7]=[.$BR3:.$BR7])" office:value-type="float"/>
          <table:table-cell table:number-matrix-columns-spanned="1" table:number-matrix-rows-spanned="1" table:formula="of:=SUM([.F3:.F7]=[.$BS3:.$BS7])" office:value-type="float"/>
          <table:table-cell table:number-matrix-columns-spanned="1" table:number-matrix-rows-spanned="1" table:formula="of:=SUM([.G3:.G7]=[.$BT3:.$BT7])" office:value-type="float"/>
          <table:table-cell table:number-matrix-columns-spanned="1" table:number-matrix-rows-spanned="1" table:formula="of:=SUM([.H3:.H7]=[.$BU3:.$BU7])" office:value-type="float"/>
          <table:table-cell table:number-matrix-columns-spanned="1" table:number-matrix-rows-spanned="1" table:formula="of:=SUM([.I3:.I7]=[.$BV3:.$BV7])" office:value-type="float"/>
          <table:table-cell table:number-matrix-columns-spanned="1" table:number-matrix-rows-spanned="1" table:formula="of:=SUM([.J3:.J7]=[.$BW3:.$BW7])" office:value-type="float"/>
          <table:table-cell table:number-matrix-columns-spanned="1" table:number-matrix-rows-spanned="1" table:formula="of:=SUM([.K3:.K7]=[.$BX3:.$BX7])" office:value-type="float"/>
          <table:table-cell table:number-matrix-columns-spanned="1" table:number-matrix-rows-spanned="1" table:formula="of:=SUM([.L3:.L7]=[.$BY3:.$BY7])" office:value-type="float"/>
          <table:table-cell table:number-matrix-columns-spanned="1" table:number-matrix-rows-spanned="1" table:formula="of:=SUM([.M3:.M7]=[.$BZ3:.$BZ7])" office:value-type="float"/>
          <table:table-cell table:number-matrix-columns-spanned="1" table:number-matrix-rows-spanned="1" table:formula="of:=SUM([.N3:.N7]=[.$CA3:.$CA7])" office:value-type="float"/>
          <table:table-cell table:number-matrix-columns-spanned="1" table:number-matrix-rows-spanned="1" table:formula="of:=SUM([.O3:.O7]=[.$BO3:.$BO7])" office:value-type="float"/>
          <table:table-cell table:number-matrix-columns-spanned="1" table:number-matrix-rows-spanned="1" table:formula="of:=SUM([.P3:.P7]=[.$BP3:.$BP7])" office:value-type="float"/>
          <table:table-cell table:number-matrix-columns-spanned="1" table:number-matrix-rows-spanned="1" table:formula="of:=SUM([.Q3:.Q7]=[.$BQ3:.$BQ7])" office:value-type="float"/>
          <table:table-cell table:number-matrix-columns-spanned="1" table:number-matrix-rows-spanned="1" table:formula="of:=SUM([.R3:.R7]=[.$BR3:.$BR7])" office:value-type="float"/>
          <table:table-cell table:number-matrix-columns-spanned="1" table:number-matrix-rows-spanned="1" table:formula="of:=SUM([.S3:.S7]=[.$BS3:.$BS7])" office:value-type="float"/>
          <table:table-cell table:number-matrix-columns-spanned="1" table:number-matrix-rows-spanned="1" table:formula="of:=SUM([.T3:.T7]=[.$BT3:.$BT7])" office:value-type="float"/>
          <table:table-cell table:number-matrix-columns-spanned="1" table:number-matrix-rows-spanned="1" table:formula="of:=SUM([.U3:.U7]=[.$BU3:.$BU7])" office:value-type="float"/>
          <table:table-cell table:number-matrix-columns-spanned="1" table:number-matrix-rows-spanned="1" table:formula="of:=SUM([.V3:.V7]=[.$BV3:.$BV7])" office:value-type="float"/>
          <table:table-cell table:number-matrix-columns-spanned="1" table:number-matrix-rows-spanned="1" table:formula="of:=SUM([.W3:.W7]=[.$BW3:.$BW7])" office:value-type="float"/>
          <table:table-cell table:number-matrix-columns-spanned="1" table:number-matrix-rows-spanned="1" table:formula="of:=SUM([.X3:.X7]=[.$BX3:.$BX7])" office:value-type="float"/>
          <table:table-cell table:number-matrix-columns-spanned="1" table:number-matrix-rows-spanned="1" table:formula="of:=SUM([.Y3:.Y7]=[.$BY3:.$BY7])" office:value-type="float"/>
          <table:table-cell table:number-matrix-columns-spanned="1" table:number-matrix-rows-spanned="1" table:formula="of:=SUM([.Z3:.Z7]=[.$BZ3:.$BZ7])" office:value-type="float"/>
          <table:table-cell table:number-matrix-columns-spanned="1" table:number-matrix-rows-spanned="1" table:formula="of:=SUM([.AA3:.AA7]=[.$CA3:.$CA7])" office:value-type="float"/>
          <table:table-cell table:number-matrix-columns-spanned="1" table:number-matrix-rows-spanned="1" table:formula="of:=SUM([.AB3:.AB7]=[.$BO3:.$BO7])" office:value-type="float"/>
          <table:table-cell table:number-matrix-columns-spanned="1" table:number-matrix-rows-spanned="1" table:formula="of:=SUM([.AC3:.AC7]=[.$BP3:.$BP7])" office:value-type="float"/>
          <table:table-cell table:number-matrix-columns-spanned="1" table:number-matrix-rows-spanned="1" table:formula="of:=SUM([.AD3:.AD7]=[.$BQ3:.$BQ7])" office:value-type="float"/>
          <table:table-cell table:number-matrix-columns-spanned="1" table:number-matrix-rows-spanned="1" table:formula="of:=SUM([.AE3:.AE7]=[.$BR3:.$BR7])" office:value-type="float"/>
          <table:table-cell table:number-matrix-columns-spanned="1" table:number-matrix-rows-spanned="1" table:formula="of:=SUM([.AF3:.AF7]=[.$BS3:.$BS7])" office:value-type="float"/>
          <table:table-cell table:number-matrix-columns-spanned="1" table:number-matrix-rows-spanned="1" table:formula="of:=SUM([.AG3:.AG7]=[.$BT3:.$BT7])" office:value-type="float"/>
          <table:table-cell table:number-matrix-columns-spanned="1" table:number-matrix-rows-spanned="1" table:formula="of:=SUM([.AH3:.AH7]=[.$BU3:.$BU7])" office:value-type="float"/>
          <table:table-cell table:number-matrix-columns-spanned="1" table:number-matrix-rows-spanned="1" table:formula="of:=SUM([.AI3:.AI7]=[.$BV3:.$BV7])" office:value-type="float"/>
          <table:table-cell table:number-matrix-columns-spanned="1" table:number-matrix-rows-spanned="1" table:formula="of:=SUM([.AJ3:.AJ7]=[.$BW3:.$BW7])" office:value-type="float"/>
          <table:table-cell table:number-matrix-columns-spanned="1" table:number-matrix-rows-spanned="1" table:formula="of:=SUM([.AK3:.AK7]=[.$BX3:.$BX7])" office:value-type="float"/>
          <table:table-cell table:number-matrix-columns-spanned="1" table:number-matrix-rows-spanned="1" table:formula="of:=SUM([.AL3:.AL7]=[.$BY3:.$BY7])" office:value-type="float"/>
          <table:table-cell table:number-matrix-columns-spanned="1" table:number-matrix-rows-spanned="1" table:formula="of:=SUM([.AM3:.AM7]=[.$BZ3:.$BZ7])" office:value-type="float"/>
          <table:table-cell table:number-matrix-columns-spanned="1" table:number-matrix-rows-spanned="1" table:formula="of:=SUM([.AN3:.AN7]=[.$CA3:.$CA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